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1fca" officeooo:paragraph-rsid="00081fca"/>
    </style:style>
    <style:style style:name="P2" style:family="paragraph" style:parent-style-name="Standard">
      <style:text-properties fo:font-weight="bold" officeooo:rsid="00081fca" officeooo:paragraph-rsid="00081fca" style:font-weight-asian="bold" style:font-weight-complex="bold"/>
    </style:style>
    <style:style style:name="P3" style:family="paragraph" style:parent-style-name="Standard">
      <style:text-properties fo:font-weight="bold" officeooo:rsid="00093565" officeooo:paragraph-rsid="00093565" style:font-weight-asian="bold" style:font-weight-complex="bold"/>
    </style:style>
    <style:style style:name="P4" style:family="paragraph" style:parent-style-name="Standard">
      <style:text-properties fo:font-weight="bold" officeooo:rsid="000cb2b1" officeooo:paragraph-rsid="000cb2b1" style:font-weight-asian="bold" style:font-weight-complex="bold"/>
    </style:style>
    <style:style style:name="P5" style:family="paragraph" style:parent-style-name="Standard">
      <style:text-properties officeooo:rsid="00093565" officeooo:paragraph-rsid="000935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356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f sudo not recognized as internal command</text:p>
      <text:p text:style-name="P4">https://prathapreddy-mudium.medium.com/vboxuser-is-not-in-the-sudoers-file-this-incident-will-be-reported-enable-sudo-in-ubuntu-resolved-305e7988c6bc</text:p>
      <text:p text:style-name="P1"/>
      <text:p text:style-name="P1">To run a command as administrator (user "root"), use "sudo &lt;command&gt;".</text:p>
      <text:p text:style-name="P1">See "man sudo_root" for details.</text:p>
      <text:p text:style-name="P1"/>
      <text:p text:style-name="P1">vbox@Ubuntu16:~$ man sudo_root</text:p>
      <text:p text:style-name="P1">vbox@Ubuntu16:~$ <text:span text:style-name="T1">sudo apt-get update</text:span></text:p>
      <text:p text:style-name="P1">[sudo] password for vbox: </text:p>
      <text:p text:style-name="P1">Hit:1 http://in.archive.ubuntu.com/ubuntu xenial InRelease</text:p>
      <text:p text:style-name="P1">Hit:2 http://security.ubuntu.com/ubuntu xenial-security InRelease <text:s text:c="6"/></text:p>
      <text:p text:style-name="P1">Hit:3 http://in.archive.ubuntu.com/ubuntu xenial-updates InRelease <text:s text:c="5"/></text:p>
      <text:p text:style-name="P1">Hit:4 http://in.archive.ubuntu.com/ubuntu xenial-backports InRelease</text:p>
      <text:p text:style-name="P1">Reading package lists... Done</text:p>
      <text:p text:style-name="P1">vbox@Ubuntu16:~$ <text:span text:style-name="T1">sudo apt-get upgrade</text:span></text:p>
      <text:p text:style-name="P1">Reading package lists... Done</text:p>
      <text:p text:style-name="P1">Building dependency tree <text:s text:c="6"/></text:p>
      <text:p text:style-name="P1">Reading state information... Done</text:p>
      <text:p text:style-name="P1">Calculating upgrade... Done</text:p>
      <text:p text:style-name="P1">The following packages have been kept back:</text:p>
      <text:p text:style-name="P1"><text:s text:c="2"/>apt apt-utils dpkg libapt-pkg5.0 linux-generic-hwe-16.04</text:p>
      <text:p text:style-name="P1"><text:s text:c="2"/>linux-headers-generic-hwe-16.04 linux-image-generic-hwe-16.04</text:p>
      <text:p text:style-name="P1"><text:s text:c="2"/>ubuntu-advantage-tools update-notifier update-notifier-common</text:p>
      <text:p text:style-name="P1">The following packages will be upgraded:</text:p>
      <text:p text:style-name="P1"><text:s text:c="2"/>accountsservice apparmor apport apport-gtk apt-transport-https aptdaemon</text:p>
      <text:p text:style-name="P1"><text:s text:c="2"/>aptdaemon-data base-files bind9-host ca-certificates distro-info-data</text:p>
      <text:p text:style-name="P1"><text:s text:c="2"/>dnsmasq-base dnsutils dpkg-dev file-roller firefox firefox-locale-en</text:p>
      <text:p text:style-name="P1"><text:s text:c="2"/>ghostscript ghostscript-x gir1.2-packagekitglib-1.0 grub-common grub-pc</text:p>
      <text:p text:style-name="P1"><text:s text:c="2"/>grub-pc-bin grub2-common gstreamer1.0-plugins-good gstreamer1.0-pulseaudio</text:p>
      <text:p text:style-name="P1"><text:s text:c="2"/>imagemagick imagemagick-6.q16 imagemagick-common initramfs-tools</text:p>
      <text:p text:style-name="P1"><text:s text:c="2"/>initramfs-tools-bin initramfs-tools-core intel-microcode krb5-locales</text:p>
      <text:p text:style-name="P1"><text:s text:c="2"/>libaccountsservice0 libapparmor-perl libapparmor1 libapt-inst2.0</text:p>
      <text:p text:style-name="P1"><text:s text:c="2"/>libbind9-140 libc-bin libc-dev-bin libc6 libc6-dbg libc6-dev libcaca0</text:p>
      <text:p text:style-name="P1"><text:s text:c="2"/>libcurl3 libcurl3-gnutls libdns-export162 libdns162 libdpkg-perl libexif12</text:p>
      <text:p text:style-name="P1"><text:s text:c="2"/>libfreetype6 libglib2.0-0 libglib2.0-bin libglib2.0-data libgnutls-openssl27</text:p>
      <text:p text:style-name="P1"><text:s text:c="2"/>libgnutls30 libgs9 libgs9-common libgssapi-krb5-2</text:p>
      <text:p text:style-name="P1"><text:s text:c="2"/>libgstreamer-plugins-good1.0-0 libhogweed4 libisc-export160 libisc160</text:p>
      <text:p text:style-name="P1"><text:s text:c="2"/>libisccc140 libisccfg140 libjasper1 libk5crypto3 libkrb5-3 libkrb5support0</text:p>
      <text:p text:style-name="P1"><text:s text:c="2"/>libldap-2.4-2 libldb1 liblwres141 libmagickcore-6.q16-2</text:p>
      <text:p text:style-name="P1"><text:s text:c="2"/>libmagickcore-6.q16-2-extra libmagickwand-6.q16-2 libnettle6 libnss3</text:p>
      <text:p text:style-name="P1"><text:s text:c="2"/>libnss3-nssdb libopenexr22 libp11-kit0 libpackagekit-glib2-16 libpam-modules</text:p>
      <text:p text:style-name="P1"><text:s text:c="2"/>libpam-modules-bin libpam-runtime libpam-systemd libpam0g libperl5.22</text:p>
      <text:p text:style-name="P1"><text:s text:c="2"/>libpoppler-glib8 libpoppler58 libproxy1-plugin-gsettings</text:p>
      <text:p text:style-name="P1"><text:s text:c="2"/>libproxy1-plugin-networkmanager libproxy1v5 libpulse-mainloop-glib0</text:p>
      <text:p text:style-name="P1"><text:s text:c="2"/>libpulse0 libpulsedsp libpython2.7 libpython2.7-minimal libpython2.7-stdlib</text:p>
      <text:p text:style-name="P1"><text:s text:c="2"/>libpython3.5 libpython3.5-minimal libpython3.5-stdlib libraptor2-0 libsane</text:p>
      <text:p text:style-name="P1"><text:s text:c="2"/>libsane-common libseccomp2 libsmbclient libsndfile1 libsnmp-base libsnmp30</text:p>
      <text:p text:style-name="P1"><text:s text:c="2"/>libssl1.0.0 libsystemd0 libtiff5 libudev1 libvncclient1 libwbclient0</text:p>
      <text:p text:style-name="P1"><text:s text:c="2"/>libx11-6 libx11-data libx11-xcb1 linux-libc-dev locales multiarch-support</text:p>
      <text:p text:style-name="P1"><text:s text:c="2"/>openssl p11-kit p11-kit-modules perl perl-base perl-modules-5.22</text:p>
      <text:p text:style-name="P1"><text:s text:c="2"/>poppler-utils pulseaudio pulseaudio-module-bluetooth pulseaudio-module-x11</text:p>
      <text:p text:style-name="P1"><text:soft-page-break/><text:s text:c="2"/>pulseaudio-utils python-apt-common python2.7 python2.7-minimal</text:p>
      <text:p text:style-name="P1"><text:s text:c="2"/>python3-apport python3-apt python3-aptdaemon python3-aptdaemon.gtk3widgets</text:p>
      <text:p text:style-name="P1"><text:s text:c="2"/>python3-aptdaemon.pkcompat python3-cryptography python3-distupgrade</text:p>
      <text:p text:style-name="P1"><text:s text:c="2"/>python3-lxml python3-pil python3-problem-report python3-pyparsing</text:p>
      <text:p text:style-name="P1"><text:s text:c="2"/>python3-software-properties python3-urllib3 python3-xdg python3.5</text:p>
      <text:p text:style-name="P1"><text:s text:c="2"/>python3.5-minimal samba-libs sane-utils sbsigntool snapd</text:p>
      <text:p text:style-name="P1"><text:s text:c="2"/>software-properties-common software-properties-gtk systemd systemd-sysv tar</text:p>
      <text:p text:style-name="P1"><text:s text:c="2"/>tzdata ubuntu-core-launcher ubuntu-desktop ubuntu-minimal</text:p>
      <text:p text:style-name="P1"><text:s text:c="2"/>ubuntu-release-upgrader-core ubuntu-release-upgrader-gtk ubuntu-standard</text:p>
      <text:p text:style-name="P1"><text:s text:c="2"/>udev unattended-upgrades unzip vim-common vim-tiny vino wireless-regdb</text:p>
      <text:p text:style-name="P1"><text:s text:c="2"/>wpasupplicant xdg-utils xserver-common xserver-xorg-core-hwe-16.04</text:p>
      <text:p text:style-name="P1"><text:s text:c="2"/>xserver-xorg-legacy-hwe-16.04 xterm</text:p>
      <text:p text:style-name="P1">181 upgraded, 0 newly installed, 0 to remove and 10 not upgraded.</text:p>
      <text:p text:style-name="P1">Need to get 165 MB of archives.</text:p>
      <text:p text:style-name="P1">After this operation, 19.1 MB of additional disk space will be used.</text:p>
      <text:p text:style-name="P1">Do you want to continue? [Y/n] Y</text:p>
      <text:p text:style-name="P1">Get:1 http://in.archive.ubuntu.com/ubuntu xenial-updates/main amd64 base-files amd64 9.4ubuntu4.14 [60.9 kB]</text:p>
      <text:p text:style-name="P1">Get:2 http://in.archive.ubuntu.com/ubuntu xenial-updates/main amd64 libperl5.22 amd64 5.22.1-9ubuntu0.9 [3,360 kB]</text:p>
      <text:p text:style-name="P1">Get:3 http://in.archive.ubuntu.com/ubuntu xenial-updates/main amd64 perl amd64 5.22.1-9ubuntu0.9 [237 kB]</text:p>
      <text:p text:style-name="P1">Get:4 http://in.archive.ubuntu.com/ubuntu xenial-updates/main amd64 perl-base amd64 5.22.1-9ubuntu0.9 [1,287 kB]</text:p>
      <text:p text:style-name="P1">Get:5 http://in.archive.ubuntu.com/ubuntu xenial-updates/main amd64 perl-modules-5.22 all 5.22.1-9ubuntu0.9 [2,634 kB]</text:p>
      <text:p text:style-name="P1">Get:6 http://in.archive.ubuntu.com/ubuntu xenial-updates/main amd64 libc6-dbg amd64 2.23-0ubuntu11.3 [3,686 kB]</text:p>
      <text:p text:style-name="P1">Get:7 http://in.archive.ubuntu.com/ubuntu xenial-updates/main amd64 libc6-dev amd64 2.23-0ubuntu11.3 [2,083 kB]</text:p>
      <text:p text:style-name="P1">Get:8 http://in.archive.ubuntu.com/ubuntu xenial-updates/main amd64 libc-dev-bin amd64 2.23-0ubuntu11.3 [68.6 kB]</text:p>
      <text:p text:style-name="P1">Get:9 http://in.archive.ubuntu.com/ubuntu xenial-updates/main amd64 linux-libc-dev amd64 4.4.0-210.242 [832 kB]</text:p>
      <text:p text:style-name="P1">Get:10 http://in.archive.ubuntu.com/ubuntu xenial-updates/main amd64 libc6 amd64 2.23-0ubuntu11.3 [2,590 kB]</text:p>
      <text:p text:style-name="P1">Get:11 http://in.archive.ubuntu.com/ubuntu xenial-updates/main amd64 tar amd64 1.28-2.1ubuntu0.2 [209 kB]</text:p>
      <text:p text:style-name="P1">Get:12 http://in.archive.ubuntu.com/ubuntu xenial-updates/main amd64 locales all 2.23-0ubuntu11.3 [3,197 kB]</text:p>
      <text:p text:style-name="P1">Get:13 http://in.archive.ubuntu.com/ubuntu xenial-updates/main amd64 libc-bin amd64 2.23-0ubuntu11.3 [629 kB]</text:p>
      <text:p text:style-name="P1">Get:14 http://in.archive.ubuntu.com/ubuntu xenial-updates/main amd64 libpam0g amd64 1.1.8-3.2ubuntu2.3 [55.7 kB]</text:p>
      <text:p text:style-name="P1">Get:15 http://in.archive.ubuntu.com/ubuntu xenial-updates/main amd64 libpam-modules-bin amd64 1.1.8-3.2ubuntu2.3 [36.9 kB]</text:p>
      <text:p text:style-name="P1">Get:16 http://in.archive.ubuntu.com/ubuntu xenial-updates/main amd64 libpam-modules amd64 1.1.8-3.2ubuntu2.3 [244 kB]</text:p>
      <text:p text:style-name="P1">Get:17 http://in.archive.ubuntu.com/ubuntu xenial-updates/main amd64 libpam-runtime all 1.1.8-3.2ubuntu2.3 [37.8 kB]</text:p>
      <text:p text:style-name="P1">Get:18 http://in.archive.ubuntu.com/ubuntu xenial-updates/main amd64 libsystemd0 amd64 229-4ubuntu21.31 [205 kB]</text:p>
      <text:p text:style-name="P1"><text:soft-page-break/>Get:19 http://in.archive.ubuntu.com/ubuntu xenial-updates/main amd64 libpam-systemd amd64 229-4ubuntu21.31 [115 kB]</text:p>
      <text:p text:style-name="P1">Get:20 http://in.archive.ubuntu.com/ubuntu xenial-updates/main amd64 xserver-xorg-legacy-hwe-16.04 amd64 2:1.19.6-1ubuntu4.1~16.04.6 [35.8 kB]</text:p>
      <text:p text:style-name="P1">Get:21 http://in.archive.ubuntu.com/ubuntu xenial-updates/main amd64 xserver-xorg-core-hwe-16.04 amd64 2:1.19.6-1ubuntu4.1~16.04.6 [1,349 kB]</text:p>
      <text:p text:style-name="P1">Get:22 http://in.archive.ubuntu.com/ubuntu xenial-updates/main amd64 systemd amd64 229-4ubuntu21.31 [3,611 kB]</text:p>
      <text:p text:style-name="P1">Get:23 http://in.archive.ubuntu.com/ubuntu xenial-updates/main amd64 udev amd64 229-4ubuntu21.31 [995 kB]</text:p>
      <text:p text:style-name="P1">Get:24 http://in.archive.ubuntu.com/ubuntu xenial-updates/main amd64 libudev1 amd64 229-4ubuntu21.31 [54.8 kB]</text:p>
      <text:p text:style-name="P1">Get:25 http://in.archive.ubuntu.com/ubuntu xenial-updates/main amd64 initramfs-tools all 0.122ubuntu8.17 [8,932 B]</text:p>
      <text:p text:style-name="P1">Get:26 http://in.archive.ubuntu.com/ubuntu xenial-updates/main amd64 initramfs-tools-core all 0.122ubuntu8.17 [45.0 kB]</text:p>
      <text:p text:style-name="P1">Get:27 http://in.archive.ubuntu.com/ubuntu xenial-updates/main amd64 initramfs-tools-bin amd64 0.122ubuntu8.17 [9,652 B]</text:p>
      <text:p text:style-name="P1">Get:28 http://in.archive.ubuntu.com/ubuntu xenial-updates/main amd64 systemd-sysv amd64 229-4ubuntu21.31 [12.3 kB]</text:p>
      <text:p text:style-name="P1">Get:29 http://in.archive.ubuntu.com/ubuntu xenial-updates/main amd64 xserver-common all 2:1.18.4-0ubuntu0.12 [27.4 kB]</text:p>
      <text:p text:style-name="P1">Get:30 http://in.archive.ubuntu.com/ubuntu xenial-updates/main amd64 libapparmor1 amd64 2.10.95-0ubuntu2.12 [29.4 kB]</text:p>
      <text:p text:style-name="P1">Get:31 http://in.archive.ubuntu.com/ubuntu xenial-updates/main amd64 libseccomp2 amd64 2.5.1-1ubuntu1~16.04.1 [43.2 kB]</text:p>
      <text:p text:style-name="P1">Get:32 http://in.archive.ubuntu.com/ubuntu xenial-updates/main amd64 libpython3.5 amd64 3.5.2-2ubuntu0~16.04.13 [1,360 kB]</text:p>
      <text:p text:style-name="P1">Get:33 http://in.archive.ubuntu.com/ubuntu xenial-updates/main amd64 libssl1.0.0 amd64 1.0.2g-1ubuntu4.20 [1,083 kB]</text:p>
      <text:p text:style-name="P1">Get:34 http://in.archive.ubuntu.com/ubuntu xenial-updates/main amd64 python3.5 amd64 3.5.2-2ubuntu0~16.04.13 [165 kB]</text:p>
      <text:p text:style-name="P1">Get:35 http://in.archive.ubuntu.com/ubuntu xenial-updates/main amd64 libpython3.5-stdlib amd64 3.5.2-2ubuntu0~16.04.13 [2,135 kB]</text:p>
      <text:p text:style-name="P1">Get:36 http://in.archive.ubuntu.com/ubuntu xenial-updates/main amd64 python3.5-minimal amd64 3.5.2-2ubuntu0~16.04.13 [1,597 kB]</text:p>
      <text:p text:style-name="P1">Get:37 http://in.archive.ubuntu.com/ubuntu xenial-updates/main amd64 libpython3.5-minimal amd64 3.5.2-2ubuntu0~16.04.13 [524 kB]</text:p>
      <text:p text:style-name="P1">Get:38 http://in.archive.ubuntu.com/ubuntu xenial-updates/main amd64 libglib2.0-data all 2.48.2-0ubuntu4.8 [131 kB]</text:p>
      <text:p text:style-name="P1">Get:39 http://in.archive.ubuntu.com/ubuntu xenial-updates/main amd64 libglib2.0-bin amd64 2.48.2-0ubuntu4.8 [39.4 kB]</text:p>
      <text:p text:style-name="P1">Get:40 http://in.archive.ubuntu.com/ubuntu xenial-updates/main amd64 libglib2.0-0 amd64 2.48.2-0ubuntu4.8 [1,120 kB]</text:p>
      <text:p text:style-name="P1">Get:41 http://in.archive.ubuntu.com/ubuntu xenial-updates/main amd64 grub-pc amd64 2.02~beta2-36ubuntu3.32 [197 kB]</text:p>
      <text:p text:style-name="P1">Get:42 http://in.archive.ubuntu.com/ubuntu xenial-updates/main amd64 grub2-common amd64 2.02~beta2-36ubuntu3.32 [513 kB]</text:p>
      <text:p text:style-name="P1">Get:43 http://in.archive.ubuntu.com/ubuntu xenial-updates/main amd64 grub-pc-bin amd64 2.02~beta2-36ubuntu3.32 [892 kB]</text:p>
      <text:p text:style-name="P1">Get:44 http://in.archive.ubuntu.com/ubuntu xenial-updates/main amd64 libfreetype6 amd64 2.6.1-0.1ubuntu2.5 [316 kB]</text:p>
      <text:p text:style-name="P1"><text:soft-page-break/>Get:45 http://in.archive.ubuntu.com/ubuntu xenial-updates/main amd64 grub-common amd64 2.02~beta2-36ubuntu3.32 [1,709 kB]</text:p>
      <text:p text:style-name="P1">Get:46 http://in.archive.ubuntu.com/ubuntu xenial-updates/main amd64 libtiff5 amd64 4.0.6-1ubuntu0.8 [149 kB]</text:p>
      <text:p text:style-name="P1">Get:47 http://in.archive.ubuntu.com/ubuntu xenial-updates/main amd64 libx11-data all 2:1.6.3-1ubuntu2.2 [114 kB]</text:p>
      <text:p text:style-name="P1">Get:48 http://in.archive.ubuntu.com/ubuntu xenial-updates/main amd64 libx11-6 amd64 2:1.6.3-1ubuntu2.2 [572 kB]</text:p>
      <text:p text:style-name="P1">Get:49 http://in.archive.ubuntu.com/ubuntu xenial-updates/main amd64 libmagickwand-6.q16-2 amd64 8:6.8.9.9-7ubuntu5.16 [289 kB]</text:p>
      <text:p text:style-name="P1">Get:50 http://in.archive.ubuntu.com/ubuntu xenial-updates/main amd64 libmagickcore-6.q16-2 amd64 8:6.8.9.9-7ubuntu5.16 [1,579 kB]</text:p>
      <text:p text:style-name="P1">Get:51 http://in.archive.ubuntu.com/ubuntu xenial-updates/main amd64 imagemagick-common all 8:6.8.9.9-7ubuntu5.16 [42.3 kB]</text:p>
      <text:p text:style-name="P1">Get:52 http://in.archive.ubuntu.com/ubuntu xenial-updates/main amd64 libsane-common all 1.0.25+git20150528-1ubuntu2.16.04.3 [709 kB]</text:p>
      <text:p text:style-name="P1">Get:53 http://in.archive.ubuntu.com/ubuntu xenial-updates/main amd64 libsane amd64 1.0.25+git20150528-1ubuntu2.16.04.3 [2,012 kB]</text:p>
      <text:p text:style-name="P1">Get:54 http://in.archive.ubuntu.com/ubuntu xenial-updates/main amd64 libk5crypto3 amd64 1.13.2+dfsg-5ubuntu2.2 [81.2 kB]</text:p>
      <text:p text:style-name="P1">Get:55 http://in.archive.ubuntu.com/ubuntu xenial-updates/main amd64 libgssapi-krb5-2 amd64 1.13.2+dfsg-5ubuntu2.2 [120 kB]</text:p>
      <text:p text:style-name="P1">Get:56 http://in.archive.ubuntu.com/ubuntu xenial-updates/main amd64 libkrb5-3 amd64 1.13.2+dfsg-5ubuntu2.2 [273 kB]</text:p>
      <text:p text:style-name="P1">Get:57 http://in.archive.ubuntu.com/ubuntu xenial-updates/main amd64 libkrb5support0 amd64 1.13.2+dfsg-5ubuntu2.2 [31.2 kB]</text:p>
      <text:p text:style-name="P1">Get:58 http://in.archive.ubuntu.com/ubuntu xenial-updates/main amd64 samba-libs amd64 2:4.3.11+dfsg-0ubuntu0.16.04.34 [5,179 kB]</text:p>
      <text:p text:style-name="P1">Get:59 http://in.archive.ubuntu.com/ubuntu xenial-updates/main amd64 libwbclient0 amd64 2:4.3.11+dfsg-0ubuntu0.16.04.34 [30.5 kB]</text:p>
      <text:p text:style-name="P1">Get:60 http://in.archive.ubuntu.com/ubuntu xenial-updates/main amd64 libsmbclient amd64 2:4.3.11+dfsg-0ubuntu0.16.04.34 [53.5 kB]</text:p>
      <text:p text:style-name="P1">Get:61 http://in.archive.ubuntu.com/ubuntu xenial-updates/main amd64 libgnutls-openssl27 amd64 3.4.10-4ubuntu1.9 [21.9 kB]</text:p>
      <text:p text:style-name="P1">Get:62 http://in.archive.ubuntu.com/ubuntu xenial-updates/main amd64 libhogweed4 amd64 3.2-1ubuntu0.16.04.2 [136 kB]</text:p>
      <text:p text:style-name="P1">Get:63 http://in.archive.ubuntu.com/ubuntu xenial-updates/main amd64 libnettle6 amd64 3.2-1ubuntu0.16.04.2 [93.7 kB]</text:p>
      <text:p text:style-name="P1">Get:64 http://in.archive.ubuntu.com/ubuntu xenial-updates/main amd64 p11-kit-modules amd64 0.23.2-5~ubuntu16.04.2 [73.7 kB]</text:p>
      <text:p text:style-name="P1">Get:65 http://in.archive.ubuntu.com/ubuntu xenial-updates/main amd64 libp11-kit0 amd64 0.23.2-5~ubuntu16.04.2 [107 kB]</text:p>
      <text:p text:style-name="P1">Get:66 http://in.archive.ubuntu.com/ubuntu xenial-updates/main amd64 libgnutls30 amd64 3.4.10-4ubuntu1.9 [548 kB]</text:p>
      <text:p text:style-name="P1">Get:67 http://in.archive.ubuntu.com/ubuntu xenial-updates/main amd64 libldap-2.4-2 amd64 2.4.42+dfsg-2ubuntu3.13 [159 kB]</text:p>
      <text:p text:style-name="P1">Get:68 http://in.archive.ubuntu.com/ubuntu xenial-updates/main amd64 libldb1 amd64 2:1.1.24-1ubuntu3.2 [108 kB]</text:p>
      <text:p text:style-name="P1">Get:69 http://in.archive.ubuntu.com/ubuntu xenial-updates/main amd64 python2.7 amd64 2.7.12-1ubuntu0~16.04.18 [224 kB]</text:p>
      <text:p text:style-name="P1">Get:70 http://in.archive.ubuntu.com/ubuntu xenial-updates/main amd64 libpython2.7 amd64 2.7.12-1ubuntu0~16.04.18 [1,070 kB]</text:p>
      <text:p text:style-name="P1"><text:soft-page-break/>Get:71 http://in.archive.ubuntu.com/ubuntu xenial-updates/main amd64 libpython2.7-stdlib amd64 2.7.12-1ubuntu0~16.04.18 [1,883 kB]</text:p>
      <text:p text:style-name="P1">Get:72 http://in.archive.ubuntu.com/ubuntu xenial-updates/main amd64 python2.7-minimal amd64 2.7.12-1ubuntu0~16.04.18 [1,260 kB]</text:p>
      <text:p text:style-name="P1">Get:73 http://in.archive.ubuntu.com/ubuntu xenial-updates/main amd64 libpython2.7-minimal amd64 2.7.12-1ubuntu0~16.04.18 [338 kB]</text:p>
      <text:p text:style-name="P1">Get:74 http://in.archive.ubuntu.com/ubuntu xenial-updates/main amd64 libapparmor-perl amd64 2.10.95-0ubuntu2.12 [31.6 kB]</text:p>
      <text:p text:style-name="P1">Get:75 http://in.archive.ubuntu.com/ubuntu xenial-updates/main amd64 apparmor amd64 2.10.95-0ubuntu2.12 [451 kB]</text:p>
      <text:p text:style-name="P1">Get:76 http://in.archive.ubuntu.com/ubuntu xenial-updates/main amd64 openssl amd64 1.0.2g-1ubuntu4.20 [492 kB]</text:p>
      <text:p text:style-name="P1">Get:77 http://in.archive.ubuntu.com/ubuntu xenial-updates/main amd64 ca-certificates all 20210119~16.04.1 [148 kB]</text:p>
      <text:p text:style-name="P1">Get:78 http://in.archive.ubuntu.com/ubuntu xenial-updates/main amd64 ubuntu-core-launcher amd64 2.48.3 [1,564 B]</text:p>
      <text:p text:style-name="P1">Get:79 http://in.archive.ubuntu.com/ubuntu xenial-updates/main amd64 snapd amd64 2.48.3 [21.1 MB]</text:p>
      <text:p text:style-name="P1">Get:80 http://in.archive.ubuntu.com/ubuntu xenial-updates/main amd64 multiarch-support amd64 2.23-0ubuntu11.3 [6,830 B]</text:p>
      <text:p text:style-name="P1">Get:81 http://in.archive.ubuntu.com/ubuntu xenial-updates/main amd64 tzdata all 2021a-0ubuntu0.16.04 [167 kB]</text:p>
      <text:p text:style-name="P1">Get:82 http://in.archive.ubuntu.com/ubuntu xenial-updates/main amd64 distro-info-data all 0.28ubuntu0.18 [4,530 B]</text:p>
      <text:p text:style-name="P1">Get:83 http://in.archive.ubuntu.com/ubuntu xenial-updates/main amd64 libapt-inst2.0 amd64 1.2.35 [54.8 kB]</text:p>
      <text:p text:style-name="P1">Get:84 http://in.archive.ubuntu.com/ubuntu xenial-updates/main amd64 libisc-export160 amd64 1:9.10.3.dfsg.P4-8ubuntu1.19 [153 kB]</text:p>
      <text:p text:style-name="P1">Get:85 http://in.archive.ubuntu.com/ubuntu xenial-updates/main amd64 libdns-export162 amd64 1:9.10.3.dfsg.P4-8ubuntu1.19 [665 kB]</text:p>
      <text:p text:style-name="P1">Get:86 http://in.archive.ubuntu.com/ubuntu xenial-updates/main amd64 vim-tiny amd64 2:7.4.1689-3ubuntu1.5 [445 kB]</text:p>
      <text:p text:style-name="P1">Get:87 http://in.archive.ubuntu.com/ubuntu xenial-updates/main amd64 vim-common amd64 2:7.4.1689-3ubuntu1.5 [104 kB]</text:p>
      <text:p text:style-name="P1">Get:88 http://in.archive.ubuntu.com/ubuntu xenial-updates/main amd64 ubuntu-minimal amd64 1.361.6 [2,874 B]</text:p>
      <text:p text:style-name="P1">Get:89 http://in.archive.ubuntu.com/ubuntu xenial-updates/main amd64 accountsservice amd64 0.6.40-2ubuntu11.6 [56.1 kB]</text:p>
      <text:p text:style-name="P1">Get:90 http://in.archive.ubuntu.com/ubuntu xenial-updates/main amd64 libaccountsservice0 amd64 0.6.40-2ubuntu11.6 [68.8 kB]</text:p>
      <text:p text:style-name="P1">Get:91 http://in.archive.ubuntu.com/ubuntu xenial-updates/main amd64 libcurl3-gnutls amd64 7.47.0-1ubuntu2.19 [189 kB]</text:p>
      <text:p text:style-name="P1">Get:92 http://in.archive.ubuntu.com/ubuntu xenial-updates/main amd64 apt-transport-https amd64 1.2.35 [26.6 kB]</text:p>
      <text:p text:style-name="P1">Get:93 http://in.archive.ubuntu.com/ubuntu xenial-updates/main amd64 bind9-host amd64 1:9.10.3.dfsg.P4-8ubuntu1.19 [38.3 kB]</text:p>
      <text:p text:style-name="P1">Get:94 http://in.archive.ubuntu.com/ubuntu xenial-updates/main amd64 dnsutils amd64 1:9.10.3.dfsg.P4-8ubuntu1.19 [88.9 kB]</text:p>
      <text:p text:style-name="P1">Get:95 http://in.archive.ubuntu.com/ubuntu xenial-updates/main amd64 libisc160 amd64 1:9.10.3.dfsg.P4-8ubuntu1.19 [215 kB]</text:p>
      <text:p text:style-name="P1">Get:96 http://in.archive.ubuntu.com/ubuntu xenial-updates/main amd64 libdns162 amd64 1:9.10.3.dfsg.P4-8ubuntu1.19 [872 kB]</text:p>
      <text:p text:style-name="P1"><text:soft-page-break/>Get:97 http://in.archive.ubuntu.com/ubuntu xenial-updates/main amd64 libisccc140 amd64 1:9.10.3.dfsg.P4-8ubuntu1.19 [16.3 kB]</text:p>
      <text:p text:style-name="P1">Get:98 http://in.archive.ubuntu.com/ubuntu xenial-updates/main amd64 libisccfg140 amd64 1:9.10.3.dfsg.P4-8ubuntu1.19 [40.5 kB]</text:p>
      <text:p text:style-name="P1">Get:99 http://in.archive.ubuntu.com/ubuntu xenial-updates/main amd64 liblwres141 amd64 1:9.10.3.dfsg.P4-8ubuntu1.19 [33.9 kB]</text:p>
      <text:p text:style-name="P1">Get:100 http://in.archive.ubuntu.com/ubuntu xenial-updates/main amd64 libbind9-140 amd64 1:9.10.3.dfsg.P4-8ubuntu1.19 [23.6 kB]</text:p>
      <text:p text:style-name="P1">Get:101 http://in.archive.ubuntu.com/ubuntu xenial-updates/main amd64 krb5-locales all 1.13.2+dfsg-5ubuntu2.2 [13.7 kB]</text:p>
      <text:p text:style-name="P1">Get:102 http://in.archive.ubuntu.com/ubuntu xenial-updates/main amd64 python-apt-common all 1.1.0~beta1ubuntu0.16.04.12 [16.7 kB]</text:p>
      <text:p text:style-name="P1">Get:103 http://in.archive.ubuntu.com/ubuntu xenial-updates/main amd64 python3-apt amd64 1.1.0~beta1ubuntu0.16.04.12 [145 kB]</text:p>
      <text:p text:style-name="P1">Get:104 http://in.archive.ubuntu.com/ubuntu xenial-updates/main amd64 ubuntu-release-upgrader-gtk all 1:16.04.32 [9,386 B]</text:p>
      <text:p text:style-name="P1">Get:105 http://in.archive.ubuntu.com/ubuntu xenial-updates/main amd64 ubuntu-release-upgrader-core all 1:16.04.32 [30.6 kB]</text:p>
      <text:p text:style-name="P1">Get:106 http://in.archive.ubuntu.com/ubuntu xenial-updates/main amd64 python3-distupgrade all 1:16.04.32 [104 kB]</text:p>
      <text:p text:style-name="P1">Get:107 http://in.archive.ubuntu.com/ubuntu xenial-updates/main amd64 ubuntu-standard amd64 1.361.6 [2,928 B]</text:p>
      <text:p text:style-name="P1">Get:108 http://in.archive.ubuntu.com/ubuntu xenial-updates/main amd64 python3-problem-report all 2.20.1-0ubuntu2.30 [10.6 kB]</text:p>
      <text:p text:style-name="P1">Get:109 http://in.archive.ubuntu.com/ubuntu xenial-updates/main amd64 python3-apport all 2.20.1-0ubuntu2.30 [80.4 kB]</text:p>
      <text:p text:style-name="P1">Get:110 http://in.archive.ubuntu.com/ubuntu xenial-updates/main amd64 apport all 2.20.1-0ubuntu2.30 [122 kB]</text:p>
      <text:p text:style-name="P1">Get:111 http://in.archive.ubuntu.com/ubuntu xenial-updates/main amd64 xterm amd64 322-1ubuntu1.2 [607 kB]</text:p>
      <text:p text:style-name="P1">Get:112 http://in.archive.ubuntu.com/ubuntu xenial-updates/main amd64 apport-gtk all 2.20.1-0ubuntu2.30 [9,506 B]</text:p>
      <text:p text:style-name="P1">Get:113 http://in.archive.ubuntu.com/ubuntu xenial-updates/main amd64 dnsmasq-base amd64 2.75-1ubuntu0.16.04.10 [296 kB]</text:p>
      <text:p text:style-name="P1">Get:114 http://in.archive.ubuntu.com/ubuntu xenial-updates/main amd64 dpkg-dev all 1.18.4ubuntu1.7 [584 kB]</text:p>
      <text:p text:style-name="P1">Get:115 http://in.archive.ubuntu.com/ubuntu xenial-updates/main amd64 libdpkg-perl all 1.18.4ubuntu1.7 [195 kB]</text:p>
      <text:p text:style-name="P1">Get:116 http://in.archive.ubuntu.com/ubuntu xenial-updates/main amd64 unzip amd64 6.0-20ubuntu1.1 [162 kB]</text:p>
      <text:p text:style-name="P1">Get:117 http://in.archive.ubuntu.com/ubuntu xenial-updates/main amd64 file-roller amd64 3.16.5-0ubuntu1.5 [304 kB]</text:p>
      <text:p text:style-name="P1">Get:118 http://in.archive.ubuntu.com/ubuntu xenial-updates/main amd64 libx11-xcb1 amd64 2:1.6.3-1ubuntu2.2 [9,296 B]</text:p>
      <text:p text:style-name="P1">Get:119 http://in.archive.ubuntu.com/ubuntu xenial-updates/main amd64 firefox amd64 88.0+build2-0ubuntu0.16.04.1 [57.9 MB]</text:p>
      <text:p text:style-name="P1">Get:120 http://in.archive.ubuntu.com/ubuntu xenial-updates/main amd64 firefox-locale-en amd64 88.0+build2-0ubuntu0.16.04.1 [690 kB]</text:p>
      <text:p text:style-name="P1">Get:121 http://in.archive.ubuntu.com/ubuntu xenial-updates/main amd64 ghostscript amd64 9.26~dfsg+0-0ubuntu0.16.04.14 [47.3 kB]</text:p>
      <text:p text:style-name="P1">Get:122 http://in.archive.ubuntu.com/ubuntu xenial-updates/main amd64 ghostscript-x amd64 9.26~dfsg+0-0ubuntu0.16.04.14 [43.1 kB]</text:p>
      <text:p text:style-name="P1"><text:soft-page-break/>Get:123 http://in.archive.ubuntu.com/ubuntu xenial-updates/main amd64 libgs9 amd64 9.26~dfsg+0-0ubuntu0.16.04.14 [2,278 kB]</text:p>
      <text:p text:style-name="P1">Get:124 http://in.archive.ubuntu.com/ubuntu xenial-updates/main amd64 libgs9-common all 9.26~dfsg+0-0ubuntu0.16.04.14 [5,097 kB]</text:p>
      <text:p text:style-name="P1">Get:125 http://in.archive.ubuntu.com/ubuntu xenial-updates/main amd64 libpackagekit-glib2-16 amd64 0.8.17-4ubuntu6~gcc5.4ubuntu1.5 [100 kB]</text:p>
      <text:p text:style-name="P1">Get:126 http://in.archive.ubuntu.com/ubuntu xenial-updates/main amd64 gir1.2-packagekitglib-1.0 amd64 0.8.17-4ubuntu6~gcc5.4ubuntu1.5 [26.7 kB]</text:p>
      <text:p text:style-name="P1">Get:127 http://in.archive.ubuntu.com/ubuntu xenial-updates/main amd64 libcaca0 amd64 0.99.beta19-2ubuntu0.16.04.2 [202 kB]</text:p>
      <text:p text:style-name="P1">Get:128 http://in.archive.ubuntu.com/ubuntu xenial-updates/main amd64 gstreamer1.0-plugins-good amd64 1.8.3-1ubuntu0.5 [1,531 kB]</text:p>
      <text:p text:style-name="P1">Get:129 http://in.archive.ubuntu.com/ubuntu xenial-updates/main amd64 libgstreamer-plugins-good1.0-0 amd64 1.8.3-1ubuntu0.5 [33.1 kB]</text:p>
      <text:p text:style-name="P1">Get:130 http://in.archive.ubuntu.com/ubuntu xenial-updates/main amd64 libsndfile1 amd64 1.0.25-10ubuntu0.16.04.3 [139 kB]</text:p>
      <text:p text:style-name="P1">Get:131 http://in.archive.ubuntu.com/ubuntu xenial-updates/main amd64 libpulsedsp amd64 1:8.0-0ubuntu3.15 [21.1 kB]</text:p>
      <text:p text:style-name="P1">Get:132 http://in.archive.ubuntu.com/ubuntu xenial-updates/main amd64 pulseaudio-utils amd64 1:8.0-0ubuntu3.15 [51.1 kB]</text:p>
      <text:p text:style-name="P1">Get:133 http://in.archive.ubuntu.com/ubuntu xenial-updates/main amd64 pulseaudio-module-x11 amd64 1:8.0-0ubuntu3.15 [16.0 kB]</text:p>
      <text:p text:style-name="P1">Get:134 http://in.archive.ubuntu.com/ubuntu xenial-updates/main amd64 pulseaudio-module-bluetooth amd64 1:8.0-0ubuntu3.15 [58.5 kB]</text:p>
      <text:p text:style-name="P1">Get:135 http://in.archive.ubuntu.com/ubuntu xenial-updates/main amd64 pulseaudio amd64 1:8.0-0ubuntu3.15 [771 kB]</text:p>
      <text:p text:style-name="P1">Get:136 http://in.archive.ubuntu.com/ubuntu xenial-updates/main amd64 libpulse-mainloop-glib0 amd64 1:8.0-0ubuntu3.15 [11.5 kB]</text:p>
      <text:p text:style-name="P1">Get:137 http://in.archive.ubuntu.com/ubuntu xenial-updates/main amd64 libpulse0 amd64 1:8.0-0ubuntu3.15 [252 kB]</text:p>
      <text:p text:style-name="P1">Get:138 http://in.archive.ubuntu.com/ubuntu xenial-updates/main amd64 gstreamer1.0-pulseaudio amd64 1.8.3-1ubuntu0.5 [56.2 kB]</text:p>
      <text:p text:style-name="P1">Get:139 http://in.archive.ubuntu.com/ubuntu xenial-updates/main amd64 imagemagick amd64 8:6.8.9.9-7ubuntu5.16 [44.9 kB]</text:p>
      <text:p text:style-name="P1">Get:140 http://in.archive.ubuntu.com/ubuntu xenial-updates/main amd64 imagemagick-6.q16 amd64 8:6.8.9.9-7ubuntu5.16 [387 kB]</text:p>
      <text:p text:style-name="P1">Get:141 http://in.archive.ubuntu.com/ubuntu xenial-updates/main amd64 libcurl3 amd64 7.47.0-1ubuntu2.19 [192 kB]</text:p>
      <text:p text:style-name="P1">Get:142 http://in.archive.ubuntu.com/ubuntu xenial-updates/main amd64 libexif12 amd64 0.6.21-2ubuntu0.6 [78.5 kB]</text:p>
      <text:p text:style-name="P1">Get:143 http://in.archive.ubuntu.com/ubuntu xenial-updates/main amd64 libjasper1 amd64 1.900.1-debian1-2.4ubuntu1.3 [131 kB]</text:p>
      <text:p text:style-name="P1">Get:144 http://in.archive.ubuntu.com/ubuntu xenial-updates/main amd64 libopenexr22 amd64 2.2.0-10ubuntu2.6 [586 kB]</text:p>
      <text:p text:style-name="P1">Get:145 http://in.archive.ubuntu.com/ubuntu xenial-updates/main amd64 libmagickcore-6.q16-2-extra amd64 8:6.8.9.9-7ubuntu5.16 [59.5 kB]</text:p>
      <text:p text:style-name="P1">Get:146 http://in.archive.ubuntu.com/ubuntu xenial-updates/main amd64 libnss3-nssdb all 2:3.28.4-0ubuntu0.16.04.14 [10.6 kB]</text:p>
      <text:p text:style-name="P1">Get:147 http://in.archive.ubuntu.com/ubuntu xenial-updates/main amd64 libnss3 amd64 2:3.28.4-0ubuntu0.16.04.14 [1,232 kB]</text:p>
      <text:p text:style-name="P1">Get:148 http://in.archive.ubuntu.com/ubuntu xenial-updates/main amd64 libpoppler58 amd64 0.41.0-0ubuntu1.16 [757 kB]</text:p>
      <text:p text:style-name="P1"><text:soft-page-break/>Get:149 http://in.archive.ubuntu.com/ubuntu xenial-updates/main amd64 libpoppler-glib8 amd64 0.41.0-0ubuntu1.16 [104 kB]</text:p>
      <text:p text:style-name="P1">Get:150 http://in.archive.ubuntu.com/ubuntu xenial-updates/main amd64 libproxy1-plugin-networkmanager amd64 0.4.11-5ubuntu1.2 [5,170 B]</text:p>
      <text:p text:style-name="P1">Get:151 http://in.archive.ubuntu.com/ubuntu xenial-updates/main amd64 libproxy1-plugin-gsettings amd64 0.4.11-5ubuntu1.2 [20.2 kB]</text:p>
      <text:p text:style-name="P1">Get:152 http://in.archive.ubuntu.com/ubuntu xenial-updates/main amd64 libproxy1v5 amd64 0.4.11-5ubuntu1.2 [45.7 kB]</text:p>
      <text:p text:style-name="P1">Get:153 http://in.archive.ubuntu.com/ubuntu xenial-updates/main amd64 libraptor2-0 amd64 2.0.14-1ubuntu0.16.04.1 [156 kB]</text:p>
      <text:p text:style-name="P1">Get:154 http://in.archive.ubuntu.com/ubuntu xenial-updates/main amd64 libsnmp-base all 5.7.3+dfsg-1ubuntu4.6 [224 kB]</text:p>
      <text:p text:style-name="P1">Get:155 http://in.archive.ubuntu.com/ubuntu xenial-updates/main amd64 libsnmp30 amd64 5.7.3+dfsg-1ubuntu4.6 [810 kB]</text:p>
      <text:p text:style-name="P1">Get:156 http://in.archive.ubuntu.com/ubuntu xenial-updates/main amd64 libvncclient1 amd64 0.9.10+dfsg-3ubuntu0.16.04.6 [55.0 kB]</text:p>
      <text:p text:style-name="P1">Get:157 http://in.archive.ubuntu.com/ubuntu xenial-updates/main amd64 poppler-utils amd64 0.41.0-0ubuntu1.16 [131 kB]</text:p>
      <text:p text:style-name="P1">Get:158 http://in.archive.ubuntu.com/ubuntu xenial-updates/main amd64 python3-cryptography amd64 1.2.3-1ubuntu0.3 [198 kB]</text:p>
      <text:p text:style-name="P1">Get:159 http://in.archive.ubuntu.com/ubuntu xenial-updates/main amd64 python3-lxml amd64 3.5.0-1ubuntu0.4 [811 kB]</text:p>
      <text:p text:style-name="P1">Get:160 http://in.archive.ubuntu.com/ubuntu xenial-updates/main amd64 python3-pil amd64 3.1.2-0ubuntu1.6 [313 kB]</text:p>
      <text:p text:style-name="P1">Get:161 http://in.archive.ubuntu.com/ubuntu xenial-updates/main amd64 python3-pyparsing all 2.0.3+dfsg1-1ubuntu0.2 [35.5 kB]</text:p>
      <text:p text:style-name="P1">Get:162 http://in.archive.ubuntu.com/ubuntu xenial-updates/main amd64 python3-aptdaemon.pkcompat all 1.1.1+bzr982-0ubuntu14.5 [23.0 kB]</text:p>
      <text:p text:style-name="P1">Get:163 http://in.archive.ubuntu.com/ubuntu xenial-updates/main amd64 aptdaemon all 1.1.1+bzr982-0ubuntu14.5 [13.5 kB]</text:p>
      <text:p text:style-name="P1">Get:164 http://in.archive.ubuntu.com/ubuntu xenial-updates/main amd64 python3-aptdaemon.gtk3widgets all 1.1.1+bzr982-0ubuntu14.5 [13.9 kB]</text:p>
      <text:p text:style-name="P1">Get:165 http://in.archive.ubuntu.com/ubuntu xenial-updates/main amd64 python3-aptdaemon all 1.1.1+bzr982-0ubuntu14.5 [77.3 kB]</text:p>
      <text:p text:style-name="P1">Get:166 http://in.archive.ubuntu.com/ubuntu xenial-updates/main amd64 aptdaemon-data all 1.1.1+bzr982-0ubuntu14.5 [161 kB]</text:p>
      <text:p text:style-name="P1">Get:167 http://in.archive.ubuntu.com/ubuntu xenial-updates/main amd64 software-properties-common all 0.96.20.10 [9,504 B]</text:p>
      <text:p text:style-name="P1">Get:168 http://in.archive.ubuntu.com/ubuntu xenial-updates/main amd64 software-properties-gtk all 0.96.20.10 [47.4 kB]</text:p>
      <text:p text:style-name="P1">Get:169 http://in.archive.ubuntu.com/ubuntu xenial-updates/main amd64 python3-software-properties all 0.96.20.10 [20.2 kB]</text:p>
      <text:p text:style-name="P1">Get:170 http://in.archive.ubuntu.com/ubuntu xenial-updates/main amd64 python3-urllib3 all 1.13.1-2ubuntu0.16.04.4 [58.6 kB]</text:p>
      <text:p text:style-name="P1">Get:171 http://in.archive.ubuntu.com/ubuntu xenial-updates/main amd64 python3-xdg all 0.25-4ubuntu0.16.04.1 [31.3 kB]</text:p>
      <text:p text:style-name="P1">Get:172 http://in.archive.ubuntu.com/ubuntu xenial-updates/main amd64 sane-utils amd64 1.0.25+git20150528-1ubuntu2.16.04.3 [189 kB]</text:p>
      <text:p text:style-name="P1">Get:173 http://in.archive.ubuntu.com/ubuntu xenial-updates/main amd64 sbsigntool amd64 0.6-0ubuntu10.2 [54.3 kB]</text:p>
      <text:p text:style-name="P1">Get:174 http://in.archive.ubuntu.com/ubuntu xenial-updates/main amd64 wpasupplicant amd64 2.4-0ubuntu6.8 [902 kB]</text:p>
      <text:p text:style-name="P1"><text:soft-page-break/>Get:175 http://in.archive.ubuntu.com/ubuntu xenial-updates/main amd64 ubuntu-desktop amd64 1.361.6 [3,958 B]</text:p>
      <text:p text:style-name="P1">Get:176 http://in.archive.ubuntu.com/ubuntu xenial-updates/main amd64 unattended-upgrades all 1.1ubuntu1.18.04.7~16.04.7 [42.4 kB]</text:p>
      <text:p text:style-name="P1">Get:177 http://in.archive.ubuntu.com/ubuntu xenial-updates/main amd64 vino amd64 3.8.1-0ubuntu9.4 [141 kB]</text:p>
      <text:p text:style-name="P1">Get:178 http://in.archive.ubuntu.com/ubuntu xenial-updates/main amd64 wireless-regdb all 2020.11.20-0ubuntu1~16.04.2 [10.6 kB]</text:p>
      <text:p text:style-name="P1">Get:179 http://in.archive.ubuntu.com/ubuntu xenial-updates/main amd64 xdg-utils all 1.1.1-1ubuntu1.16.04.5 [59.5 kB]</text:p>
      <text:p text:style-name="P1">Get:180 http://in.archive.ubuntu.com/ubuntu xenial-updates/main amd64 intel-microcode amd64 3.20210216.0ubuntu0.16.04.1 [2,747 kB]</text:p>
      <text:p text:style-name="P1">Get:181 http://in.archive.ubuntu.com/ubuntu xenial-updates/main amd64 p11-kit amd64 0.23.2-5~ubuntu16.04.2 [75.0 kB]</text:p>
      <text:p text:style-name="P1">Fetched 165 MB in 3min 36s (763 kB/s) <text:s text:c="41"/></text:p>
      <text:p text:style-name="P1">Extracting templates from packages: 100%</text:p>
      <text:p text:style-name="P1">Preconfiguring packages ...</text:p>
      <text:p text:style-name="P1">setting xserver-xorg-legacy/xwrapper/allowed_users from configuration file</text:p>
      <text:p text:style-name="P1">(Reading database ... 177094 files and directories currently installed.)</text:p>
      <text:p text:style-name="P1">Preparing to unpack .../base-files_9.4ubuntu4.14_amd64.deb ...</text:p>
      <text:p text:style-name="P1">Unpacking base-files (9.4ubuntu4.14) over (9.4ubuntu4.12) ...</text:p>
      <text:p text:style-name="P1">Processing triggers for plymouth-theme-ubuntu-text (0.9.2-3ubuntu13.5) ...</text:p>
      <text:p text:style-name="P1">update-initramfs: deferring update (trigger activated)</text:p>
      <text:p text:style-name="P1">Processing triggers for man-db (2.7.5-1) ...</text:p>
      <text:p text:style-name="P1">Processing triggers for install-info (6.1.0.dfsg.1-5) ...</text:p>
      <text:p text:style-name="P1">Processing triggers for cracklib-runtime (2.9.2-1ubuntu1) ...</text:p>
      <text:p text:style-name="P1">Processing triggers for initramfs-tools (0.122ubuntu8.16) ...</text:p>
      <text:p text:style-name="P1">update-initramfs: Generating /boot/initrd.img-4.15.0-112-generic</text:p>
      <text:p text:style-name="P1">Setting up base-files (9.4ubuntu4.14) ...</text:p>
      <text:p text:style-name="P1">Installing new version of config file /etc/update-motd.d/10-help-text ...</text:p>
      <text:p text:style-name="P1">Installing new version of config file /etc/update-motd.d/50-motd-news ...</text:p>
      <text:p text:style-name="P1">Removing obsolete conffile /etc/default/motd-news ...</text:p>
      <text:p text:style-name="P1">(Reading database ... 177093 files and directories currently installed.)</text:p>
      <text:p text:style-name="P1">Preparing to unpack .../libperl5.22_5.22.1-9ubuntu0.9_amd64.deb ...</text:p>
      <text:p text:style-name="P1">Unpacking libperl5.22:amd64 (5.22.1-9ubuntu0.9) over (5.22.1-9ubuntu0.6) ...</text:p>
      <text:p text:style-name="P1">Preparing to unpack .../perl_5.22.1-9ubuntu0.9_amd64.deb ...</text:p>
      <text:p text:style-name="P1">Unpacking perl (5.22.1-9ubuntu0.9) over (5.22.1-9ubuntu0.6) ...</text:p>
      <text:p text:style-name="P1">Preparing to unpack .../perl-base_5.22.1-9ubuntu0.9_amd64.deb ...</text:p>
      <text:p text:style-name="P1">Unpacking perl-base (5.22.1-9ubuntu0.9) over (5.22.1-9ubuntu0.6) ...</text:p>
      <text:p text:style-name="P1">Processing triggers for man-db (2.7.5-1) ...</text:p>
      <text:p text:style-name="P1">Setting up perl-base (5.22.1-9ubuntu0.9) ...</text:p>
      <text:p text:style-name="P1">(Reading database ... 177093 files and directories currently installed.)</text:p>
      <text:p text:style-name="P1">Preparing to unpack .../perl-modules-5.22_5.22.1-9ubuntu0.9_all.deb ...</text:p>
      <text:p text:style-name="P1">Unpacking perl-modules-5.22 (5.22.1-9ubuntu0.9) over (5.22.1-9ubuntu0.6) ...</text:p>
      <text:p text:style-name="P1">Preparing to unpack .../libc6-dbg_2.23-0ubuntu11.3_amd64.deb ...</text:p>
      <text:p text:style-name="P1">Unpacking libc6-dbg:amd64 (2.23-0ubuntu11.3) over (2.23-0ubuntu11.2) ...</text:p>
      <text:p text:style-name="P1">Preparing to unpack .../libc6-dev_2.23-0ubuntu11.3_amd64.deb ...</text:p>
      <text:p text:style-name="P1">Unpacking libc6-dev:amd64 (2.23-0ubuntu11.3) over (2.23-0ubuntu11.2) ...</text:p>
      <text:p text:style-name="P1">Preparing to unpack .../libc-dev-bin_2.23-0ubuntu11.3_amd64.deb ...</text:p>
      <text:p text:style-name="P1">Unpacking libc-dev-bin (2.23-0ubuntu11.3) over (2.23-0ubuntu11.2) ...</text:p>
      <text:p text:style-name="P1">Preparing to unpack .../linux-libc-dev_4.4.0-210.242_amd64.deb ...</text:p>
      <text:p text:style-name="P1">Unpacking linux-libc-dev:amd64 (4.4.0-210.242) over (4.4.0-186.216) ...</text:p>
      <text:p text:style-name="P1"><text:soft-page-break/>Preparing to unpack .../libc6_2.23-0ubuntu11.3_amd64.deb ...</text:p>
      <text:p text:style-name="P1">Unpacking libc6:amd64 (2.23-0ubuntu11.3) over (2.23-0ubuntu11.2) ...</text:p>
      <text:p text:style-name="P1">Setting up libc6:amd64 (2.23-0ubuntu11.3) ...</text:p>
      <text:p text:style-name="P1">Processing triggers for libc-bin (2.23-0ubuntu11.2) ...</text:p>
      <text:p text:style-name="P1">Processing triggers for man-db (2.7.5-1) ...</text:p>
      <text:p text:style-name="P1">(Reading database ... 177093 files and directories currently installed.)</text:p>
      <text:p text:style-name="P1">Preparing to unpack .../tar_1.28-2.1ubuntu0.2_amd64.deb ...</text:p>
      <text:p text:style-name="P1">Unpacking tar (1.28-2.1ubuntu0.2) over (1.28-2.1ubuntu0.1) ...</text:p>
      <text:p text:style-name="P1">Processing triggers for man-db (2.7.5-1) ...</text:p>
      <text:p text:style-name="P1">Processing triggers for mime-support (3.59ubuntu1) ...</text:p>
      <text:p text:style-name="P1">Setting up tar (1.28-2.1ubuntu0.2) ...</text:p>
      <text:p text:style-name="P1">(Reading database ... 177093 files and directories currently installed.)</text:p>
      <text:p text:style-name="P1">Preparing to unpack .../locales_2.23-0ubuntu11.3_all.deb ...</text:p>
      <text:p text:style-name="P1">Unpacking locales (2.23-0ubuntu11.3) over (2.23-0ubuntu11.2) ...</text:p>
      <text:p text:style-name="P1">Preparing to unpack .../libc-bin_2.23-0ubuntu11.3_amd64.deb ...</text:p>
      <text:p text:style-name="P1">Unpacking libc-bin (2.23-0ubuntu11.3) over (2.23-0ubuntu11.2) ...</text:p>
      <text:p text:style-name="P1">Processing triggers for man-db (2.7.5-1) ...</text:p>
      <text:p text:style-name="P1">Setting up libc-bin (2.23-0ubuntu11.3) ...</text:p>
      <text:p text:style-name="P1">(Reading database ... 177093 files and directories currently installed.)</text:p>
      <text:p text:style-name="P1">Preparing to unpack .../libpam0g_1.1.8-3.2ubuntu2.3_amd64.deb ...</text:p>
      <text:p text:style-name="P1">Unpacking libpam0g:amd64 (1.1.8-3.2ubuntu2.3) over (1.1.8-3.2ubuntu2.1) ...</text:p>
      <text:p text:style-name="P1">Processing triggers for libc-bin (2.23-0ubuntu11.3) ...</text:p>
      <text:p text:style-name="P1">Setting up libpam0g:amd64 (1.1.8-3.2ubuntu2.3) ...</text:p>
      <text:p text:style-name="P1">Processing triggers for libc-bin (2.23-0ubuntu11.3) ...</text:p>
      <text:p text:style-name="P1">(Reading database ... 177093 files and directories currently installed.)</text:p>
      <text:p text:style-name="P1">Preparing to unpack .../libpam-modules-bin_1.1.8-3.2ubuntu2.3_amd64.deb ...</text:p>
      <text:p text:style-name="P1">Unpacking libpam-modules-bin (1.1.8-3.2ubuntu2.3) over (1.1.8-3.2ubuntu2.1) ...</text:p>
      <text:p text:style-name="P1">Processing triggers for man-db (2.7.5-1) ...</text:p>
      <text:p text:style-name="P1">Setting up libpam-modules-bin (1.1.8-3.2ubuntu2.3) ...</text:p>
      <text:p text:style-name="P1">(Reading database ... 177093 files and directories currently installed.)</text:p>
      <text:p text:style-name="P1">Preparing to unpack .../libpam-modules_1.1.8-3.2ubuntu2.3_amd64.deb ...</text:p>
      <text:p text:style-name="P1">Unpacking libpam-modules:amd64 (1.1.8-3.2ubuntu2.3) over (1.1.8-3.2ubuntu2.1) ...</text:p>
      <text:p text:style-name="P1">Processing triggers for man-db (2.7.5-1) ...</text:p>
      <text:p text:style-name="P1">Setting up libpam-modules:amd64 (1.1.8-3.2ubuntu2.3) ...</text:p>
      <text:p text:style-name="P1">(Reading database ... 177093 files and directories currently installed.)</text:p>
      <text:p text:style-name="P1">Preparing to unpack .../libpam-runtime_1.1.8-3.2ubuntu2.3_all.deb ...</text:p>
      <text:p text:style-name="P1">Unpacking libpam-runtime (1.1.8-3.2ubuntu2.3) over (1.1.8-3.2ubuntu2.1) ...</text:p>
      <text:p text:style-name="P1">Processing triggers for man-db (2.7.5-1) ...</text:p>
      <text:p text:style-name="P1">Setting up libpam-runtime (1.1.8-3.2ubuntu2.3) ...</text:p>
      <text:p text:style-name="P1">(Reading database ... 177093 files and directories currently installed.)</text:p>
      <text:p text:style-name="P1">Preparing to unpack .../libsystemd0_229-4ubuntu21.31_amd64.deb ...</text:p>
      <text:p text:style-name="P1">Unpacking libsystemd0:amd64 (229-4ubuntu21.31) over (229-4ubuntu21.28) ...</text:p>
      <text:p text:style-name="P1">Processing triggers for libc-bin (2.23-0ubuntu11.3) ...</text:p>
      <text:p text:style-name="P1">Setting up libsystemd0:amd64 (229-4ubuntu21.31) ...</text:p>
      <text:p text:style-name="P1">Processing triggers for libc-bin (2.23-0ubuntu11.3) ...</text:p>
      <text:p text:style-name="P1">(Reading database ... 177093 files and directories currently installed.)</text:p>
      <text:p text:style-name="P1">Preparing to unpack .../libpam-systemd_229-4ubuntu21.31_amd64.deb ...</text:p>
      <text:p text:style-name="P1">Unpacking libpam-systemd:amd64 (229-4ubuntu21.31) over (229-4ubuntu21.28) ...</text:p>
      <text:p text:style-name="P1">Preparing to unpack .../xserver-xorg-legacy-hwe-16.04_2%3a1.19.6-1ubuntu4.1~16.04.6_amd64.deb ...</text:p>
      <text:p text:style-name="P1">Unpacking xserver-xorg-legacy-hwe-16.04 (2:1.19.6-1ubuntu4.1~16.04.6) over (2:1.19.6-1ubuntu4.1~16.04.2) ...</text:p>
      <text:p text:style-name="P1"><text:soft-page-break/>Preparing to unpack .../xserver-xorg-core-hwe-16.04_2%3a1.19.6-1ubuntu4.1~16.04.6_amd64.deb ...</text:p>
      <text:p text:style-name="P1">Unpacking xserver-xorg-core-hwe-16.04 (2:1.19.6-1ubuntu4.1~16.04.6) over (2:1.19.6-1ubuntu4.1~16.04.2) ...</text:p>
      <text:p text:style-name="P1">Preparing to unpack .../systemd_229-4ubuntu21.31_amd64.deb ...</text:p>
      <text:p text:style-name="P1">Unpacking systemd (229-4ubuntu21.31) over (229-4ubuntu21.28) ...</text:p>
      <text:p text:style-name="P1">Processing triggers for man-db (2.7.5-1) ...</text:p>
      <text:p text:style-name="P1">Processing triggers for dbus (1.10.6-1ubuntu3.6) ...</text:p>
      <text:p text:style-name="P1">Processing triggers for ureadahead (0.100.0-19.1) ...</text:p>
      <text:p text:style-name="P1">Setting up systemd (229-4ubuntu21.31) ...</text:p>
      <text:p text:style-name="P1">addgroup: The group `systemd-journal' already exists as a system group. Exiting.</text:p>
      <text:p text:style-name="P1">[/usr/lib/tmpfiles.d/var.conf:14] Duplicate line for path "/var/log", ignoring.</text:p>
      <text:p text:style-name="P1">(Reading database ... 177093 files and directories currently installed.)</text:p>
      <text:p text:style-name="P1">Preparing to unpack .../udev_229-4ubuntu21.31_amd64.deb ...</text:p>
      <text:p text:style-name="P1">Unpacking udev (229-4ubuntu21.31) over (229-4ubuntu21.28) ...</text:p>
      <text:p text:style-name="P1">Preparing to unpack .../libudev1_229-4ubuntu21.31_amd64.deb ...</text:p>
      <text:p text:style-name="P1">Unpacking libudev1:amd64 (229-4ubuntu21.31) over (229-4ubuntu21.28) ...</text:p>
      <text:p text:style-name="P1">Processing triggers for ureadahead (0.100.0-19.1) ...</text:p>
      <text:p text:style-name="P1">Processing triggers for systemd (229-4ubuntu21.31) ...</text:p>
      <text:p text:style-name="P1">Processing triggers for man-db (2.7.5-1) ...</text:p>
      <text:p text:style-name="P1">Processing triggers for libc-bin (2.23-0ubuntu11.3) ...</text:p>
      <text:p text:style-name="P1">Setting up libudev1:amd64 (229-4ubuntu21.31) ...</text:p>
      <text:p text:style-name="P1">Processing triggers for libc-bin (2.23-0ubuntu11.3) ...</text:p>
      <text:p text:style-name="P1">(Reading database ... 177093 files and directories currently installed.)</text:p>
      <text:p text:style-name="P1">Preparing to unpack .../initramfs-tools_0.122ubuntu8.17_all.deb ...</text:p>
      <text:p text:style-name="P1">Unpacking initramfs-tools (0.122ubuntu8.17) over (0.122ubuntu8.16) ...</text:p>
      <text:p text:style-name="P1">Preparing to unpack .../initramfs-tools-core_0.122ubuntu8.17_all.deb ...</text:p>
      <text:p text:style-name="P1">Unpacking initramfs-tools-core (0.122ubuntu8.17) over (0.122ubuntu8.16) ...</text:p>
      <text:p text:style-name="P1">Preparing to unpack .../initramfs-tools-bin_0.122ubuntu8.17_amd64.deb ...</text:p>
      <text:p text:style-name="P1">Unpacking initramfs-tools-bin (0.122ubuntu8.17) over (0.122ubuntu8.16) ...</text:p>
      <text:p text:style-name="P1">Preparing to unpack .../systemd-sysv_229-4ubuntu21.31_amd64.deb ...</text:p>
      <text:p text:style-name="P1">Unpacking systemd-sysv (229-4ubuntu21.31) over (229-4ubuntu21.28) ...</text:p>
      <text:p text:style-name="P1">Processing triggers for man-db (2.7.5-1) ...</text:p>
      <text:p text:style-name="P1">Processing triggers for doc-base (0.10.7) ...</text:p>
      <text:p text:style-name="P1">Processing 1 changed doc-base file...</text:p>
      <text:p text:style-name="P1">Setting up systemd-sysv (229-4ubuntu21.31) ...</text:p>
      <text:p text:style-name="P1">(Reading database ... 177093 files and directories currently installed.)</text:p>
      <text:p text:style-name="P1">Preparing to unpack .../xserver-common_2%3a1.18.4-0ubuntu0.12_all.deb ...</text:p>
      <text:p text:style-name="P1">Unpacking xserver-common (2:1.18.4-0ubuntu0.12) over (2:1.18.4-0ubuntu0.8) ...</text:p>
      <text:p text:style-name="P1">Preparing to unpack .../libapparmor1_2.10.95-0ubuntu2.12_amd64.deb ...</text:p>
      <text:p text:style-name="P1">Unpacking libapparmor1:amd64 (2.10.95-0ubuntu2.12) over (2.10.95-0ubuntu2.11) ...</text:p>
      <text:p text:style-name="P1">Processing triggers for man-db (2.7.5-1) ...</text:p>
      <text:p text:style-name="P1">Processing triggers for libc-bin (2.23-0ubuntu11.3) ...</text:p>
      <text:p text:style-name="P1">Setting up libapparmor1:amd64 (2.10.95-0ubuntu2.12) ...</text:p>
      <text:p text:style-name="P1">Processing triggers for libc-bin (2.23-0ubuntu11.3) ...</text:p>
      <text:p text:style-name="P1">(Reading database ... 177093 files and directories currently installed.)</text:p>
      <text:p text:style-name="P1">Preparing to unpack .../libseccomp2_2.5.1-1ubuntu1~16.04.1_amd64.deb ...</text:p>
      <text:p text:style-name="P1">Unpacking libseccomp2:amd64 (2.5.1-1ubuntu1~16.04.1) over (2.4.3-1ubuntu3.16.04.3) ...</text:p>
      <text:p text:style-name="P1">Processing triggers for libc-bin (2.23-0ubuntu11.3) ...</text:p>
      <text:p text:style-name="P1">Setting up libseccomp2:amd64 (2.5.1-1ubuntu1~16.04.1) ...</text:p>
      <text:p text:style-name="P1">Processing triggers for libc-bin (2.23-0ubuntu11.3) ...</text:p>
      <text:p text:style-name="P1">(Reading database ... 177093 files and directories currently installed.)</text:p>
      <text:p text:style-name="P1"><text:soft-page-break/>Preparing to unpack .../libpython3.5_3.5.2-2ubuntu0~16.04.13_amd64.deb ...</text:p>
      <text:p text:style-name="P1">Unpacking libpython3.5:amd64 (3.5.2-2ubuntu0~16.04.13) over (3.5.2-2ubuntu0~16.04.11) ...</text:p>
      <text:p text:style-name="P1">Preparing to unpack .../libssl1.0.0_1.0.2g-1ubuntu4.20_amd64.deb ...</text:p>
      <text:p text:style-name="P1">Unpacking libssl1.0.0:amd64 (1.0.2g-1ubuntu4.20) over (1.0.2g-1ubuntu4.16) ...</text:p>
      <text:p text:style-name="P1">Preparing to unpack .../python3.5_3.5.2-2ubuntu0~16.04.13_amd64.deb ...</text:p>
      <text:p text:style-name="P1">Unpacking python3.5 (3.5.2-2ubuntu0~16.04.13) over (3.5.2-2ubuntu0~16.04.11) ...</text:p>
      <text:p text:style-name="P1">Preparing to unpack .../libpython3.5-stdlib_3.5.2-2ubuntu0~16.04.13_amd64.deb ...</text:p>
      <text:p text:style-name="P1">Unpacking libpython3.5-stdlib:amd64 (3.5.2-2ubuntu0~16.04.13) over (3.5.2-2ubuntu0~16.04.11) ...</text:p>
      <text:p text:style-name="P1">Preparing to unpack .../python3.5-minimal_3.5.2-2ubuntu0~16.04.13_amd64.deb ...</text:p>
      <text:p text:style-name="P1">Unpacking python3.5-minimal (3.5.2-2ubuntu0~16.04.13) over (3.5.2-2ubuntu0~16.04.11) ...</text:p>
      <text:p text:style-name="P1">Preparing to unpack .../libpython3.5-minimal_3.5.2-2ubuntu0~16.04.13_amd64.deb ...</text:p>
      <text:p text:style-name="P1">Unpacking libpython3.5-minimal:amd64 (3.5.2-2ubuntu0~16.04.13) over (3.5.2-2ubuntu0~16.04.11) ...</text:p>
      <text:p text:style-name="P1">Preparing to unpack .../libglib2.0-data_2.48.2-0ubuntu4.8_all.deb ...</text:p>
      <text:p text:style-name="P1">Unpacking libglib2.0-data (2.48.2-0ubuntu4.8) over (2.48.2-0ubuntu4.6) ...</text:p>
      <text:p text:style-name="P1">Preparing to unpack .../libglib2.0-bin_2.48.2-0ubuntu4.8_amd64.deb ...</text:p>
      <text:p text:style-name="P1">Unpacking libglib2.0-bin (2.48.2-0ubuntu4.8) over (2.48.2-0ubuntu4.6) ...</text:p>
      <text:p text:style-name="P1">Preparing to unpack .../libglib2.0-0_2.48.2-0ubuntu4.8_amd64.deb ...</text:p>
      <text:p text:style-name="P1">Unpacking libglib2.0-0:amd64 (2.48.2-0ubuntu4.8) over (2.48.2-0ubuntu4.6) ...</text:p>
      <text:p text:style-name="P1">Preparing to unpack .../grub-pc_2.02~beta2-36ubuntu3.32_amd64.deb ...</text:p>
      <text:p text:style-name="P1">Unpacking grub-pc (2.02~beta2-36ubuntu3.32) over (2.02~beta2-36ubuntu3.27) ...</text:p>
      <text:p text:style-name="P1">Preparing to unpack .../grub2-common_2.02~beta2-36ubuntu3.32_amd64.deb ...</text:p>
      <text:p text:style-name="P1">Unpacking grub2-common (2.02~beta2-36ubuntu3.32) over (2.02~beta2-36ubuntu3.27) ...</text:p>
      <text:p text:style-name="P1">Preparing to unpack .../grub-pc-bin_2.02~beta2-36ubuntu3.32_amd64.deb ...</text:p>
      <text:p text:style-name="P1">Unpacking grub-pc-bin (2.02~beta2-36ubuntu3.32) over (2.02~beta2-36ubuntu3.27) ...</text:p>
      <text:p text:style-name="P1">Preparing to unpack .../libfreetype6_2.6.1-0.1ubuntu2.5_amd64.deb ...</text:p>
      <text:p text:style-name="P1">Unpacking libfreetype6:amd64 (2.6.1-0.1ubuntu2.5) over (2.6.1-0.1ubuntu2.4) ...</text:p>
      <text:p text:style-name="P1">Preparing to unpack .../grub-common_2.02~beta2-36ubuntu3.32_amd64.deb ...</text:p>
      <text:p text:style-name="P1">Unpacking grub-common (2.02~beta2-36ubuntu3.32) over (2.02~beta2-36ubuntu3.27) ...</text:p>
      <text:p text:style-name="P1">Preparing to unpack .../libtiff5_4.0.6-1ubuntu0.8_amd64.deb ...</text:p>
      <text:p text:style-name="P1">Unpacking libtiff5:amd64 (4.0.6-1ubuntu0.8) over (4.0.6-1ubuntu0.7) ...</text:p>
      <text:p text:style-name="P1">Preparing to unpack .../libx11-data_2%3a1.6.3-1ubuntu2.2_all.deb ...</text:p>
      <text:p text:style-name="P1">Unpacking libx11-data (2:1.6.3-1ubuntu2.2) over (2:1.6.3-1ubuntu2.1) ...</text:p>
      <text:p text:style-name="P1">Preparing to unpack .../libx11-6_2%3a1.6.3-1ubuntu2.2_amd64.deb ...</text:p>
      <text:p text:style-name="P1">Unpacking libx11-6:amd64 (2:1.6.3-1ubuntu2.2) over (2:1.6.3-1ubuntu2.1) ...</text:p>
      <text:p text:style-name="P1">Preparing to unpack .../libmagickwand-6.q16-2_8%3a6.8.9.9-7ubuntu5.16_amd64.deb ...</text:p>
      <text:p text:style-name="P1">Unpacking libmagickwand-6.q16-2:amd64 (8:6.8.9.9-7ubuntu5.16) over (8:6.8.9.9-7ubuntu5.15) ...</text:p>
      <text:p text:style-name="P1">Preparing to unpack .../libmagickcore-6.q16-2_8%3a6.8.9.9-7ubuntu5.16_amd64.deb ...</text:p>
      <text:p text:style-name="P1">Unpacking libmagickcore-6.q16-2:amd64 (8:6.8.9.9-7ubuntu5.16) over (8:6.8.9.9-7ubuntu5.15) ...</text:p>
      <text:p text:style-name="P1">Preparing to unpack .../imagemagick-common_8%3a6.8.9.9-7ubuntu5.16_all.deb ...</text:p>
      <text:p text:style-name="P1">Unpacking imagemagick-common (8:6.8.9.9-7ubuntu5.16) over (8:6.8.9.9-7ubuntu5.15) ...</text:p>
      <text:p text:style-name="P1">Preparing to unpack .../libsane-common_1.0.25+git20150528-1ubuntu2.16.04.3_all.deb ...</text:p>
      <text:p text:style-name="P1">Unpacking libsane-common (1.0.25+git20150528-1ubuntu2.16.04.3) over (1.0.25+git20150528-1ubuntu2.16.04.1) ...</text:p>
      <text:p text:style-name="P1">Preparing to unpack .../libsane_1.0.25+git20150528-1ubuntu2.16.04.3_amd64.deb ...</text:p>
      <text:p text:style-name="P1">Unpacking libsane:amd64 (1.0.25+git20150528-1ubuntu2.16.04.3) over (1.0.25+git20150528-1ubuntu2.16.04.1) ...</text:p>
      <text:p text:style-name="P1">Preparing to unpack .../libk5crypto3_1.13.2+dfsg-5ubuntu2.2_amd64.deb ...</text:p>
      <text:p text:style-name="P1">Unpacking libk5crypto3:amd64 (1.13.2+dfsg-5ubuntu2.2) over (1.13.2+dfsg-5ubuntu2.1) ...</text:p>
      <text:p text:style-name="P1">Preparing to unpack .../libgssapi-krb5-2_1.13.2+dfsg-5ubuntu2.2_amd64.deb ...</text:p>
      <text:p text:style-name="P1">Unpacking libgssapi-krb5-2:amd64 (1.13.2+dfsg-5ubuntu2.2) over (1.13.2+dfsg-5ubuntu2.1) ...</text:p>
      <text:p text:style-name="P1"><text:soft-page-break/>Preparing to unpack .../libkrb5-3_1.13.2+dfsg-5ubuntu2.2_amd64.deb ...</text:p>
      <text:p text:style-name="P1">Unpacking libkrb5-3:amd64 (1.13.2+dfsg-5ubuntu2.2) over (1.13.2+dfsg-5ubuntu2.1) ...</text:p>
      <text:p text:style-name="P1">Preparing to unpack .../libkrb5support0_1.13.2+dfsg-5ubuntu2.2_amd64.deb ...</text:p>
      <text:p text:style-name="P1">Unpacking libkrb5support0:amd64 (1.13.2+dfsg-5ubuntu2.2) over (1.13.2+dfsg-5ubuntu2.1) ...</text:p>
      <text:p text:style-name="P1">Preparing to unpack .../samba-libs_2%3a4.3.11+dfsg-0ubuntu0.16.04.34_amd64.deb ...</text:p>
      <text:p text:style-name="P1">Unpacking samba-libs:amd64 (2:4.3.11+dfsg-0ubuntu0.16.04.34) over (2:4.3.11+dfsg-0ubuntu0.16.04.28) ...</text:p>
      <text:p text:style-name="P1">Preparing to unpack .../libwbclient0_2%3a4.3.11+dfsg-0ubuntu0.16.04.34_amd64.deb ...</text:p>
      <text:p text:style-name="P1">Unpacking libwbclient0:amd64 (2:4.3.11+dfsg-0ubuntu0.16.04.34) over (2:4.3.11+dfsg-0ubuntu0.16.04.28) ...</text:p>
      <text:p text:style-name="P1">Preparing to unpack .../libsmbclient_2%3a4.3.11+dfsg-0ubuntu0.16.04.34_amd64.deb ...</text:p>
      <text:p text:style-name="P1">Unpacking libsmbclient:amd64 (2:4.3.11+dfsg-0ubuntu0.16.04.34) over (2:4.3.11+dfsg-0ubuntu0.16.04.28) ...</text:p>
      <text:p text:style-name="P1">Preparing to unpack .../libgnutls-openssl27_3.4.10-4ubuntu1.9_amd64.deb ...</text:p>
      <text:p text:style-name="P1">Unpacking libgnutls-openssl27:amd64 (3.4.10-4ubuntu1.9) over (3.4.10-4ubuntu1.8) ...</text:p>
      <text:p text:style-name="P1">Preparing to unpack .../libhogweed4_3.2-1ubuntu0.16.04.2_amd64.deb ...</text:p>
      <text:p text:style-name="P1">Unpacking libhogweed4:amd64 (3.2-1ubuntu0.16.04.2) over (3.2-1ubuntu0.16.04.1) ...</text:p>
      <text:p text:style-name="P1">Preparing to unpack .../libnettle6_3.2-1ubuntu0.16.04.2_amd64.deb ...</text:p>
      <text:p text:style-name="P1">Unpacking libnettle6:amd64 (3.2-1ubuntu0.16.04.2) over (3.2-1ubuntu0.16.04.1) ...</text:p>
      <text:p text:style-name="P1">Preparing to unpack .../p11-kit-modules_0.23.2-5~ubuntu16.04.2_amd64.deb ...</text:p>
      <text:p text:style-name="P1">Unpacking p11-kit-modules:amd64 (0.23.2-5~ubuntu16.04.2) over (0.23.2-5~ubuntu16.04.1) ...</text:p>
      <text:p text:style-name="P1">Preparing to unpack .../libp11-kit0_0.23.2-5~ubuntu16.04.2_amd64.deb ...</text:p>
      <text:p text:style-name="P1">Unpacking libp11-kit0:amd64 (0.23.2-5~ubuntu16.04.2) over (0.23.2-5~ubuntu16.04.1) ...</text:p>
      <text:p text:style-name="P1">Preparing to unpack .../libgnutls30_3.4.10-4ubuntu1.9_amd64.deb ...</text:p>
      <text:p text:style-name="P1">Unpacking libgnutls30:amd64 (3.4.10-4ubuntu1.9) over (3.4.10-4ubuntu1.8) ...</text:p>
      <text:p text:style-name="P1">Preparing to unpack .../libldap-2.4-2_2.4.42+dfsg-2ubuntu3.13_amd64.deb ...</text:p>
      <text:p text:style-name="P1">Unpacking libldap-2.4-2:amd64 (2.4.42+dfsg-2ubuntu3.13) over (2.4.42+dfsg-2ubuntu3.9) ...</text:p>
      <text:p text:style-name="P1">Preparing to unpack .../libldb1_2%3a1.1.24-1ubuntu3.2_amd64.deb ...</text:p>
      <text:p text:style-name="P1">Unpacking libldb1:amd64 (2:1.1.24-1ubuntu3.2) over (2:1.1.24-1ubuntu3.1) ...</text:p>
      <text:p text:style-name="P1">Preparing to unpack .../python2.7_2.7.12-1ubuntu0~16.04.18_amd64.deb ...</text:p>
      <text:p text:style-name="P1">Unpacking python2.7 (2.7.12-1ubuntu0~16.04.18) over (2.7.12-1ubuntu0~16.04.12) ...</text:p>
      <text:p text:style-name="P1">Preparing to unpack .../libpython2.7_2.7.12-1ubuntu0~16.04.18_amd64.deb ...</text:p>
      <text:p text:style-name="P1">Unpacking libpython2.7:amd64 (2.7.12-1ubuntu0~16.04.18) over (2.7.12-1ubuntu0~16.04.12) ...</text:p>
      <text:p text:style-name="P1">Preparing to unpack .../libpython2.7-stdlib_2.7.12-1ubuntu0~16.04.18_amd64.deb ...</text:p>
      <text:p text:style-name="P1">Unpacking libpython2.7-stdlib:amd64 (2.7.12-1ubuntu0~16.04.18) over (2.7.12-1ubuntu0~16.04.12) ...</text:p>
      <text:p text:style-name="P1">Preparing to unpack .../python2.7-minimal_2.7.12-1ubuntu0~16.04.18_amd64.deb ...</text:p>
      <text:p text:style-name="P1">Unpacking python2.7-minimal (2.7.12-1ubuntu0~16.04.18) over (2.7.12-1ubuntu0~16.04.12) ...</text:p>
      <text:p text:style-name="P1">Preparing to unpack .../libpython2.7-minimal_2.7.12-1ubuntu0~16.04.18_amd64.deb ...</text:p>
      <text:p text:style-name="P1">Unpacking libpython2.7-minimal:amd64 (2.7.12-1ubuntu0~16.04.18) over (2.7.12-1ubuntu0~16.04.12) ...</text:p>
      <text:p text:style-name="P1">Preparing to unpack .../libapparmor-perl_2.10.95-0ubuntu2.12_amd64.deb ...</text:p>
      <text:p text:style-name="P1">Unpacking libapparmor-perl (2.10.95-0ubuntu2.12) over (2.10.95-0ubuntu2.11) ...</text:p>
      <text:p text:style-name="P1">Preparing to unpack .../apparmor_2.10.95-0ubuntu2.12_amd64.deb ...</text:p>
      <text:p text:style-name="P1">Unpacking apparmor (2.10.95-0ubuntu2.12) over (2.10.95-0ubuntu2.11) ...</text:p>
      <text:p text:style-name="P1">Preparing to unpack .../openssl_1.0.2g-1ubuntu4.20_amd64.deb ...</text:p>
      <text:p text:style-name="P1">Unpacking openssl (1.0.2g-1ubuntu4.20) over (1.0.2g-1ubuntu4.16) ...</text:p>
      <text:p text:style-name="P1">Preparing to unpack .../ca-certificates_20210119~16.04.1_all.deb ...</text:p>
      <text:p text:style-name="P1">Unpacking ca-certificates (20210119~16.04.1) over (20190110~16.04.1) ...</text:p>
      <text:p text:style-name="P1">Preparing to unpack .../ubuntu-core-launcher_2.48.3_amd64.deb ...</text:p>
      <text:p text:style-name="P1">Unpacking ubuntu-core-launcher (2.48.3) over (2.45.1ubuntu0.2) ...</text:p>
      <text:p text:style-name="P1">Preparing to unpack .../snapd_2.48.3_amd64.deb ...</text:p>
      <text:p text:style-name="P1"><text:soft-page-break/>Unpacking snapd (2.48.3) over (2.45.1ubuntu0.2) ...</text:p>
      <text:p text:style-name="P1">Preparing to unpack .../multiarch-support_2.23-0ubuntu11.3_amd64.deb ...</text:p>
      <text:p text:style-name="P1">Unpacking multiarch-support (2.23-0ubuntu11.3) over (2.23-0ubuntu11.2) ...</text:p>
      <text:p text:style-name="P1">Processing triggers for libc-bin (2.23-0ubuntu11.3) ...</text:p>
      <text:p text:style-name="P1">Processing triggers for man-db (2.7.5-1) ...</text:p>
      <text:p text:style-name="P1">Processing triggers for gnome-menus (3.13.3-6ubuntu3.1) ...</text:p>
      <text:p text:style-name="P1">Processing triggers for mime-support (3.59ubuntu1) ...</text:p>
      <text:p text:style-name="P1">Processing triggers for install-info (6.1.0.dfsg.1-5) ...</text:p>
      <text:p text:style-name="P1">Processing triggers for systemd (229-4ubuntu21.31) ...</text:p>
      <text:p text:style-name="P1">Processing triggers for ureadahead (0.100.0-19.1) ...</text:p>
      <text:p text:style-name="P1">Processing triggers for doc-base (0.10.7) ...</text:p>
      <text:p text:style-name="P1">Processing 1 changed doc-base file...</text:p>
      <text:p text:style-name="P1">Setting up multiarch-support (2.23-0ubuntu11.3) ...</text:p>
      <text:p text:style-name="P1">(Reading database ... 177104 files and directories currently installed.)</text:p>
      <text:p text:style-name="P1">Preparing to unpack .../tzdata_2021a-0ubuntu0.16.04_all.deb ...</text:p>
      <text:p text:style-name="P1">Unpacking tzdata (2021a-0ubuntu0.16.04) over (2020a-0ubuntu0.16.04) ...</text:p>
      <text:p text:style-name="P1">Preparing to unpack .../distro-info-data_0.28ubuntu0.18_all.deb ...</text:p>
      <text:p text:style-name="P1">Unpacking distro-info-data (0.28ubuntu0.18) over (0.28ubuntu0.14) ...</text:p>
      <text:p text:style-name="P1">Preparing to unpack .../libapt-inst2.0_1.2.35_amd64.deb ...</text:p>
      <text:p text:style-name="P1">Unpacking libapt-inst2.0:amd64 (1.2.35) over (1.2.32ubuntu0.1) ...</text:p>
      <text:p text:style-name="P1">Preparing to unpack .../libisc-export160_1%3a9.10.3.dfsg.P4-8ubuntu1.19_amd64.deb ...</text:p>
      <text:p text:style-name="P1">Unpacking libisc-export160 (1:9.10.3.dfsg.P4-8ubuntu1.19) over (1:9.10.3.dfsg.P4-8ubuntu1.16) ...</text:p>
      <text:p text:style-name="P1">Preparing to unpack .../libdns-export162_1%3a9.10.3.dfsg.P4-8ubuntu1.19_amd64.deb ...</text:p>
      <text:p text:style-name="P1">Unpacking libdns-export162 (1:9.10.3.dfsg.P4-8ubuntu1.19) over (1:9.10.3.dfsg.P4-8ubuntu1.16) ...</text:p>
      <text:p text:style-name="P1">Preparing to unpack .../vim-tiny_2%3a7.4.1689-3ubuntu1.5_amd64.deb ...</text:p>
      <text:p text:style-name="P1">Unpacking vim-tiny (2:7.4.1689-3ubuntu1.5) over (2:7.4.1689-3ubuntu1.4) ...</text:p>
      <text:p text:style-name="P1">Preparing to unpack .../vim-common_2%3a7.4.1689-3ubuntu1.5_amd64.deb ...</text:p>
      <text:p text:style-name="P1">Unpacking vim-common (2:7.4.1689-3ubuntu1.5) over (2:7.4.1689-3ubuntu1.4) ...</text:p>
      <text:p text:style-name="P1">Preparing to unpack .../ubuntu-minimal_1.361.6_amd64.deb ...</text:p>
      <text:p text:style-name="P1">Unpacking ubuntu-minimal (1.361.6) over (1.361.4) ...</text:p>
      <text:p text:style-name="P1">Preparing to unpack .../accountsservice_0.6.40-2ubuntu11.6_amd64.deb ...</text:p>
      <text:p text:style-name="P1">Unpacking accountsservice (0.6.40-2ubuntu11.6) over (0.6.40-2ubuntu11.3) ...</text:p>
      <text:p text:style-name="P1">Preparing to unpack .../libaccountsservice0_0.6.40-2ubuntu11.6_amd64.deb ...</text:p>
      <text:p text:style-name="P1">Unpacking libaccountsservice0:amd64 (0.6.40-2ubuntu11.6) over (0.6.40-2ubuntu11.3) ...</text:p>
      <text:p text:style-name="P1">Preparing to unpack .../libcurl3-gnutls_7.47.0-1ubuntu2.19_amd64.deb ...</text:p>
      <text:p text:style-name="P1">Unpacking libcurl3-gnutls:amd64 (7.47.0-1ubuntu2.19) over (7.47.0-1ubuntu2.15) ...</text:p>
      <text:p text:style-name="P1">Preparing to unpack .../apt-transport-https_1.2.35_amd64.deb ...</text:p>
      <text:p text:style-name="P1">Unpacking apt-transport-https (1.2.35) over (1.2.32ubuntu0.1) ...</text:p>
      <text:p text:style-name="P1">Preparing to unpack .../bind9-host_1%3a9.10.3.dfsg.P4-8ubuntu1.19_amd64.deb ...</text:p>
      <text:p text:style-name="P1">Unpacking bind9-host (1:9.10.3.dfsg.P4-8ubuntu1.19) over (1:9.10.3.dfsg.P4-8ubuntu1.16) ...</text:p>
      <text:p text:style-name="P1">Preparing to unpack .../dnsutils_1%3a9.10.3.dfsg.P4-8ubuntu1.19_amd64.deb ...</text:p>
      <text:p text:style-name="P1">Unpacking dnsutils (1:9.10.3.dfsg.P4-8ubuntu1.19) over (1:9.10.3.dfsg.P4-8ubuntu1.16) ...</text:p>
      <text:p text:style-name="P1">Preparing to unpack .../libisc160_1%3a9.10.3.dfsg.P4-8ubuntu1.19_amd64.deb ...</text:p>
      <text:p text:style-name="P1">Unpacking libisc160:amd64 (1:9.10.3.dfsg.P4-8ubuntu1.19) over (1:9.10.3.dfsg.P4-8ubuntu1.16) ...</text:p>
      <text:p text:style-name="P1">Preparing to unpack .../libdns162_1%3a9.10.3.dfsg.P4-8ubuntu1.19_amd64.deb ...</text:p>
      <text:p text:style-name="P1">Unpacking libdns162:amd64 (1:9.10.3.dfsg.P4-8ubuntu1.19) over (1:9.10.3.dfsg.P4-8ubuntu1.16) ...</text:p>
      <text:p text:style-name="P1">Preparing to unpack .../libisccc140_1%3a9.10.3.dfsg.P4-8ubuntu1.19_amd64.deb ...</text:p>
      <text:p text:style-name="P1">Unpacking libisccc140:amd64 (1:9.10.3.dfsg.P4-8ubuntu1.19) over (1:9.10.3.dfsg.P4-8ubuntu1.16) ...</text:p>
      <text:p text:style-name="P1">Preparing to unpack .../libisccfg140_1%3a9.10.3.dfsg.P4-8ubuntu1.19_amd64.deb ...</text:p>
      <text:p text:style-name="P1"><text:soft-page-break/>Unpacking libisccfg140:amd64 (1:9.10.3.dfsg.P4-8ubuntu1.19) over (1:9.10.3.dfsg.P4-8ubuntu1.16) ...</text:p>
      <text:p text:style-name="P1">Preparing to unpack .../liblwres141_1%3a9.10.3.dfsg.P4-8ubuntu1.19_amd64.deb ...</text:p>
      <text:p text:style-name="P1">Unpacking liblwres141:amd64 (1:9.10.3.dfsg.P4-8ubuntu1.19) over (1:9.10.3.dfsg.P4-8ubuntu1.16) ...</text:p>
      <text:p text:style-name="P1">Preparing to unpack .../libbind9-140_1%3a9.10.3.dfsg.P4-8ubuntu1.19_amd64.deb ...</text:p>
      <text:p text:style-name="P1">Unpacking libbind9-140:amd64 (1:9.10.3.dfsg.P4-8ubuntu1.19) over (1:9.10.3.dfsg.P4-8ubuntu1.16) ...</text:p>
      <text:p text:style-name="P1">Preparing to unpack .../krb5-locales_1.13.2+dfsg-5ubuntu2.2_all.deb ...</text:p>
      <text:p text:style-name="P1">Unpacking krb5-locales (1.13.2+dfsg-5ubuntu2.2) over (1.13.2+dfsg-5ubuntu2.1) ...</text:p>
      <text:p text:style-name="P1">Preparing to unpack .../python-apt-common_1.1.0~beta1ubuntu0.16.04.12_all.deb ...</text:p>
      <text:p text:style-name="P1">Unpacking python-apt-common (1.1.0~beta1ubuntu0.16.04.12) over (1.1.0~beta1ubuntu0.16.04.9) ...</text:p>
      <text:p text:style-name="P1">Preparing to unpack .../python3-apt_1.1.0~beta1ubuntu0.16.04.12_amd64.deb ...</text:p>
      <text:p text:style-name="P1">Unpacking python3-apt (1.1.0~beta1ubuntu0.16.04.12) over (1.1.0~beta1ubuntu0.16.04.9) ...</text:p>
      <text:p text:style-name="P1">Preparing to unpack .../ubuntu-release-upgrader-gtk_1%3a16.04.32_all.deb ...</text:p>
      <text:p text:style-name="P1">Unpacking ubuntu-release-upgrader-gtk (1:16.04.32) over (1:16.04.30) ...</text:p>
      <text:p text:style-name="P1">Preparing to unpack .../ubuntu-release-upgrader-core_1%3a16.04.32_all.deb ...</text:p>
      <text:p text:style-name="P1">Unpacking ubuntu-release-upgrader-core (1:16.04.32) over (1:16.04.30) ...</text:p>
      <text:p text:style-name="P1">Preparing to unpack .../python3-distupgrade_1%3a16.04.32_all.deb ...</text:p>
      <text:p text:style-name="P1">Unpacking python3-distupgrade (1:16.04.32) over (1:16.04.30) ...</text:p>
      <text:p text:style-name="P1">Preparing to unpack .../ubuntu-standard_1.361.6_amd64.deb ...</text:p>
      <text:p text:style-name="P1">Unpacking ubuntu-standard (1.361.6) over (1.361.4) ...</text:p>
      <text:p text:style-name="P1">Preparing to unpack .../python3-problem-report_2.20.1-0ubuntu2.30_all.deb ...</text:p>
      <text:p text:style-name="P1">Unpacking python3-problem-report (2.20.1-0ubuntu2.30) over (2.20.1-0ubuntu2.24) ...</text:p>
      <text:p text:style-name="P1">Preparing to unpack .../python3-apport_2.20.1-0ubuntu2.30_all.deb ...</text:p>
      <text:p text:style-name="P1">Unpacking python3-apport (2.20.1-0ubuntu2.30) over (2.20.1-0ubuntu2.24) ...</text:p>
      <text:p text:style-name="P1">Preparing to unpack .../apport_2.20.1-0ubuntu2.30_all.deb ...</text:p>
      <text:p text:style-name="P1">Unpacking apport (2.20.1-0ubuntu2.30) over (2.20.1-0ubuntu2.24) ...</text:p>
      <text:p text:style-name="P1">Preparing to unpack .../xterm_322-1ubuntu1.2_amd64.deb ...</text:p>
      <text:p text:style-name="P1">Unpacking xterm (322-1ubuntu1.2) over (322-1ubuntu1) ...</text:p>
      <text:p text:style-name="P1">Preparing to unpack .../apport-gtk_2.20.1-0ubuntu2.30_all.deb ...</text:p>
      <text:p text:style-name="P1">Unpacking apport-gtk (2.20.1-0ubuntu2.30) over (2.20.1-0ubuntu2.24) ...</text:p>
      <text:p text:style-name="P1">Preparing to unpack .../dnsmasq-base_2.75-1ubuntu0.16.04.10_amd64.deb ...</text:p>
      <text:p text:style-name="P1">Unpacking dnsmasq-base (2.75-1ubuntu0.16.04.10) over (2.75-1ubuntu0.16.04.5) ...</text:p>
      <text:p text:style-name="P1">Preparing to unpack .../dpkg-dev_1.18.4ubuntu1.7_all.deb ...</text:p>
      <text:p text:style-name="P1">Unpacking dpkg-dev (1.18.4ubuntu1.7) over (1.18.4ubuntu1.6) ...</text:p>
      <text:p text:style-name="P1">Preparing to unpack .../libdpkg-perl_1.18.4ubuntu1.7_all.deb ...</text:p>
      <text:p text:style-name="P1">Unpacking libdpkg-perl (1.18.4ubuntu1.7) over (1.18.4ubuntu1.6) ...</text:p>
      <text:p text:style-name="P1">Preparing to unpack .../unzip_6.0-20ubuntu1.1_amd64.deb ...</text:p>
      <text:p text:style-name="P1">Unpacking unzip (6.0-20ubuntu1.1) over (6.0-20ubuntu1) ...</text:p>
      <text:p text:style-name="P1">Preparing to unpack .../file-roller_3.16.5-0ubuntu1.5_amd64.deb ...</text:p>
      <text:p text:style-name="P1">Unpacking file-roller (3.16.5-0ubuntu1.5) over (3.16.5-0ubuntu1.4) ...</text:p>
      <text:p text:style-name="P1">Preparing to unpack .../libx11-xcb1_2%3a1.6.3-1ubuntu2.2_amd64.deb ...</text:p>
      <text:p text:style-name="P1">Unpacking libx11-xcb1:amd64 (2:1.6.3-1ubuntu2.2) over (2:1.6.3-1ubuntu2.1) ...</text:p>
      <text:p text:style-name="P1">Preparing to unpack .../firefox_88.0+build2-0ubuntu0.16.04.1_amd64.deb ...</text:p>
      <text:p text:style-name="P1">Unpacking firefox (88.0+build2-0ubuntu0.16.04.1) over (79.0+build1-0ubuntu0.16.04.2) ...</text:p>
      <text:p text:style-name="P1">Preparing to unpack .../firefox-locale-en_88.0+build2-0ubuntu0.16.04.1_amd64.deb ...</text:p>
      <text:p text:style-name="P1">Unpacking firefox-locale-en (88.0+build2-0ubuntu0.16.04.1) over (79.0+build1-0ubuntu0.16.04.2) ...</text:p>
      <text:p text:style-name="P1">Preparing to unpack .../ghostscript_9.26~dfsg+0-0ubuntu0.16.04.14_amd64.deb ...</text:p>
      <text:p text:style-name="P1">Unpacking ghostscript (9.26~dfsg+0-0ubuntu0.16.04.14) over (9.26~dfsg+0-0ubuntu0.16.04.12) ...</text:p>
      <text:p text:style-name="P1"><text:soft-page-break/>Preparing to unpack .../ghostscript-x_9.26~dfsg+0-0ubuntu0.16.04.14_amd64.deb ...</text:p>
      <text:p text:style-name="P1">Unpacking ghostscript-x (9.26~dfsg+0-0ubuntu0.16.04.14) over (9.26~dfsg+0-0ubuntu0.16.04.12) ...</text:p>
      <text:p text:style-name="P1">Preparing to unpack .../libgs9_9.26~dfsg+0-0ubuntu0.16.04.14_amd64.deb ...</text:p>
      <text:p text:style-name="P1">Unpacking libgs9:amd64 (9.26~dfsg+0-0ubuntu0.16.04.14) over (9.26~dfsg+0-0ubuntu0.16.04.12) ...</text:p>
      <text:p text:style-name="P1">Preparing to unpack .../libgs9-common_9.26~dfsg+0-0ubuntu0.16.04.14_all.deb ...</text:p>
      <text:p text:style-name="P1">Unpacking libgs9-common (9.26~dfsg+0-0ubuntu0.16.04.14) over (9.26~dfsg+0-0ubuntu0.16.04.12) ...</text:p>
      <text:p text:style-name="P1">Preparing to unpack .../libpackagekit-glib2-16_0.8.17-4ubuntu6~gcc5.4ubuntu1.5_amd64.deb ...</text:p>
      <text:p text:style-name="P1">Unpacking libpackagekit-glib2-16:amd64 (0.8.17-4ubuntu6~gcc5.4ubuntu1.5) over (0.8.17-4ubuntu6~gcc5.4ubuntu1.4) ...</text:p>
      <text:p text:style-name="P1">Preparing to unpack .../gir1.2-packagekitglib-1.0_0.8.17-4ubuntu6~gcc5.4ubuntu1.5_amd64.deb ...</text:p>
      <text:p text:style-name="P1">Unpacking gir1.2-packagekitglib-1.0 (0.8.17-4ubuntu6~gcc5.4ubuntu1.5) over (0.8.17-4ubuntu6~gcc5.4ubuntu1.4) ...</text:p>
      <text:p text:style-name="P1">Preparing to unpack .../libcaca0_0.99.beta19-2ubuntu0.16.04.2_amd64.deb ...</text:p>
      <text:p text:style-name="P1">Unpacking libcaca0:amd64 (0.99.beta19-2ubuntu0.16.04.2) over (0.99.beta19-2ubuntu0.16.04.1) ...</text:p>
      <text:p text:style-name="P1">Preparing to unpack .../gstreamer1.0-plugins-good_1.8.3-1ubuntu0.5_amd64.deb ...</text:p>
      <text:p text:style-name="P1">Unpacking gstreamer1.0-plugins-good:amd64 (1.8.3-1ubuntu0.5) over (1.8.3-1ubuntu0.4) ...</text:p>
      <text:p text:style-name="P1">Preparing to unpack .../libgstreamer-plugins-good1.0-0_1.8.3-1ubuntu0.5_amd64.deb ...</text:p>
      <text:p text:style-name="P1">Unpacking libgstreamer-plugins-good1.0-0:amd64 (1.8.3-1ubuntu0.5) over (1.8.3-1ubuntu0.4) ...</text:p>
      <text:p text:style-name="P1">Preparing to unpack .../libsndfile1_1.0.25-10ubuntu0.16.04.3_amd64.deb ...</text:p>
      <text:p text:style-name="P1">Unpacking libsndfile1:amd64 (1.0.25-10ubuntu0.16.04.3) over (1.0.25-10ubuntu0.16.04.2) ...</text:p>
      <text:p text:style-name="P1">Preparing to unpack .../libpulsedsp_1%3a8.0-0ubuntu3.15_amd64.deb ...</text:p>
      <text:p text:style-name="P1">Unpacking libpulsedsp:amd64 (1:8.0-0ubuntu3.15) over (1:8.0-0ubuntu3.12) ...</text:p>
      <text:p text:style-name="P1">Preparing to unpack .../pulseaudio-utils_1%3a8.0-0ubuntu3.15_amd64.deb ...</text:p>
      <text:p text:style-name="P1">Unpacking pulseaudio-utils (1:8.0-0ubuntu3.15) over (1:8.0-0ubuntu3.12) ...</text:p>
      <text:p text:style-name="P1">Preparing to unpack .../pulseaudio-module-x11_1%3a8.0-0ubuntu3.15_amd64.deb ...</text:p>
      <text:p text:style-name="P1">Unpacking pulseaudio-module-x11 (1:8.0-0ubuntu3.15) over (1:8.0-0ubuntu3.12) ...</text:p>
      <text:p text:style-name="P1">Preparing to unpack .../pulseaudio-module-bluetooth_1%3a8.0-0ubuntu3.15_amd64.deb ...</text:p>
      <text:p text:style-name="P1">Unpacking pulseaudio-module-bluetooth (1:8.0-0ubuntu3.15) over (1:8.0-0ubuntu3.12) ...</text:p>
      <text:p text:style-name="P1">Preparing to unpack .../pulseaudio_1%3a8.0-0ubuntu3.15_amd64.deb ...</text:p>
      <text:p text:style-name="P1">Unpacking pulseaudio (1:8.0-0ubuntu3.15) over (1:8.0-0ubuntu3.12) ...</text:p>
      <text:p text:style-name="P1">Preparing to unpack .../libpulse-mainloop-glib0_1%3a8.0-0ubuntu3.15_amd64.deb ...</text:p>
      <text:p text:style-name="P1">Unpacking libpulse-mainloop-glib0:amd64 (1:8.0-0ubuntu3.15) over (1:8.0-0ubuntu3.12) ...</text:p>
      <text:p text:style-name="P1">Preparing to unpack .../libpulse0_1%3a8.0-0ubuntu3.15_amd64.deb ...</text:p>
      <text:p text:style-name="P1">Unpacking libpulse0:amd64 (1:8.0-0ubuntu3.15) over (1:8.0-0ubuntu3.12) ...</text:p>
      <text:p text:style-name="P1">Preparing to unpack .../gstreamer1.0-pulseaudio_1.8.3-1ubuntu0.5_amd64.deb ...</text:p>
      <text:p text:style-name="P1">Unpacking gstreamer1.0-pulseaudio:amd64 (1.8.3-1ubuntu0.5) over (1.8.3-1ubuntu0.4) ...</text:p>
      <text:p text:style-name="P1">Preparing to unpack .../imagemagick_8%3a6.8.9.9-7ubuntu5.16_amd64.deb ...</text:p>
      <text:p text:style-name="P1">Unpacking imagemagick (8:6.8.9.9-7ubuntu5.16) over (8:6.8.9.9-7ubuntu5.15) ...</text:p>
      <text:p text:style-name="P1">Preparing to unpack .../imagemagick-6.q16_8%3a6.8.9.9-7ubuntu5.16_amd64.deb ...</text:p>
      <text:p text:style-name="P1">Unpacking imagemagick-6.q16 (8:6.8.9.9-7ubuntu5.16) over (8:6.8.9.9-7ubuntu5.15) ...</text:p>
      <text:p text:style-name="P1">Preparing to unpack .../libcurl3_7.47.0-1ubuntu2.19_amd64.deb ...</text:p>
      <text:p text:style-name="P1">Unpacking libcurl3:amd64 (7.47.0-1ubuntu2.19) over (7.47.0-1ubuntu2.15) ...</text:p>
      <text:p text:style-name="P1">Preparing to unpack .../libexif12_0.6.21-2ubuntu0.6_amd64.deb ...</text:p>
      <text:p text:style-name="P1">Unpacking libexif12:amd64 (0.6.21-2ubuntu0.6) over (0.6.21-2ubuntu0.5) ...</text:p>
      <text:p text:style-name="P1">Preparing to unpack .../libjasper1_1.900.1-debian1-2.4ubuntu1.3_amd64.deb ...</text:p>
      <text:p text:style-name="P1">Unpacking libjasper1:amd64 (1.900.1-debian1-2.4ubuntu1.3) over (1.900.1-debian1-2.4ubuntu1.2) ...</text:p>
      <text:p text:style-name="P1">Preparing to unpack .../libopenexr22_2.2.0-10ubuntu2.6_amd64.deb ...</text:p>
      <text:p text:style-name="P1">Unpacking libopenexr22:amd64 (2.2.0-10ubuntu2.6) over (2.2.0-10ubuntu2.3) ...</text:p>
      <text:p text:style-name="P1"><text:soft-page-break/>Preparing to unpack .../libmagickcore-6.q16-2-extra_8%3a6.8.9.9-7ubuntu5.16_amd64.deb ...</text:p>
      <text:p text:style-name="P1">Unpacking libmagickcore-6.q16-2-extra:amd64 (8:6.8.9.9-7ubuntu5.16) over (8:6.8.9.9-7ubuntu5.15) ...</text:p>
      <text:p text:style-name="P1">Preparing to unpack .../libnss3-nssdb_2%3a3.28.4-0ubuntu0.16.04.14_all.deb ...</text:p>
      <text:p text:style-name="P1">Unpacking libnss3-nssdb (2:3.28.4-0ubuntu0.16.04.14) over (2:3.28.4-0ubuntu0.16.04.12) ...</text:p>
      <text:p text:style-name="P1">Preparing to unpack .../libnss3_2%3a3.28.4-0ubuntu0.16.04.14_amd64.deb ...</text:p>
      <text:p text:style-name="P1">Unpacking libnss3:amd64 (2:3.28.4-0ubuntu0.16.04.14) over (2:3.28.4-0ubuntu0.16.04.12) ...</text:p>
      <text:p text:style-name="P1">Preparing to unpack .../libpoppler58_0.41.0-0ubuntu1.16_amd64.deb ...</text:p>
      <text:p text:style-name="P1">Unpacking libpoppler58:amd64 (0.41.0-0ubuntu1.16) over (0.41.0-0ubuntu1.14) ...</text:p>
      <text:p text:style-name="P1">Preparing to unpack .../libpoppler-glib8_0.41.0-0ubuntu1.16_amd64.deb ...</text:p>
      <text:p text:style-name="P1">Unpacking libpoppler-glib8:amd64 (0.41.0-0ubuntu1.16) over (0.41.0-0ubuntu1.14) ...</text:p>
      <text:p text:style-name="P1">Preparing to unpack .../libproxy1-plugin-networkmanager_0.4.11-5ubuntu1.2_amd64.deb ...</text:p>
      <text:p text:style-name="P1">Unpacking libproxy1-plugin-networkmanager:amd64 (0.4.11-5ubuntu1.2) over (0.4.11-5ubuntu1) ...</text:p>
      <text:p text:style-name="P1">Preparing to unpack .../libproxy1-plugin-gsettings_0.4.11-5ubuntu1.2_amd64.deb ...</text:p>
      <text:p text:style-name="P1">Unpacking libproxy1-plugin-gsettings:amd64 (0.4.11-5ubuntu1.2) over (0.4.11-5ubuntu1) ...</text:p>
      <text:p text:style-name="P1">Preparing to unpack .../libproxy1v5_0.4.11-5ubuntu1.2_amd64.deb ...</text:p>
      <text:p text:style-name="P1">Unpacking libproxy1v5:amd64 (0.4.11-5ubuntu1.2) over (0.4.11-5ubuntu1) ...</text:p>
      <text:p text:style-name="P1">Preparing to unpack .../libraptor2-0_2.0.14-1ubuntu0.16.04.1_amd64.deb ...</text:p>
      <text:p text:style-name="P1">Unpacking libraptor2-0:amd64 (2.0.14-1ubuntu0.16.04.1) over (2.0.14-1) ...</text:p>
      <text:p text:style-name="P1">Preparing to unpack .../libsnmp-base_5.7.3+dfsg-1ubuntu4.6_all.deb ...</text:p>
      <text:p text:style-name="P1">Unpacking libsnmp-base (5.7.3+dfsg-1ubuntu4.6) over (5.7.3+dfsg-1ubuntu4.4) ...</text:p>
      <text:p text:style-name="P1">Preparing to unpack .../libsnmp30_5.7.3+dfsg-1ubuntu4.6_amd64.deb ...</text:p>
      <text:p text:style-name="P1">Unpacking libsnmp30:amd64 (5.7.3+dfsg-1ubuntu4.6) over (5.7.3+dfsg-1ubuntu4.4) ...</text:p>
      <text:p text:style-name="P1">Preparing to unpack .../libvncclient1_0.9.10+dfsg-3ubuntu0.16.04.6_amd64.deb ...</text:p>
      <text:p text:style-name="P1">Unpacking libvncclient1:amd64 (0.9.10+dfsg-3ubuntu0.16.04.6) over (0.9.10+dfsg-3ubuntu0.16.04.5) ...</text:p>
      <text:p text:style-name="P1">Preparing to unpack .../poppler-utils_0.41.0-0ubuntu1.16_amd64.deb ...</text:p>
      <text:p text:style-name="P1">Unpacking poppler-utils (0.41.0-0ubuntu1.16) over (0.41.0-0ubuntu1.14) ...</text:p>
      <text:p text:style-name="P1">Preparing to unpack .../python3-cryptography_1.2.3-1ubuntu0.3_amd64.deb ...</text:p>
      <text:p text:style-name="P1">Unpacking python3-cryptography (1.2.3-1ubuntu0.3) over (1.2.3-1ubuntu0.2) ...</text:p>
      <text:p text:style-name="P1">Preparing to unpack .../python3-lxml_3.5.0-1ubuntu0.4_amd64.deb ...</text:p>
      <text:p text:style-name="P1">Unpacking python3-lxml (3.5.0-1ubuntu0.4) over (3.5.0-1ubuntu0.1) ...</text:p>
      <text:p text:style-name="P1">Preparing to unpack .../python3-pil_3.1.2-0ubuntu1.6_amd64.deb ...</text:p>
      <text:p text:style-name="P1">Unpacking python3-pil:amd64 (3.1.2-0ubuntu1.6) over (3.1.2-0ubuntu1.4) ...</text:p>
      <text:p text:style-name="P1">Preparing to unpack .../python3-pyparsing_2.0.3+dfsg1-1ubuntu0.2_all.deb ...</text:p>
      <text:p text:style-name="P1">Unpacking python3-pyparsing (2.0.3+dfsg1-1ubuntu0.2) over (2.0.3+dfsg1-1ubuntu0.1) ...</text:p>
      <text:p text:style-name="P1">Preparing to unpack .../python3-aptdaemon.pkcompat_1.1.1+bzr982-0ubuntu14.5_all.deb ...</text:p>
      <text:p text:style-name="P1">Unpacking python3-aptdaemon.pkcompat (1.1.1+bzr982-0ubuntu14.5) over (1.1.1+bzr982-0ubuntu14.3) ...</text:p>
      <text:p text:style-name="P1">Preparing to unpack .../aptdaemon_1.1.1+bzr982-0ubuntu14.5_all.deb ...</text:p>
      <text:p text:style-name="P1">Unpacking aptdaemon (1.1.1+bzr982-0ubuntu14.5) over (1.1.1+bzr982-0ubuntu14.3) ...</text:p>
      <text:p text:style-name="P1">Preparing to unpack .../python3-aptdaemon.gtk3widgets_1.1.1+bzr982-0ubuntu14.5_all.deb ...</text:p>
      <text:p text:style-name="P1">Unpacking python3-aptdaemon.gtk3widgets (1.1.1+bzr982-0ubuntu14.5) over (1.1.1+bzr982-0ubuntu14.3) ...</text:p>
      <text:p text:style-name="P1">Preparing to unpack .../python3-aptdaemon_1.1.1+bzr982-0ubuntu14.5_all.deb ...</text:p>
      <text:p text:style-name="P1">Unpacking python3-aptdaemon (1.1.1+bzr982-0ubuntu14.5) over (1.1.1+bzr982-0ubuntu14.3) ...</text:p>
      <text:p text:style-name="P1">Preparing to unpack .../aptdaemon-data_1.1.1+bzr982-0ubuntu14.5_all.deb ...</text:p>
      <text:p text:style-name="P1">Unpacking aptdaemon-data (1.1.1+bzr982-0ubuntu14.5) over (1.1.1+bzr982-0ubuntu14.3) ...</text:p>
      <text:p text:style-name="P1">Preparing to unpack .../software-properties-common_0.96.20.10_all.deb ...</text:p>
      <text:p text:style-name="P1">Unpacking software-properties-common (0.96.20.10) over (0.96.20.9) ...</text:p>
      <text:p text:style-name="P1">Preparing to unpack .../software-properties-gtk_0.96.20.10_all.deb ...</text:p>
      <text:p text:style-name="P1"><text:soft-page-break/>Unpacking software-properties-gtk (0.96.20.10) over (0.96.20.9) ...</text:p>
      <text:p text:style-name="P1">Preparing to unpack .../python3-software-properties_0.96.20.10_all.deb ...</text:p>
      <text:p text:style-name="P1">Unpacking python3-software-properties (0.96.20.10) over (0.96.20.9) ...</text:p>
      <text:p text:style-name="P1">Preparing to unpack .../python3-urllib3_1.13.1-2ubuntu0.16.04.4_all.deb ...</text:p>
      <text:p text:style-name="P1">Unpacking python3-urllib3 (1.13.1-2ubuntu0.16.04.4) over (1.13.1-2ubuntu0.16.04.3) ...</text:p>
      <text:p text:style-name="P1">Preparing to unpack .../python3-xdg_0.25-4ubuntu0.16.04.1_all.deb ...</text:p>
      <text:p text:style-name="P1">Unpacking python3-xdg (0.25-4ubuntu0.16.04.1) over (0.25-4) ...</text:p>
      <text:p text:style-name="P1">Preparing to unpack .../sane-utils_1.0.25+git20150528-1ubuntu2.16.04.3_amd64.deb ...</text:p>
      <text:p text:style-name="P1">Unpacking sane-utils (1.0.25+git20150528-1ubuntu2.16.04.3) over (1.0.25+git20150528-1ubuntu2.16.04.1) ...</text:p>
      <text:p text:style-name="P1">Preparing to unpack .../sbsigntool_0.6-0ubuntu10.2_amd64.deb ...</text:p>
      <text:p text:style-name="P1">Unpacking sbsigntool (0.6-0ubuntu10.2) over (0.6-0ubuntu10.1) ...</text:p>
      <text:p text:style-name="P1">Preparing to unpack .../wpasupplicant_2.4-0ubuntu6.8_amd64.deb ...</text:p>
      <text:p text:style-name="P1">Unpacking wpasupplicant (2.4-0ubuntu6.8) over (2.4-0ubuntu6.6) ...</text:p>
      <text:p text:style-name="P1">Preparing to unpack .../ubuntu-desktop_1.361.6_amd64.deb ...</text:p>
      <text:p text:style-name="P1">Unpacking ubuntu-desktop (1.361.6) over (1.361.4) ...</text:p>
      <text:p text:style-name="P1">Preparing to unpack .../unattended-upgrades_1.1ubuntu1.18.04.7~16.04.7_all.deb ...</text:p>
      <text:p text:style-name="P1">Unpacking unattended-upgrades (1.1ubuntu1.18.04.7~16.04.7) over (1.1ubuntu1.18.04.7~16.04.6) ...</text:p>
      <text:p text:style-name="P1">Preparing to unpack .../vino_3.8.1-0ubuntu9.4_amd64.deb ...</text:p>
      <text:p text:style-name="P1">Unpacking vino (3.8.1-0ubuntu9.4) over (3.8.1-0ubuntu9.2) ...</text:p>
      <text:p text:style-name="P1">Preparing to unpack .../wireless-regdb_2020.11.20-0ubuntu1~16.04.2_all.deb ...</text:p>
      <text:p text:style-name="P1">Unpacking wireless-regdb (2020.11.20-0ubuntu1~16.04.2) over (2018.05.09-0ubuntu1~16.04.1) ...</text:p>
      <text:p text:style-name="P1">Preparing to unpack .../xdg-utils_1.1.1-1ubuntu1.16.04.5_all.deb ...</text:p>
      <text:p text:style-name="P1">Unpacking xdg-utils (1.1.1-1ubuntu1.16.04.5) over (1.1.1-1ubuntu1.16.04.3) ...</text:p>
      <text:p text:style-name="P1">Preparing to unpack .../intel-microcode_3.20210216.0ubuntu0.16.04.1_amd64.deb ...</text:p>
      <text:p text:style-name="P1">Unpacking intel-microcode (3.20210216.0ubuntu0.16.04.1) over (3.20200609.0ubuntu0.16.04.1) ...</text:p>
      <text:p text:style-name="P1">Preparing to unpack .../p11-kit_0.23.2-5~ubuntu16.04.2_amd64.deb ...</text:p>
      <text:p text:style-name="P1">Unpacking p11-kit (0.23.2-5~ubuntu16.04.2) over (0.23.2-5~ubuntu16.04.1) ...</text:p>
      <text:p text:style-name="P1">Processing triggers for libc-bin (2.23-0ubuntu11.3) ...</text:p>
      <text:p text:style-name="P1">Processing triggers for hicolor-icon-theme (0.15-0ubuntu1.1) ...</text:p>
      <text:p text:style-name="P1">Processing triggers for man-db (2.7.5-1) ...</text:p>
      <text:p text:style-name="P1">Processing triggers for gnome-menus (3.13.3-6ubuntu3.1) ...</text:p>
      <text:p text:style-name="P1">Processing triggers for mime-support (3.59ubuntu1) ...</text:p>
      <text:p text:style-name="P1">Processing triggers for dbus (1.10.6-1ubuntu3.6) ...</text:p>
      <text:p text:style-name="P1">Processing triggers for systemd (229-4ubuntu21.31) ...</text:p>
      <text:p text:style-name="P1">Processing triggers for ureadahead (0.100.0-19.1) ...</text:p>
      <text:p text:style-name="P1">Processing triggers for doc-base (0.10.7) ...</text:p>
      <text:p text:style-name="P1">Processing 2 changed doc-base files...</text:p>
      <text:p text:style-name="P1">Setting up perl-modules-5.22 (5.22.1-9ubuntu0.9) ...</text:p>
      <text:p text:style-name="P1">Setting up libperl5.22:amd64 (5.22.1-9ubuntu0.9) ...</text:p>
      <text:p text:style-name="P1">Setting up perl (5.22.1-9ubuntu0.9) ...</text:p>
      <text:p text:style-name="P1">Setting up libc6-dbg:amd64 (2.23-0ubuntu11.3) ...</text:p>
      <text:p text:style-name="P1">Setting up libc-dev-bin (2.23-0ubuntu11.3) ...</text:p>
      <text:p text:style-name="P1">Setting up linux-libc-dev:amd64 (4.4.0-210.242) ...</text:p>
      <text:p text:style-name="P1">Setting up libc6-dev:amd64 (2.23-0ubuntu11.3) ...</text:p>
      <text:p text:style-name="P1">Setting up locales (2.23-0ubuntu11.3) ...</text:p>
      <text:p text:style-name="P1">Generating locales (this might take a while)...</text:p>
      <text:p text:style-name="P1"><text:s text:c="2"/>en_AG.UTF-8... done</text:p>
      <text:p text:style-name="P1"><text:s text:c="2"/>en_AU.UTF-8... done</text:p>
      <text:p text:style-name="P1"><text:s text:c="2"/>en_BW.UTF-8... done</text:p>
      <text:p text:style-name="P1"><text:s text:c="2"/>en_CA.UTF-8... done</text:p>
      <text:p text:style-name="P1"><text:soft-page-break/><text:s text:c="2"/>en_DK.UTF-8... done</text:p>
      <text:p text:style-name="P1"><text:s text:c="2"/>en_GB.UTF-8... done</text:p>
      <text:p text:style-name="P1"><text:s text:c="2"/>en_HK.UTF-8... done</text:p>
      <text:p text:style-name="P1"><text:s text:c="2"/>en_IE.UTF-8... done</text:p>
      <text:p text:style-name="P1"><text:s text:c="2"/>en_IN.UTF-8... done</text:p>
      <text:p text:style-name="P1"><text:s text:c="2"/>en_NG.UTF-8... done</text:p>
      <text:p text:style-name="P1"><text:s text:c="2"/>en_NZ.UTF-8... done</text:p>
      <text:p text:style-name="P1"><text:s text:c="2"/>en_PH.UTF-8... done</text:p>
      <text:p text:style-name="P1"><text:s text:c="2"/>en_SG.UTF-8... done</text:p>
      <text:p text:style-name="P1"><text:s text:c="2"/>en_US.UTF-8... done</text:p>
      <text:p text:style-name="P1"><text:s text:c="2"/>en_ZA.UTF-8... done</text:p>
      <text:p text:style-name="P1"><text:s text:c="2"/>en_ZM.UTF-8... done</text:p>
      <text:p text:style-name="P1"><text:s text:c="2"/>en_ZW.UTF-8... done</text:p>
      <text:p text:style-name="P1">Generation complete.</text:p>
      <text:p text:style-name="P1">Setting up libpam-systemd:amd64 (229-4ubuntu21.31) ...</text:p>
      <text:p text:style-name="P1">Setting up xserver-common (2:1.18.4-0ubuntu0.12) ...</text:p>
      <text:p text:style-name="P1">Setting up xserver-xorg-legacy-hwe-16.04 (2:1.19.6-1ubuntu4.1~16.04.6) ...</text:p>
      <text:p text:style-name="P1">setting xserver-xorg-legacy/xwrapper/allowed_users from configuration file</text:p>
      <text:p text:style-name="P1">Setting up udev (229-4ubuntu21.31) ...</text:p>
      <text:p text:style-name="P1">addgroup: The group `input' already exists as a system group. Exiting.</text:p>
      <text:p text:style-name="P1">update-initramfs: deferring update (trigger activated)</text:p>
      <text:p text:style-name="P1">Setting up xserver-xorg-core-hwe-16.04 (2:1.19.6-1ubuntu4.1~16.04.6) ...</text:p>
      <text:p text:style-name="P1">Setting up initramfs-tools-bin (0.122ubuntu8.17) ...</text:p>
      <text:p text:style-name="P1">Setting up initramfs-tools-core (0.122ubuntu8.17) ...</text:p>
      <text:p text:style-name="P1">Setting up initramfs-tools (0.122ubuntu8.17) ...</text:p>
      <text:p text:style-name="P1">update-initramfs: deferring update (trigger activated)</text:p>
      <text:p text:style-name="P1">Setting up libssl1.0.0:amd64 (1.0.2g-1ubuntu4.20) ...</text:p>
      <text:p text:style-name="P1">Setting up libpython3.5-minimal:amd64 (3.5.2-2ubuntu0~16.04.13) ...</text:p>
      <text:p text:style-name="P1">Setting up libpython3.5-stdlib:amd64 (3.5.2-2ubuntu0~16.04.13) ...</text:p>
      <text:p text:style-name="P1">Setting up libpython3.5:amd64 (3.5.2-2ubuntu0~16.04.13) ...</text:p>
      <text:p text:style-name="P1">Setting up python3.5-minimal (3.5.2-2ubuntu0~16.04.13) ...</text:p>
      <text:p text:style-name="P1">Setting up python3.5 (3.5.2-2ubuntu0~16.04.13) ...</text:p>
      <text:p text:style-name="P1">Setting up libglib2.0-data (2.48.2-0ubuntu4.8) ...</text:p>
      <text:p text:style-name="P1">Setting up libglib2.0-0:amd64 (2.48.2-0ubuntu4.8) ...</text:p>
      <text:p text:style-name="P1">Setting up libglib2.0-bin (2.48.2-0ubuntu4.8) ...</text:p>
      <text:p text:style-name="P1">Setting up libfreetype6:amd64 (2.6.1-0.1ubuntu2.5) ...</text:p>
      <text:p text:style-name="P1">Setting up grub-common (2.02~beta2-36ubuntu3.32) ...</text:p>
      <text:p text:style-name="P1">Installing new version of config file /etc/grub.d/10_linux ...</text:p>
      <text:p text:style-name="P1">update-rc.d: warning: start and stop actions are no longer supported; falling back to defaults</text:p>
      <text:p text:style-name="P1">Setting up grub2-common (2.02~beta2-36ubuntu3.32) ...</text:p>
      <text:p text:style-name="P1">Setting up grub-pc-bin (2.02~beta2-36ubuntu3.32) ...</text:p>
      <text:p text:style-name="P1">Setting up grub-pc (2.02~beta2-36ubuntu3.32) ...</text:p>
      <text:p text:style-name="P1">Generating grub configuration file ...</text:p>
      <text:p text:style-name="P1">Warning: Setting GRUB_TIMEOUT to a non-zero value when GRUB_HIDDEN_TIMEOUT is set is no longer supported.</text:p>
      <text:p text:style-name="P1">Found linux image: /boot/vmlinuz-4.15.0-112-generic</text:p>
      <text:p text:style-name="P1">Found initrd image: /boot/initrd.img-4.15.0-112-generic</text:p>
      <text:p text:style-name="P1">Found memtest86+ image: /boot/memtest86+.elf</text:p>
      <text:p text:style-name="P1">Found memtest86+ image: /boot/memtest86+.bin</text:p>
      <text:p text:style-name="P1">done</text:p>
      <text:p text:style-name="P1">Setting up libtiff5:amd64 (4.0.6-1ubuntu0.8) ...</text:p>
      <text:p text:style-name="P1">Setting up libx11-data (2:1.6.3-1ubuntu2.2) ...</text:p>
      <text:p text:style-name="P1"><text:soft-page-break/>Setting up libx11-6:amd64 (2:1.6.3-1ubuntu2.2) ...</text:p>
      <text:p text:style-name="P1">Setting up imagemagick-common (8:6.8.9.9-7ubuntu5.16) ...</text:p>
      <text:p text:style-name="P1">Setting up libmagickcore-6.q16-2:amd64 (8:6.8.9.9-7ubuntu5.16) ...</text:p>
      <text:p text:style-name="P1">Setting up libmagickwand-6.q16-2:amd64 (8:6.8.9.9-7ubuntu5.16) ...</text:p>
      <text:p text:style-name="P1">Setting up libsane-common (1.0.25+git20150528-1ubuntu2.16.04.3) ...</text:p>
      <text:p text:style-name="P1">Setting up libsane:amd64 (1.0.25+git20150528-1ubuntu2.16.04.3) ...</text:p>
      <text:p text:style-name="P1">Setting up libkrb5support0:amd64 (1.13.2+dfsg-5ubuntu2.2) ...</text:p>
      <text:p text:style-name="P1">Setting up libk5crypto3:amd64 (1.13.2+dfsg-5ubuntu2.2) ...</text:p>
      <text:p text:style-name="P1">Setting up libkrb5-3:amd64 (1.13.2+dfsg-5ubuntu2.2) ...</text:p>
      <text:p text:style-name="P1">Setting up libgssapi-krb5-2:amd64 (1.13.2+dfsg-5ubuntu2.2) ...</text:p>
      <text:p text:style-name="P1">Setting up libnettle6:amd64 (3.2-1ubuntu0.16.04.2) ...</text:p>
      <text:p text:style-name="P1">Setting up libhogweed4:amd64 (3.2-1ubuntu0.16.04.2) ...</text:p>
      <text:p text:style-name="P1">Setting up libp11-kit0:amd64 (0.23.2-5~ubuntu16.04.2) ...</text:p>
      <text:p text:style-name="P1">Setting up libgnutls30:amd64 (3.4.10-4ubuntu1.9) ...</text:p>
      <text:p text:style-name="P1">Setting up libldap-2.4-2:amd64 (2.4.42+dfsg-2ubuntu3.13) ...</text:p>
      <text:p text:style-name="P1">Setting up libldb1:amd64 (2:1.1.24-1ubuntu3.2) ...</text:p>
      <text:p text:style-name="P1">Setting up libpython2.7-minimal:amd64 (2.7.12-1ubuntu0~16.04.18) ...</text:p>
      <text:p text:style-name="P1">Setting up libpython2.7-stdlib:amd64 (2.7.12-1ubuntu0~16.04.18) ...</text:p>
      <text:p text:style-name="P1">Setting up libpython2.7:amd64 (2.7.12-1ubuntu0~16.04.18) ...</text:p>
      <text:p text:style-name="P1">Setting up libwbclient0:amd64 (2:4.3.11+dfsg-0ubuntu0.16.04.34) ...</text:p>
      <text:p text:style-name="P1">Setting up samba-libs:amd64 (2:4.3.11+dfsg-0ubuntu0.16.04.34) ...</text:p>
      <text:p text:style-name="P1">Setting up libsmbclient:amd64 (2:4.3.11+dfsg-0ubuntu0.16.04.34) ...</text:p>
      <text:p text:style-name="P1">Setting up libgnutls-openssl27:amd64 (3.4.10-4ubuntu1.9) ...</text:p>
      <text:p text:style-name="P1">Setting up p11-kit-modules:amd64 (0.23.2-5~ubuntu16.04.2) ...</text:p>
      <text:p text:style-name="P1">Setting up python2.7-minimal (2.7.12-1ubuntu0~16.04.18) ...</text:p>
      <text:p text:style-name="P1">Setting up python2.7 (2.7.12-1ubuntu0~16.04.18) ...</text:p>
      <text:p text:style-name="P1">Setting up libapparmor-perl (2.10.95-0ubuntu2.12) ...</text:p>
      <text:p text:style-name="P1">Setting up apparmor (2.10.95-0ubuntu2.12) ...</text:p>
      <text:p text:style-name="P1">update-rc.d: warning: start and stop actions are no longer supported; falling back to defaults</text:p>
      <text:p text:style-name="P1">Skipping profile in /etc/apparmor.d/disable: usr.bin.firefox</text:p>
      <text:p text:style-name="P1">Skipping profile in /etc/apparmor.d/disable: usr.sbin.rsyslogd</text:p>
      <text:p text:style-name="P1">Setting up openssl (1.0.2g-1ubuntu4.20) ...</text:p>
      <text:p text:style-name="P1">Setting up ca-certificates (20210119~16.04.1) ...</text:p>
      <text:p text:style-name="P1">Setting up snapd (2.48.3) ...</text:p>
      <text:p text:style-name="P1">Installing new version of config file /etc/apparmor.d/usr.lib.snapd.snap-confine.real ...</text:p>
      <text:p text:style-name="P1">Installing new version of config file /etc/profile.d/apps-bin-path.sh ...</text:p>
      <text:p text:style-name="P1">snapd.failure.service is a disabled or a static unit, not starting it.</text:p>
      <text:p text:style-name="P1">snapd.snap-repair.service is a disabled or a static unit, not starting it.</text:p>
      <text:p text:style-name="P1">Setting up ubuntu-core-launcher (2.48.3) ...</text:p>
      <text:p text:style-name="P1">Setting up tzdata (2021a-0ubuntu0.16.04) ...</text:p>
      <text:p text:style-name="P1"/>
      <text:p text:style-name="P1">Current default time zone: 'Asia/Kolkata'</text:p>
      <text:p text:style-name="P1">Local time is now: <text:s text:c="5"/>Tue Apr 30 07:33:33 IST 2024.</text:p>
      <text:p text:style-name="P1">Universal Time is now: <text:s/>Tue Apr 30 02:03:33 UTC 2024.</text:p>
      <text:p text:style-name="P1">Run 'dpkg-reconfigure tzdata' if you wish to change it.</text:p>
      <text:p text:style-name="P1"/>
      <text:p text:style-name="P1">Setting up distro-info-data (0.28ubuntu0.18) ...</text:p>
      <text:p text:style-name="P1">Setting up libapt-inst2.0:amd64 (1.2.35) ...</text:p>
      <text:p text:style-name="P1">Setting up libisc-export160 (1:9.10.3.dfsg.P4-8ubuntu1.19) ...</text:p>
      <text:p text:style-name="P1">Setting up libdns-export162 (1:9.10.3.dfsg.P4-8ubuntu1.19) ...</text:p>
      <text:p text:style-name="P1">Setting up vim-common (2:7.4.1689-3ubuntu1.5) ...</text:p>
      <text:p text:style-name="P1">Setting up vim-tiny (2:7.4.1689-3ubuntu1.5) ...</text:p>
      <text:p text:style-name="P1"><text:soft-page-break/>Setting up ubuntu-minimal (1.361.6) ...</text:p>
      <text:p text:style-name="P1">Setting up libaccountsservice0:amd64 (0.6.40-2ubuntu11.6) ...</text:p>
      <text:p text:style-name="P1">Setting up accountsservice (0.6.40-2ubuntu11.6) ...</text:p>
      <text:p text:style-name="P1">Setting up libcurl3-gnutls:amd64 (7.47.0-1ubuntu2.19) ...</text:p>
      <text:p text:style-name="P1">Setting up apt-transport-https (1.2.35) ...</text:p>
      <text:p text:style-name="P1">Setting up libisc160:amd64 (1:9.10.3.dfsg.P4-8ubuntu1.19) ...</text:p>
      <text:p text:style-name="P1">Setting up libdns162:amd64 (1:9.10.3.dfsg.P4-8ubuntu1.19) ...</text:p>
      <text:p text:style-name="P1">Setting up libisccc140:amd64 (1:9.10.3.dfsg.P4-8ubuntu1.19) ...</text:p>
      <text:p text:style-name="P1">Setting up libisccfg140:amd64 (1:9.10.3.dfsg.P4-8ubuntu1.19) ...</text:p>
      <text:p text:style-name="P1">Setting up libbind9-140:amd64 (1:9.10.3.dfsg.P4-8ubuntu1.19) ...</text:p>
      <text:p text:style-name="P1">Setting up liblwres141:amd64 (1:9.10.3.dfsg.P4-8ubuntu1.19) ...</text:p>
      <text:p text:style-name="P1">Setting up bind9-host (1:9.10.3.dfsg.P4-8ubuntu1.19) ...</text:p>
      <text:p text:style-name="P1">Setting up dnsutils (1:9.10.3.dfsg.P4-8ubuntu1.19) ...</text:p>
      <text:p text:style-name="P1">Setting up krb5-locales (1.13.2+dfsg-5ubuntu2.2) ...</text:p>
      <text:p text:style-name="P1">Setting up python-apt-common (1.1.0~beta1ubuntu0.16.04.12) ...</text:p>
      <text:p text:style-name="P1">Setting up python3-apt (1.1.0~beta1ubuntu0.16.04.12) ...</text:p>
      <text:p text:style-name="P1">Setting up python3-distupgrade (1:16.04.32) ...</text:p>
      <text:p text:style-name="P1">Setting up ubuntu-release-upgrader-core (1:16.04.32) ...</text:p>
      <text:p text:style-name="P1">Setting up ubuntu-release-upgrader-gtk (1:16.04.32) ...</text:p>
      <text:p text:style-name="P1">Setting up ubuntu-standard (1.361.6) ...</text:p>
      <text:p text:style-name="P1">Setting up python3-problem-report (2.20.1-0ubuntu2.30) ...</text:p>
      <text:p text:style-name="P1">Setting up python3-apport (2.20.1-0ubuntu2.30) ...</text:p>
      <text:p text:style-name="P1">Setting up apport (2.20.1-0ubuntu2.30) ...</text:p>
      <text:p text:style-name="P1">Installing new version of config file /etc/init.d/apport ...</text:p>
      <text:p text:style-name="P1">Setting up xterm (322-1ubuntu1.2) ...</text:p>
      <text:p text:style-name="P1">Setting up apport-gtk (2.20.1-0ubuntu2.30) ...</text:p>
      <text:p text:style-name="P1">Setting up dnsmasq-base (2.75-1ubuntu0.16.04.10) ...</text:p>
      <text:p text:style-name="P1">Setting up libdpkg-perl (1.18.4ubuntu1.7) ...</text:p>
      <text:p text:style-name="P1">Setting up dpkg-dev (1.18.4ubuntu1.7) ...</text:p>
      <text:p text:style-name="P1">Setting up unzip (6.0-20ubuntu1.1) ...</text:p>
      <text:p text:style-name="P1">Setting up file-roller (3.16.5-0ubuntu1.5) ...</text:p>
      <text:p text:style-name="P1">Setting up libx11-xcb1:amd64 (2:1.6.3-1ubuntu2.2) ...</text:p>
      <text:p text:style-name="P1">Setting up firefox (88.0+build2-0ubuntu0.16.04.1) ...</text:p>
      <text:p text:style-name="P1">Installing new version of config file /etc/apparmor.d/usr.bin.firefox ...</text:p>
      <text:p text:style-name="P1">Please restart all running instances of firefox, or you will experience problems.</text:p>
      <text:p text:style-name="P1">Setting up firefox-locale-en (88.0+build2-0ubuntu0.16.04.1) ...</text:p>
      <text:p text:style-name="P1">Setting up libgs9-common (9.26~dfsg+0-0ubuntu0.16.04.14) ...</text:p>
      <text:p text:style-name="P1">Setting up libgs9:amd64 (9.26~dfsg+0-0ubuntu0.16.04.14) ...</text:p>
      <text:p text:style-name="P1">Setting up ghostscript (9.26~dfsg+0-0ubuntu0.16.04.14) ...</text:p>
      <text:p text:style-name="P1">Setting up ghostscript-x (9.26~dfsg+0-0ubuntu0.16.04.14) ...</text:p>
      <text:p text:style-name="P1">Setting up libpackagekit-glib2-16:amd64 (0.8.17-4ubuntu6~gcc5.4ubuntu1.5) ...</text:p>
      <text:p text:style-name="P1">Setting up gir1.2-packagekitglib-1.0 (0.8.17-4ubuntu6~gcc5.4ubuntu1.5) ...</text:p>
      <text:p text:style-name="P1">Setting up libcaca0:amd64 (0.99.beta19-2ubuntu0.16.04.2) ...</text:p>
      <text:p text:style-name="P1">Setting up libgstreamer-plugins-good1.0-0:amd64 (1.8.3-1ubuntu0.5) ...</text:p>
      <text:p text:style-name="P1">Setting up gstreamer1.0-plugins-good:amd64 (1.8.3-1ubuntu0.5) ...</text:p>
      <text:p text:style-name="P1">Setting up libsndfile1:amd64 (1.0.25-10ubuntu0.16.04.3) ...</text:p>
      <text:p text:style-name="P1">Setting up libpulse0:amd64 (1:8.0-0ubuntu3.15) ...</text:p>
      <text:p text:style-name="P1">Setting up libpulsedsp:amd64 (1:8.0-0ubuntu3.15) ...</text:p>
      <text:p text:style-name="P1">Setting up pulseaudio-utils (1:8.0-0ubuntu3.15) ...</text:p>
      <text:p text:style-name="P1">Setting up pulseaudio (1:8.0-0ubuntu3.15) ...</text:p>
      <text:p text:style-name="P1">Setting up pulseaudio-module-x11 (1:8.0-0ubuntu3.15) ...</text:p>
      <text:p text:style-name="P1">Setting up pulseaudio-module-bluetooth (1:8.0-0ubuntu3.15) ...</text:p>
      <text:p text:style-name="P1"><text:soft-page-break/>Setting up libpulse-mainloop-glib0:amd64 (1:8.0-0ubuntu3.15) ...</text:p>
      <text:p text:style-name="P1">Setting up gstreamer1.0-pulseaudio:amd64 (1.8.3-1ubuntu0.5) ...</text:p>
      <text:p text:style-name="P1">Setting up imagemagick-6.q16 (8:6.8.9.9-7ubuntu5.16) ...</text:p>
      <text:p text:style-name="P1">Setting up imagemagick (8:6.8.9.9-7ubuntu5.16) ...</text:p>
      <text:p text:style-name="P1">Setting up libcurl3:amd64 (7.47.0-1ubuntu2.19) ...</text:p>
      <text:p text:style-name="P1">Setting up libexif12:amd64 (0.6.21-2ubuntu0.6) ...</text:p>
      <text:p text:style-name="P1">Setting up libjasper1:amd64 (1.900.1-debian1-2.4ubuntu1.3) ...</text:p>
      <text:p text:style-name="P1">Setting up libopenexr22:amd64 (2.2.0-10ubuntu2.6) ...</text:p>
      <text:p text:style-name="P1">Setting up libmagickcore-6.q16-2-extra:amd64 (8:6.8.9.9-7ubuntu5.16) ...</text:p>
      <text:p text:style-name="P1">Setting up libpoppler58:amd64 (0.41.0-0ubuntu1.16) ...</text:p>
      <text:p text:style-name="P1">Setting up libpoppler-glib8:amd64 (0.41.0-0ubuntu1.16) ...</text:p>
      <text:p text:style-name="P1">Setting up libproxy1v5:amd64 (0.4.11-5ubuntu1.2) ...</text:p>
      <text:p text:style-name="P1">Setting up libproxy1-plugin-networkmanager:amd64 (0.4.11-5ubuntu1.2) ...</text:p>
      <text:p text:style-name="P1">Setting up libproxy1-plugin-gsettings:amd64 (0.4.11-5ubuntu1.2) ...</text:p>
      <text:p text:style-name="P1">Setting up libraptor2-0:amd64 (2.0.14-1ubuntu0.16.04.1) ...</text:p>
      <text:p text:style-name="P1">Setting up libsnmp-base (5.7.3+dfsg-1ubuntu4.6) ...</text:p>
      <text:p text:style-name="P1">Setting up libsnmp30:amd64 (5.7.3+dfsg-1ubuntu4.6) ...</text:p>
      <text:p text:style-name="P1">Setting up libvncclient1:amd64 (0.9.10+dfsg-3ubuntu0.16.04.6) ...</text:p>
      <text:p text:style-name="P1">Setting up poppler-utils (0.41.0-0ubuntu1.16) ...</text:p>
      <text:p text:style-name="P1">Setting up python3-cryptography (1.2.3-1ubuntu0.3) ...</text:p>
      <text:p text:style-name="P1">Setting up python3-lxml (3.5.0-1ubuntu0.4) ...</text:p>
      <text:p text:style-name="P1">Setting up python3-pil:amd64 (3.1.2-0ubuntu1.6) ...</text:p>
      <text:p text:style-name="P1">Setting up python3-pyparsing (2.0.3+dfsg1-1ubuntu0.2) ...</text:p>
      <text:p text:style-name="P1">Setting up python3-aptdaemon (1.1.1+bzr982-0ubuntu14.5) ...</text:p>
      <text:p text:style-name="P1">Setting up python3-aptdaemon.pkcompat (1.1.1+bzr982-0ubuntu14.5) ...</text:p>
      <text:p text:style-name="P1">Setting up aptdaemon (1.1.1+bzr982-0ubuntu14.5) ...</text:p>
      <text:p text:style-name="P1">Setting up aptdaemon-data (1.1.1+bzr982-0ubuntu14.5) ...</text:p>
      <text:p text:style-name="P1">Setting up python3-aptdaemon.gtk3widgets (1.1.1+bzr982-0ubuntu14.5) ...</text:p>
      <text:p text:style-name="P1">Setting up python3-software-properties (0.96.20.10) ...</text:p>
      <text:p text:style-name="P1">Setting up software-properties-common (0.96.20.10) ...</text:p>
      <text:p text:style-name="P1">Setting up software-properties-gtk (0.96.20.10) ...</text:p>
      <text:p text:style-name="P1">Setting up python3-urllib3 (1.13.1-2ubuntu0.16.04.4) ...</text:p>
      <text:p text:style-name="P1">Setting up python3-xdg (0.25-4ubuntu0.16.04.1) ...</text:p>
      <text:p text:style-name="P1">Setting up sane-utils (1.0.25+git20150528-1ubuntu2.16.04.3) ...</text:p>
      <text:p text:style-name="P1">Setting up sbsigntool (0.6-0ubuntu10.2) ...</text:p>
      <text:p text:style-name="P1">Setting up wpasupplicant (2.4-0ubuntu6.8) ...</text:p>
      <text:p text:style-name="P1">Setting up ubuntu-desktop (1.361.6) ...</text:p>
      <text:p text:style-name="P1">Setting up unattended-upgrades (1.1ubuntu1.18.04.7~16.04.7) ...</text:p>
      <text:p text:style-name="P1">Setting up vino (3.8.1-0ubuntu9.4) ...</text:p>
      <text:p text:style-name="P1">Setting up wireless-regdb (2020.11.20-0ubuntu1~16.04.2) ...</text:p>
      <text:p text:style-name="P1">Setting up xdg-utils (1.1.1-1ubuntu1.16.04.5) ...</text:p>
      <text:p text:style-name="P1">Setting up intel-microcode (3.20210216.0ubuntu0.16.04.1) ...</text:p>
      <text:p text:style-name="P1">update-initramfs: deferring update (trigger activated)</text:p>
      <text:p text:style-name="P1">intel-microcode: microcode will be updated at next boot</text:p>
      <text:p text:style-name="P1">Setting up p11-kit (0.23.2-5~ubuntu16.04.2) ...</text:p>
      <text:p text:style-name="P1">Setting up libnss3-nssdb (2:3.28.4-0ubuntu0.16.04.14) ...</text:p>
      <text:p text:style-name="P1">Setting up libnss3:amd64 (2:3.28.4-0ubuntu0.16.04.14) ...</text:p>
      <text:p text:style-name="P1">Processing triggers for gconf2 (3.2.6-3ubuntu6) ...</text:p>
      <text:p text:style-name="P1">Processing triggers for desktop-file-utils (0.22-1ubuntu5.2) ...</text:p>
      <text:p text:style-name="P1">Processing triggers for bamfdaemon (0.5.3~bzr0+16.04.20180209-0ubuntu1) ...</text:p>
      <text:p text:style-name="P1">Rebuilding /usr/share/applications/bamf-2.index...</text:p>
      <text:p text:style-name="P1">Processing triggers for shared-mime-info (1.5-2ubuntu0.2) ...</text:p>
      <text:p text:style-name="P1"><text:soft-page-break/>Processing triggers for libc-bin (2.23-0ubuntu11.3) ...</text:p>
      <text:p text:style-name="P1">Processing triggers for initramfs-tools (0.122ubuntu8.17) ...</text:p>
      <text:p text:style-name="P1">update-initramfs: Generating /boot/initrd.img-4.15.0-112-generic</text:p>
      <text:p text:style-name="P1">Processing triggers for ca-certificates (20210119~16.04.1) ...</text:p>
      <text:p text:style-name="P1">Updating certificates in /etc/ssl/certs...</text:p>
      <text:p text:style-name="P1">21 added, 19 removed; done.</text:p>
      <text:p text:style-name="P1">Running hooks in /etc/ca-certificates/update.d...</text:p>
      <text:p text:style-name="P1">done.</text:p>
      <text:p text:style-name="P1">Processing triggers for systemd (229-4ubuntu21.31) ...</text:p>
      <text:p text:style-name="P1">Processing triggers for ureadahead (0.100.0-19.1) ...</text:p>
      <text:p text:style-name="P1">vbox@Ubuntu16:~$ <text:span text:style-name="T1">sudo apt-get install openssh-server</text:span></text:p>
      <text:p text:style-name="P1">Reading package lists... Done</text:p>
      <text:p text:style-name="P1">Building dependency tree <text:s text:c="6"/></text:p>
      <text:p text:style-name="P1">Reading state information... Done</text:p>
      <text:p text:style-name="P1">The following additional packages will be installed:</text:p>
      <text:p text:style-name="P1"><text:s text:c="2"/>ncurses-term openssh-sftp-server ssh-import-id</text:p>
      <text:p text:style-name="P1">Suggested packages:</text:p>
      <text:p text:style-name="P1"><text:s text:c="2"/>ssh-askpass rssh molly-guard monkeysphere</text:p>
      <text:p text:style-name="P1">The following NEW packages will be installed:</text:p>
      <text:p text:style-name="P1"><text:s text:c="2"/>ncurses-term openssh-server openssh-sftp-server ssh-import-id</text:p>
      <text:p text:style-name="P1">0 upgraded, 4 newly installed, 0 to remove and 10 not upgraded.</text:p>
      <text:p text:style-name="P1">Need to get 633 kB of archives.</text:p>
      <text:p text:style-name="P1">After this operation, 5,136 kB of additional disk space will be used.</text:p>
      <text:p text:style-name="P1">Do you want to continue? [Y/n] Y</text:p>
      <text:p text:style-name="P1">Get:1 http://in.archive.ubuntu.com/ubuntu xenial/main amd64 ncurses-term all 6.0+20160213-1ubuntu1 [249 kB]</text:p>
      <text:p text:style-name="P1">Get:2 http://in.archive.ubuntu.com/ubuntu xenial-updates/main amd64 openssh-sftp-server amd64 1:7.2p2-4ubuntu2.10 [38.8 kB]</text:p>
      <text:p text:style-name="P1">Get:3 http://in.archive.ubuntu.com/ubuntu xenial-updates/main amd64 openssh-server amd64 1:7.2p2-4ubuntu2.10 [335 kB]</text:p>
      <text:p text:style-name="P1">Get:4 http://in.archive.ubuntu.com/ubuntu xenial/main amd64 ssh-import-id all 5.5-0ubuntu1 [10.2 kB]</text:p>
      <text:p text:style-name="P1">Fetched 633 kB in 3s (161 kB/s) <text:s text:c="10"/></text:p>
      <text:p text:style-name="P1">Preconfiguring packages ...</text:p>
      <text:p text:style-name="P1">Selecting previously unselected package ncurses-term.</text:p>
      <text:p text:style-name="P1">(Reading database ... 177109 files and directories currently installed.)</text:p>
      <text:p text:style-name="P1">Preparing to unpack .../ncurses-term_6.0+20160213-1ubuntu1_all.deb ...</text:p>
      <text:p text:style-name="P1">Unpacking ncurses-term (6.0+20160213-1ubuntu1) ...</text:p>
      <text:p text:style-name="P1">Selecting previously unselected package openssh-sftp-server.</text:p>
      <text:p text:style-name="P1">Preparing to unpack .../openssh-sftp-server_1%3a7.2p2-4ubuntu2.10_amd64.deb ...</text:p>
      <text:p text:style-name="P1">Unpacking openssh-sftp-server (1:7.2p2-4ubuntu2.10) ...</text:p>
      <text:p text:style-name="P1">Selecting previously unselected package openssh-server.</text:p>
      <text:p text:style-name="P1">Preparing to unpack .../openssh-server_1%3a7.2p2-4ubuntu2.10_amd64.deb ...</text:p>
      <text:p text:style-name="P1">Unpacking openssh-server (1:7.2p2-4ubuntu2.10) ...</text:p>
      <text:p text:style-name="P1">Selecting previously unselected package ssh-import-id.</text:p>
      <text:p text:style-name="P1">Preparing to unpack .../ssh-import-id_5.5-0ubuntu1_all.deb ...</text:p>
      <text:p text:style-name="P1">Unpacking ssh-import-id (5.5-0ubuntu1) ...</text:p>
      <text:p text:style-name="P1">Processing triggers for man-db (2.7.5-1) ...</text:p>
      <text:p text:style-name="P1">Processing triggers for systemd (229-4ubuntu21.31) ...</text:p>
      <text:p text:style-name="P1">Processing triggers for ureadahead (0.100.0-19.1) ...</text:p>
      <text:p text:style-name="P1">Processing triggers for ufw (0.35-0ubuntu2) ...</text:p>
      <text:p text:style-name="P1">Setting up ncurses-term (6.0+20160213-1ubuntu1) ...</text:p>
      <text:p text:style-name="P1"><text:soft-page-break/>Setting up openssh-sftp-server (1:7.2p2-4ubuntu2.10) ...</text:p>
      <text:p text:style-name="P1">Setting up openssh-server (1:7.2p2-4ubuntu2.10) ...</text:p>
      <text:p text:style-name="P1">Creating SSH2 RSA key; this may take some time ...</text:p>
      <text:p text:style-name="P1">2048 SHA256:Ery0nXIw9n3oahlU7k0hdF2RT/1wseOP6C8kilqgads root@Ubuntu16 (RSA)</text:p>
      <text:p text:style-name="P1">Creating SSH2 DSA key; this may take some time ...</text:p>
      <text:p text:style-name="P1">1024 SHA256:Z32CoBjnzw+83LnkjHtzflk5v/Zmt+Jku/LKLjXuxA4 root@Ubuntu16 (DSA)</text:p>
      <text:p text:style-name="P1">Creating SSH2 ECDSA key; this may take some time ...</text:p>
      <text:p text:style-name="P1">256 SHA256:n0A/7I6Nkivodvgx8xWzwHoSa0kZdQ1dmPzb4I53+u4 root@Ubuntu16 (ECDSA)</text:p>
      <text:p text:style-name="P1">Creating SSH2 ED25519 key; this may take some time ...</text:p>
      <text:p text:style-name="P1">256 SHA256:9xiEZ3vE0YNPOLDXdZiIHaF3bT7RbU6pdJvSxbCvPCs root@Ubuntu16 (ED25519)</text:p>
      <text:p text:style-name="P1">Setting up ssh-import-id (5.5-0ubuntu1) ...</text:p>
      <text:p text:style-name="P1">Processing triggers for systemd (229-4ubuntu21.31) ...</text:p>
      <text:p text:style-name="P1">Processing triggers for ureadahead (0.100.0-19.1) ...</text:p>
      <text:p text:style-name="P1">Processing triggers for ufw (0.35-0ubuntu2) ...</text:p>
      <text:p text:style-name="P1">vbox@Ubuntu16:~$ sudo cp /etc/ssh_config/etc/ssh/sshd_config.factory-defaults</text:p>
      <text:p text:style-name="P1">cp: missing destination file operand after '/etc/ssh_config/etc/ssh/sshd_config.factory-defaults'</text:p>
      <text:p text:style-name="P1">Try 'cp --help' for more information.</text:p>
      <text:p text:style-name="P1">vbox@Ubuntu16:~$ sudo cp/etc/ssh_config/etc/ssh/sshd_config.factory-defaults</text:p>
      <text:p text:style-name="P1">sudo: cp/etc/ssh_config/etc/ssh/sshd_config.factory-defaults: command not found</text:p>
      <text:p text:style-name="P1">vbox@Ubuntu16:~$ <text:span text:style-name="T1">sudo cp /etc/ssh_config/etc/ssh/sshd_config.factory-defaults</text:span></text:p>
      <text:p text:style-name="P1">cp: missing destination file operand after '/etc/ssh_config/etc/ssh/sshd_config.factory-defaults'</text:p>
      <text:p text:style-name="P1">Try 'cp --help' for more information.</text:p>
      <text:p text:style-name="P1">vbox@Ubuntu16:~$ cp --help</text:p>
      <text:p text:style-name="P1">Usage: cp [OPTION]... [-T] SOURCE DEST</text:p>
      <text:p text:style-name="P1"><text:s text:c="2"/>or: <text:s/>cp [OPTION]... SOURCE... DIRECTORY</text:p>
      <text:p text:style-name="P1"><text:s text:c="2"/>or: <text:s/>cp [OPTION]... -t DIRECTORY SOURCE...</text:p>
      <text:p text:style-name="P1">Copy SOURCE to DEST, or multiple SOURCE(s) to DIRECTORY.</text:p>
      <text:p text:style-name="P1"/>
      <text:p text:style-name="P1">Mandatory arguments to long options are mandatory for short options too.</text:p>
      <text:p text:style-name="P1"><text:s text:c="2"/>-a, --archive <text:s text:c="15"/>same as -dR --preserve=all</text:p>
      <text:p text:style-name="P1"><text:s text:c="6"/>--attributes-only <text:s text:c="7"/>don't copy the file data, just the attributes</text:p>
      <text:p text:style-name="P1"><text:s text:c="6"/>--backup[=CONTROL] <text:s text:c="6"/>make a backup of each existing destination file</text:p>
      <text:p text:style-name="P1"><text:s text:c="2"/>-b <text:s text:c="26"/>like --backup but does not accept an argument</text:p>
      <text:p text:style-name="P1"><text:s text:c="6"/>--copy-contents <text:s text:c="9"/>copy contents of special files when recursive</text:p>
      <text:p text:style-name="P1"><text:s text:c="2"/>-d <text:s text:c="26"/>same as --no-dereference --preserve=links</text:p>
      <text:p text:style-name="P1"><text:s text:c="2"/>-f, --force <text:s text:c="17"/>if an existing destination file cannot be</text:p>
      <text:p text:style-name="P1"><text:s text:c="33"/>opened, remove it and try again (this option</text:p>
      <text:p text:style-name="P1"><text:s text:c="33"/>is ignored when the -n option is also used)</text:p>
      <text:p text:style-name="P1"><text:s text:c="2"/>-i, --interactive <text:s text:c="11"/>prompt before overwrite (overrides a previous -n</text:p>
      <text:p text:style-name="P1"><text:s text:c="34"/>option)</text:p>
      <text:p text:style-name="P1"><text:s text:c="2"/>-H <text:s text:c="26"/>follow command-line symbolic links in SOURCE</text:p>
      <text:p text:style-name="P1"><text:s text:c="2"/>-l, --link <text:s text:c="18"/>hard link files instead of copying</text:p>
      <text:p text:style-name="P1"><text:s text:c="2"/>-L, --dereference <text:s text:c="11"/>always follow symbolic links in SOURCE</text:p>
      <text:p text:style-name="P1"><text:s text:c="2"/>-n, --no-clobber <text:s text:c="12"/>do not overwrite an existing file (overrides</text:p>
      <text:p text:style-name="P1"><text:s text:c="33"/>a previous -i option)</text:p>
      <text:p text:style-name="P1"><text:s text:c="2"/>-P, --no-dereference <text:s text:c="8"/>never follow symbolic links in SOURCE</text:p>
      <text:p text:style-name="P1"><text:s text:c="2"/>-p <text:s text:c="26"/>same as --preserve=mode,ownership,timestamps</text:p>
      <text:p text:style-name="P1"><text:s text:c="6"/>--preserve[=ATTR_LIST] <text:s text:c="2"/>preserve the specified attributes (default:</text:p>
      <text:p text:style-name="P1"><text:s text:c="33"/>mode,ownership,timestamps), if possible</text:p>
      <text:p text:style-name="P1"><text:s text:c="33"/>additional attributes: context, links, xattr,</text:p>
      <text:p text:style-name="P1"><text:s text:c="33"/>all</text:p>
      <text:p text:style-name="P1"><text:soft-page-break/><text:s text:c="6"/>--no-preserve=ATTR_LIST <text:s/>don't preserve the specified attributes</text:p>
      <text:p text:style-name="P1"><text:s text:c="6"/>--parents <text:s text:c="15"/>use full source file name under DIRECTORY</text:p>
      <text:p text:style-name="P1"><text:s text:c="2"/>-R, -r, --recursive <text:s text:c="9"/>copy directories recursively</text:p>
      <text:p text:style-name="P1"><text:s text:c="6"/>--reflink[=WHEN] <text:s text:c="8"/>control clone/CoW copies. See below</text:p>
      <text:p text:style-name="P1"><text:s text:c="6"/>--remove-destination <text:s text:c="4"/>remove each existing destination file before</text:p>
      <text:p text:style-name="P1"><text:s text:c="33"/>attempting to open it (contrast with --force)</text:p>
      <text:p text:style-name="P1"><text:s text:c="6"/>--sparse=WHEN <text:s text:c="11"/>control creation of sparse files. See below</text:p>
      <text:p text:style-name="P1"><text:s text:c="6"/>--strip-trailing-slashes <text:s/>remove any trailing slashes from each SOURCE</text:p>
      <text:p text:style-name="P1"><text:s text:c="33"/>argument</text:p>
      <text:p text:style-name="P1"><text:s text:c="2"/>-s, --symbolic-link <text:s text:c="9"/>make symbolic links instead of copying</text:p>
      <text:p text:style-name="P1"><text:s text:c="2"/>-S, --suffix=SUFFIX <text:s text:c="9"/>override the usual backup suffix</text:p>
      <text:p text:style-name="P1"><text:s text:c="2"/>-t, --target-directory=DIRECTORY <text:s/>copy all SOURCE arguments into DIRECTORY</text:p>
      <text:p text:style-name="P1"><text:s text:c="2"/>-T, --no-target-directory <text:s text:c="3"/>treat DEST as a normal file</text:p>
      <text:p text:style-name="P1"><text:s text:c="2"/>-u, --update <text:s text:c="16"/>copy only when the SOURCE file is newer</text:p>
      <text:p text:style-name="P1"><text:s text:c="33"/>than the destination file or when the</text:p>
      <text:p text:style-name="P1"><text:s text:c="33"/>destination file is missing</text:p>
      <text:p text:style-name="P1"><text:s text:c="2"/>-v, --verbose <text:s text:c="15"/>explain what is being done</text:p>
      <text:p text:style-name="P1"><text:s text:c="2"/>-x, --one-file-system <text:s text:c="7"/>stay on this file system</text:p>
      <text:p text:style-name="P1"><text:s text:c="2"/>-Z <text:s text:c="26"/>set SELinux security context of destination</text:p>
      <text:p text:style-name="P1"><text:s text:c="33"/>file to default type</text:p>
      <text:p text:style-name="P1"><text:s text:c="6"/>--context[=CTX] <text:s text:c="9"/>like -Z, or if CTX is specified then set the</text:p>
      <text:p text:style-name="P1"><text:s text:c="33"/>SELinux or SMACK security context to CTX</text:p>
      <text:p text:style-name="P1"><text:s text:c="6"/>--help <text:s text:c="4"/>display this help and exit</text:p>
      <text:p text:style-name="P1"><text:s text:c="6"/>--version <text:s/>output version information and exit</text:p>
      <text:p text:style-name="P1"/>
      <text:p text:style-name="P1">By default, sparse SOURCE files are detected by a crude heuristic and the</text:p>
      <text:p text:style-name="P1">corresponding DEST file is made sparse as well. <text:s/>That is the behavior</text:p>
      <text:p text:style-name="P1">selected by --sparse=auto. <text:s/>Specify --sparse=always to create a sparse DEST</text:p>
      <text:p text:style-name="P1">file whenever the SOURCE file contains a long enough sequence of zero bytes.</text:p>
      <text:p text:style-name="P1">Use --sparse=never to inhibit creation of sparse files.</text:p>
      <text:p text:style-name="P1"/>
      <text:p text:style-name="P1">When --reflink[=always] is specified, perform a lightweight copy, where the</text:p>
      <text:p text:style-name="P1">data blocks are copied only when modified. <text:s/>If this is not possible the copy</text:p>
      <text:p text:style-name="P1">fails, or if --reflink=auto is specified, fall back to a standard copy.</text:p>
      <text:p text:style-name="P1"/>
      <text:p text:style-name="P1">The backup suffix is '~', unless set with --suffix or SIMPLE_BACKUP_SUFFIX.</text:p>
      <text:p text:style-name="P1">The version control method may be selected via the --backup option or through</text:p>
      <text:p text:style-name="P1">the VERSION_CONTROL environment variable. <text:s/>Here are the values:</text:p>
      <text:p text:style-name="P1"/>
      <text:p text:style-name="P1"><text:s text:c="2"/>none, off <text:s text:c="6"/>never make backups (even if --backup is given)</text:p>
      <text:p text:style-name="P1"><text:s text:c="2"/>numbered, t <text:s text:c="4"/>make numbered backups</text:p>
      <text:p text:style-name="P1"><text:s text:c="2"/>existing, nil <text:s text:c="2"/>numbered if numbered backups exist, simple otherwise</text:p>
      <text:p text:style-name="P1"><text:s text:c="2"/>simple, never <text:s text:c="2"/>always make simple backups</text:p>
      <text:p text:style-name="P1"/>
      <text:p text:style-name="P1">As a special case, cp makes a backup of SOURCE when the force and backup</text:p>
      <text:p text:style-name="P1">options are given and SOURCE and DEST are the same name for an existing,</text:p>
      <text:p text:style-name="P1">regular file.</text:p>
      <text:p text:style-name="P1"/>
      <text:p text:style-name="P1">GNU coreutils online help: &lt;http://www.gnu.org/software/coreutils/&gt;</text:p>
      <text:p text:style-name="P1">Full documentation at: &lt;http://www.gnu.org/software/coreutils/cp&gt;</text:p>
      <text:p text:style-name="P1">or available locally via: info '(coreutils) cp invocation'</text:p>
      <text:p text:style-name="P1">vbox@Ubuntu16:~$ <text:span text:style-name="T1">sudo gedit /etc/ssh/sshd_config</text:span></text:p>
      <text:p text:style-name="P2"><text:soft-page-break/>Changes to be made in configuration file</text:p>
      <text:p text:style-name="P2">1.Disable password authentication by changing this line in the configuration file</text:p>
      <text:p text:style-name="P2">#PasswordAuthentication yes to PasswordAuthentication no.</text:p>
      <text:p text:style-name="P2">2.Add the following Lines to the End (Check username for eg. Slii here)</text:p>
      <text:p text:style-name="P2">AllowUsers slii</text:p>
      <text:p text:style-name="P2">PermitRootLogin no</text:p>
      <text:p text:style-name="P2">PubkeyAuthentication yes</text:p>
      <text:p text:style-name="P2">3.Change LogLevel INFO to LogLevel VERBOSE.</text:p>
      <text:p text:style-name="P2">4.Save and Restart SSH</text:p>
      <text:p text:style-name="P1"/>
      <text:p text:style-name="P1">(gedit:7222): Gtk-WARNING **: Calling Inhibit failed: GDBus.Error:org.freedesktop.DBus.Error.ServiceUnknown: The name org.gnome.SessionManager was not provided by any .service files</text:p>
      <text:p text:style-name="P1"/>
      <text:p text:style-name="P1">** (gedit:7222): WARNING **: Set document metadata failed: Setting attribute metadata::gedit-spell-enabled not supported</text:p>
      <text:p text:style-name="P1"/>
      <text:p text:style-name="P1">** (gedit:7222): WARNING **: Set document metadata failed: Setting attribute metadata::gedit-encoding not supported</text:p>
      <text:p text:style-name="P1"/>
      <text:p text:style-name="P1">** (gedit:7222): WARNING **: Set document metadata failed: Setting attribute metadata::gedit-position not supported</text:p>
      <text:p text:style-name="P1">vbox@Ubuntu16:~$ sudo gedit /etc/ssh/sshd_config</text:p>
      <text:p text:style-name="P1"/>
      <text:p text:style-name="P1">** (gedit:7261): WARNING **: Set document metadata failed: Setting attribute metadata::gedit-spell-enabled not supported</text:p>
      <text:p text:style-name="P1"/>
      <text:p text:style-name="P1">** (gedit:7261): WARNING **: Set document metadata failed: Setting attribute metadata::gedit-encoding not supported</text:p>
      <text:p text:style-name="P1"/>
      <text:p text:style-name="P1">** (gedit:7261): WARNING **: Set document metadata failed: Setting attribute metadata::gedit-position not supported</text:p>
      <text:p text:style-name="P1"/>
      <text:p text:style-name="P1">vbox@Ubuntu16:~$ <text:span text:style-name="T1">sudo systemctl restart ssh</text:span></text:p>
      <text:p text:style-name="P1">vbox@Ubuntu16:~$ <text:span text:style-name="T1">ssh-keygen -t rsa -P ""</text:span></text:p>
      <text:p text:style-name="P1">Generating public/private rsa key pair.</text:p>
      <text:p text:style-name="P1">Enter file in which to save the key (/home/vbox/.ssh/id_rsa): <text:span text:style-name="T1">ssh localhost</text:span></text:p>
      <text:p text:style-name="P1">Your identification has been saved in ssh localhost.</text:p>
      <text:p text:style-name="P1">Your public key has been saved in ssh localhost.pub.</text:p>
      <text:p text:style-name="P1">The key fingerprint is:</text:p>
      <text:p text:style-name="P1">SHA256:4e70owTcbn6bcWN1UJVjcqrefHSpCkQHnBKajGue1j4 vbox@Ubuntu16</text:p>
      <text:p text:style-name="P1">The key's randomart image is:</text:p>
      <text:p text:style-name="P1">+---[RSA 2048]----+</text:p>
      <text:p text:style-name="P1">| <text:s text:c="6"/>.o.. <text:s text:c="4"/>=|</text:p>
      <text:p text:style-name="P1">| <text:s text:c="3"/>o o. o. <text:s/>. * |</text:p>
      <text:p text:style-name="P1">| <text:s text:c="2"/>. + <text:s/>o. . <text:s/>* .|</text:p>
      <text:p text:style-name="P1">| <text:s text:c="3"/>.. o... <text:s/>. . |</text:p>
      <text:p text:style-name="P1">| <text:s text:c="2"/>o <text:s/>o S. <text:s/>. . o|</text:p>
      <text:p text:style-name="P1">| <text:s/>o o <text:s/>+. <text:s/>. . +.|</text:p>
      <text:p text:style-name="P1">| <text:s text:c="2"/>+ . <text:s/>*.o * o .|</text:p>
      <text:p text:style-name="P1">| <text:s/>. .E * .+* = . |</text:p>
      <text:p text:style-name="P1">| <text:s text:c="4"/>.. +o++. . <text:s/>|</text:p>
      <text:p text:style-name="P1"><text:soft-page-break/>+----[SHA256]-----+</text:p>
      <text:p text:style-name="P1">vbox@Ubuntu16:~$ <text:span text:style-name="T1">sudo apt-get install eclipse eclipse-cdt</text:span></text:p>
      <text:p text:style-name="P1">Reading package lists... Done</text:p>
      <text:p text:style-name="P1">Building dependency tree <text:s text:c="6"/></text:p>
      <text:p text:style-name="P1">Reading state information... Done</text:p>
      <text:p text:style-name="P1">The following additional packages will be installed:</text:p>
      <text:p text:style-name="P1"><text:s text:c="2"/>ant ant-optional aspectj binfmt-support ca-certificates-java default-jdk</text:p>
      <text:p text:style-name="P1"><text:s text:c="2"/>default-jdk-headless default-jre default-jre-headless eclipse-cdt-jni</text:p>
      <text:p text:style-name="P1"><text:s text:c="2"/>eclipse-jdt eclipse-pde eclipse-platform eclipse-platform-data eclipse-rcp</text:p>
      <text:p text:style-name="P1"><text:s text:c="2"/>fastjar fonts-dejavu-extra jarwrapper java-common junit junit4</text:p>
      <text:p text:style-name="P1"><text:s text:c="2"/>libapache-pom-java libasm3-java libasm4-java libaspectj-java libbonobo2-0</text:p>
      <text:p text:style-name="P1"><text:s text:c="2"/>libbonobo2-common libbonoboui2-0 libbonoboui2-common libcglib3-java</text:p>
      <text:p text:style-name="P1"><text:s text:c="2"/>libcommons-beanutils-java libcommons-cli-java libcommons-codec-java</text:p>
      <text:p text:style-name="P1"><text:s text:c="2"/>libcommons-collections3-java libcommons-compress-java libcommons-dbcp-java</text:p>
      <text:p text:style-name="P1"><text:s text:c="2"/>libcommons-digester-java libcommons-httpclient-java libcommons-logging-java</text:p>
      <text:p text:style-name="P1"><text:s text:c="2"/>libcommons-parent-java libcommons-pool-java libdb-java libdb-je-java</text:p>
      <text:p text:style-name="P1"><text:s text:c="2"/>libdb5.3-java libdb5.3-java-jni libeasymock-java libecj-java</text:p>
      <text:p text:style-name="P1"><text:s text:c="2"/>libequinox-osgi-java libfelix-bundlerepository-java</text:p>
      <text:p text:style-name="P1"><text:s text:c="2"/>libfelix-gogo-command-java libfelix-gogo-runtime-java</text:p>
      <text:p text:style-name="P1"><text:s text:c="2"/>libfelix-gogo-shell-java libfelix-osgi-obr-java libfelix-shell-java</text:p>
      <text:p text:style-name="P1"><text:s text:c="2"/>libfelix-utils-java libgeronimo-jpa-2.0-spec-java</text:p>
      <text:p text:style-name="P1"><text:s text:c="2"/>libgeronimo-osgi-support-java libgif7 libglade2-0 libgnome-2-0 libgnome2-0</text:p>
      <text:p text:style-name="P1"><text:s text:c="2"/>libgnome2-bin libgnome2-common libgnomecanvas2-0 libgnomecanvas2-common</text:p>
      <text:p text:style-name="P1"><text:s text:c="2"/>libgnomeui-0 libgnomeui-common libgnomevfs2-0 libgnomevfs2-common</text:p>
      <text:p text:style-name="P1"><text:s text:c="2"/>libhamcrest-java libice-dev libicu4j-49-java libicu4j-java libjetty8-java</text:p>
      <text:p text:style-name="P1"><text:s text:c="2"/>libjline-java libjsch-java libjtidy-java libkxml2-java liblucene2-java</text:p>
      <text:p text:style-name="P1"><text:s text:c="2"/>libobjenesis-java liborbit-2-0 libosgi-annotation-java</text:p>
      <text:p text:style-name="P1"><text:s text:c="2"/>libosgi-compendium-java libosgi-core-java libosgi-foundation-ee-java</text:p>
      <text:p text:style-name="P1"><text:s text:c="2"/>libpthread-stubs0-dev libregexp-java libservlet3.0-java libservlet3.1-java</text:p>
      <text:p text:style-name="P1"><text:s text:c="2"/>libsm-dev libswt-cairo-gtk-3-jni libswt-glx-gtk-3-jni libswt-gnome-gtk-3-jni</text:p>
      <text:p text:style-name="P1"><text:s text:c="2"/>libswt-gtk-3-java libswt-gtk-3-jni libswt-webkit-gtk-3-jni libtomcat7-java</text:p>
      <text:p text:style-name="P1"><text:s text:c="2"/>libx11-dev libx11-doc libxau-dev libxcb1-dev libxdmcp-dev libxt-dev</text:p>
      <text:p text:style-name="P1"><text:s text:c="2"/>openjdk-8-jdk openjdk-8-jdk-headless openjdk-8-jre openjdk-8-jre-headless</text:p>
      <text:p text:style-name="P1"><text:s text:c="2"/>sat4j x11proto-core-dev x11proto-input-dev x11proto-kb-dev</text:p>
      <text:p text:style-name="P1"><text:s text:c="2"/>xorg-sgml-doctools xtrans-dev</text:p>
      <text:p text:style-name="P1">Suggested packages:</text:p>
      <text:p text:style-name="P1"><text:s text:c="2"/>ant-doc ant-gcj ant-optional-gcj antlr javacc jython libbcel-java</text:p>
      <text:p text:style-name="P1"><text:s text:c="2"/>libbsf-java libcommons-net-java libgnumail-java libjaxp1.3-java</text:p>
      <text:p text:style-name="P1"><text:s text:c="2"/>libjdepend-java liblog4j1.2-java liboro-java libxalan2-java</text:p>
      <text:p text:style-name="P1"><text:s text:c="2"/>libxml-commons-resolver1.1-java default-java-plugin eclipse-cdt-autotools</text:p>
      <text:p text:style-name="P1"><text:s text:c="2"/>eclipse-cdt-launch-remote junit-doc libbonobo2-bin</text:p>
      <text:p text:style-name="P1"><text:s text:c="2"/>libcommons-beanutils-java-doc libcommons-collections3-java-doc libxz-java</text:p>
      <text:p text:style-name="P1"><text:s text:c="2"/>libcommons-dbcp-java-doc libgeronimo-jta-1.1-spec-java</text:p>
      <text:p text:style-name="P1"><text:s text:c="2"/>libcommons-digester-java-doc libcommons-httpclient-java-doc</text:p>
      <text:p text:style-name="P1"><text:s text:c="2"/>libavalon-framework-java libcommons-logging-java-doc</text:p>
      <text:p text:style-name="P1"><text:s text:c="2"/>libexcalibur-logkit-java libdb5.3-java-gcj libeasymock-java-doc ecj</text:p>
      <text:p text:style-name="P1"><text:s text:c="2"/>libecj-java-gcj libfelix-bundlerepository-java-doc</text:p>
      <text:p text:style-name="P1"><text:s text:c="2"/>libfelix-gogo-command-java-doc libfelix-gogo-runtime-java-doc</text:p>
      <text:p text:style-name="P1"><text:s text:c="2"/>libfelix-gogo-shell-java-doc libfelix-osgi-obr-java-doc</text:p>
      <text:p text:style-name="P1"><text:s text:c="2"/>libfelix-shell-java-doc libfelix-utils-java-doc</text:p>
      <text:p text:style-name="P1"><text:s text:c="2"/>libgeronimo-jpa-2.0-spec-java-doc libgeronimo-osgi-support-java-doc</text:p>
      <text:p text:style-name="P1"><text:s text:c="2"/>desktop-base gnome-icon-theme libgnomevfs2-bin libgnomevfs2-extra gamin</text:p>
      <text:p text:style-name="P1"><text:soft-page-break/><text:s text:c="2"/>| fam gnome-mime-data libice-doc jetty8 libjetty8-java-doc libjline-java-doc</text:p>
      <text:p text:style-name="P1"><text:s text:c="2"/>libjtidy-java-doc libobjenesis-java-doc libosgi-annotation-java-doc</text:p>
      <text:p text:style-name="P1"><text:s text:c="2"/>libosgi-compendium-java-doc libosgi-core-java-doc</text:p>
      <text:p text:style-name="P1"><text:s text:c="2"/>libosgi-foundation-ee-java-doc libsm-doc libswt-gtk-3-java-gcj tomcat7</text:p>
      <text:p text:style-name="P1"><text:s text:c="2"/>libxcb-doc libxt-doc openjdk-8-demo openjdk-8-source visualvm</text:p>
      <text:p text:style-name="P1"><text:s text:c="2"/>icedtea-8-plugin fonts-ipafont-gothic fonts-ipafont-mincho</text:p>
      <text:p text:style-name="P1"><text:s text:c="2"/>fonts-wqy-microhei fonts-wqy-zenhei fonts-indic</text:p>
      <text:p text:style-name="P1">The following NEW packages will be installed:</text:p>
      <text:p text:style-name="P1"><text:s text:c="2"/>ant ant-optional aspectj binfmt-support ca-certificates-java default-jdk</text:p>
      <text:p text:style-name="P1"><text:s text:c="2"/>default-jdk-headless default-jre default-jre-headless eclipse eclipse-cdt</text:p>
      <text:p text:style-name="P1"><text:s text:c="2"/>eclipse-cdt-jni eclipse-jdt eclipse-pde eclipse-platform</text:p>
      <text:p text:style-name="P1"><text:s text:c="2"/>eclipse-platform-data eclipse-rcp fastjar fonts-dejavu-extra jarwrapper</text:p>
      <text:p text:style-name="P1"><text:s text:c="2"/>java-common junit junit4 libapache-pom-java libasm3-java libasm4-java</text:p>
      <text:p text:style-name="P1"><text:s text:c="2"/>libaspectj-java libbonobo2-0 libbonobo2-common libbonoboui2-0</text:p>
      <text:p text:style-name="P1"><text:s text:c="2"/>libbonoboui2-common libcglib3-java libcommons-beanutils-java</text:p>
      <text:p text:style-name="P1"><text:s text:c="2"/>libcommons-cli-java libcommons-codec-java libcommons-collections3-java</text:p>
      <text:p text:style-name="P1"><text:s text:c="2"/>libcommons-compress-java libcommons-dbcp-java libcommons-digester-java</text:p>
      <text:p text:style-name="P1"><text:s text:c="2"/>libcommons-httpclient-java libcommons-logging-java libcommons-parent-java</text:p>
      <text:p text:style-name="P1"><text:s text:c="2"/>libcommons-pool-java libdb-java libdb-je-java libdb5.3-java</text:p>
      <text:p text:style-name="P1"><text:s text:c="2"/>libdb5.3-java-jni libeasymock-java libecj-java libequinox-osgi-java</text:p>
      <text:p text:style-name="P1"><text:s text:c="2"/>libfelix-bundlerepository-java libfelix-gogo-command-java</text:p>
      <text:p text:style-name="P1"><text:s text:c="2"/>libfelix-gogo-runtime-java libfelix-gogo-shell-java libfelix-osgi-obr-java</text:p>
      <text:p text:style-name="P1"><text:s text:c="2"/>libfelix-shell-java libfelix-utils-java libgeronimo-jpa-2.0-spec-java</text:p>
      <text:p text:style-name="P1"><text:s text:c="2"/>libgeronimo-osgi-support-java libgif7 libglade2-0 libgnome-2-0 libgnome2-0</text:p>
      <text:p text:style-name="P1"><text:s text:c="2"/>libgnome2-bin libgnome2-common libgnomecanvas2-0 libgnomecanvas2-common</text:p>
      <text:p text:style-name="P1"><text:s text:c="2"/>libgnomeui-0 libgnomeui-common libgnomevfs2-0 libgnomevfs2-common</text:p>
      <text:p text:style-name="P1"><text:s text:c="2"/>libhamcrest-java libice-dev libicu4j-49-java libicu4j-java libjetty8-java</text:p>
      <text:p text:style-name="P1"><text:s text:c="2"/>libjline-java libjsch-java libjtidy-java libkxml2-java liblucene2-java</text:p>
      <text:p text:style-name="P1"><text:s text:c="2"/>libobjenesis-java liborbit-2-0 libosgi-annotation-java</text:p>
      <text:p text:style-name="P1"><text:s text:c="2"/>libosgi-compendium-java libosgi-core-java libosgi-foundation-ee-java</text:p>
      <text:p text:style-name="P1"><text:s text:c="2"/>libpthread-stubs0-dev libregexp-java libservlet3.0-java libservlet3.1-java</text:p>
      <text:p text:style-name="P1"><text:s text:c="2"/>libsm-dev libswt-cairo-gtk-3-jni libswt-glx-gtk-3-jni libswt-gnome-gtk-3-jni</text:p>
      <text:p text:style-name="P1"><text:s text:c="2"/>libswt-gtk-3-java libswt-gtk-3-jni libswt-webkit-gtk-3-jni libtomcat7-java</text:p>
      <text:p text:style-name="P1"><text:s text:c="2"/>libx11-dev libx11-doc libxau-dev libxcb1-dev libxdmcp-dev libxt-dev</text:p>
      <text:p text:style-name="P1"><text:s text:c="2"/>openjdk-8-jdk openjdk-8-jdk-headless openjdk-8-jre openjdk-8-jre-headless</text:p>
      <text:p text:style-name="P1"><text:s text:c="2"/>sat4j x11proto-core-dev x11proto-input-dev x11proto-kb-dev</text:p>
      <text:p text:style-name="P1"><text:s text:c="2"/>xorg-sgml-doctools xtrans-dev</text:p>
      <text:p text:style-name="P1">0 upgraded, 115 newly installed, 0 to remove and 10 not upgraded.</text:p>
      <text:p text:style-name="P1">Need to get 263 MB of archives.</text:p>
      <text:p text:style-name="P1">After this operation, 437 MB of additional disk space will be used.</text:p>
      <text:p text:style-name="P1">Do you want to continue? [Y/n] Y</text:p>
      <text:p text:style-name="P1">Get:1 http://in.archive.ubuntu.com/ubuntu xenial/universe amd64 eclipse-cdt-jni amd64 8.6.0-1 [15.4 kB]</text:p>
      <text:p text:style-name="P1">Get:2 http://in.archive.ubuntu.com/ubuntu xenial-updates/main amd64 ca-certificates-java all 20160321ubuntu1 [12.5 kB]</text:p>
      <text:p text:style-name="P1">Get:3 http://in.archive.ubuntu.com/ubuntu xenial/main amd64 java-common all 0.56ubuntu2 [7,742 B]</text:p>
      <text:p text:style-name="P1">Get:4 http://in.archive.ubuntu.com/ubuntu xenial-updates/main amd64 openjdk-8-jre-headless amd64 8u292-b10-0ubuntu1~16.04.1 [27.8 MB]</text:p>
      <text:p text:style-name="P1">Get:5 http://in.archive.ubuntu.com/ubuntu xenial/main amd64 default-jre-headless amd64 2:1.8-56ubuntu2 [4,380 B]</text:p>
      <text:p text:style-name="P1"><text:soft-page-break/>Get:6 http://in.archive.ubuntu.com/ubuntu xenial-updates/universe amd64 ant all 1.9.6-1ubuntu1.1 [1,899 kB]</text:p>
      <text:p text:style-name="P1">Get:7 http://in.archive.ubuntu.com/ubuntu xenial-updates/universe amd64 ant-optional all 1.9.6-1ubuntu1.1 [315 kB]</text:p>
      <text:p text:style-name="P1">Get:8 http://in.archive.ubuntu.com/ubuntu xenial-updates/main amd64 libgif7 amd64 5.1.4-0.3~16.04.1 [30.5 kB]</text:p>
      <text:p text:style-name="P1">Get:9 http://in.archive.ubuntu.com/ubuntu xenial-updates/main amd64 openjdk-8-jre amd64 8u292-b10-0ubuntu1~16.04.1 [69.3 kB]</text:p>
      <text:p text:style-name="P1">Get:10 http://in.archive.ubuntu.com/ubuntu xenial/main amd64 default-jre amd64 2:1.8-56ubuntu2 [980 B]</text:p>
      <text:p text:style-name="P1">Get:11 http://in.archive.ubuntu.com/ubuntu xenial-updates/main amd64 libecj-java all 3.10.1-2ubuntu1 [1,642 kB]</text:p>
      <text:p text:style-name="P1">Get:12 http://in.archive.ubuntu.com/ubuntu xenial/main amd64 libcommons-pool-java all 1.6-2 [105 kB]</text:p>
      <text:p text:style-name="P1">Get:13 http://in.archive.ubuntu.com/ubuntu xenial/main amd64 libcommons-collections3-java all 3.2.2-1 [599 kB]</text:p>
      <text:p text:style-name="P1">Get:14 http://in.archive.ubuntu.com/ubuntu xenial/main amd64 libcommons-dbcp-java all 1.4-5ubuntu2 [148 kB]</text:p>
      <text:p text:style-name="P1">Get:15 http://in.archive.ubuntu.com/ubuntu xenial-updates/universe amd64 libservlet3.0-java all 7.0.68-1ubuntu0.4 [304 kB]</text:p>
      <text:p text:style-name="P1">Get:16 http://in.archive.ubuntu.com/ubuntu xenial-updates/universe amd64 libtomcat7-java all 7.0.68-1ubuntu0.4 [3,718 kB]</text:p>
      <text:p text:style-name="P1">Get:17 http://in.archive.ubuntu.com/ubuntu xenial/universe amd64 eclipse-platform-data all 3.8.1-8 [33.5 MB]</text:p>
      <text:p text:style-name="P1">Get:18 http://in.archive.ubuntu.com/ubuntu xenial/universe amd64 libequinox-osgi-java all 3.8.1-8 [1,332 kB]</text:p>
      <text:p text:style-name="P1">Get:19 http://in.archive.ubuntu.com/ubuntu xenial/universe amd64 libhamcrest-java all 1.3-5ubuntu1 [373 kB]</text:p>
      <text:p text:style-name="P1">Get:20 http://in.archive.ubuntu.com/ubuntu xenial-updates/universe amd64 junit4 all 4.12-4ubuntu1.1 [280 kB]</text:p>
      <text:p text:style-name="P1">Get:21 http://in.archive.ubuntu.com/ubuntu xenial/universe amd64 libasm4-java all 5.0.4-1 [252 kB]</text:p>
      <text:p text:style-name="P1">Get:22 http://in.archive.ubuntu.com/ubuntu xenial/universe amd64 libcglib3-java all 3.1+dfsg-1 [726 kB]</text:p>
      <text:p text:style-name="P1">Get:23 http://in.archive.ubuntu.com/ubuntu xenial/universe amd64 libobjenesis-java all 2.2-1 [44.3 kB]</text:p>
      <text:p text:style-name="P1">Get:24 http://in.archive.ubuntu.com/ubuntu xenial/universe amd64 libeasymock-java all 3.3.1+ds-3 [88.3 kB]</text:p>
      <text:p text:style-name="P1">Get:25 http://in.archive.ubuntu.com/ubuntu xenial/universe amd64 libosgi-annotation-java all 6.0.0-1 [3,850 B]</text:p>
      <text:p text:style-name="P1">Get:26 http://in.archive.ubuntu.com/ubuntu xenial/universe amd64 libosgi-core-java all 6.0.0-1 [147 kB]</text:p>
      <text:p text:style-name="P1">Get:27 http://in.archive.ubuntu.com/ubuntu xenial/universe amd64 libfelix-bundlerepository-java all 2.0.6-1 [201 kB]</text:p>
      <text:p text:style-name="P1">Get:28 http://in.archive.ubuntu.com/ubuntu xenial/universe amd64 libfelix-gogo-runtime-java all 0.16.2-1 [110 kB]</text:p>
      <text:p text:style-name="P1">Get:29 http://in.archive.ubuntu.com/ubuntu xenial/universe amd64 libaspectj-java all 1.8.8-1 [11.4 MB]</text:p>
      <text:p text:style-name="P1">Get:30 http://in.archive.ubuntu.com/ubuntu xenial/universe amd64 aspectj all 1.8.8-1 [17.8 kB]</text:p>
      <text:p text:style-name="P1">Get:31 http://in.archive.ubuntu.com/ubuntu xenial/universe amd64 libgeronimo-osgi-support-java all 1.1-1 [22.7 kB]</text:p>
      <text:p text:style-name="P1"><text:soft-page-break/>Get:32 http://in.archive.ubuntu.com/ubuntu xenial/universe amd64 libgeronimo-jpa-2.0-spec-java all 1.1-2 [81.8 kB]</text:p>
      <text:p text:style-name="P1">Get:33 http://in.archive.ubuntu.com/ubuntu xenial/universe amd64 libosgi-foundation-ee-java all 4.2.0-2 [212 kB]</text:p>
      <text:p text:style-name="P1">Get:34 http://in.archive.ubuntu.com/ubuntu xenial-updates/main amd64 libservlet3.1-java all 8.0.32-1ubuntu1.13 [391 kB]</text:p>
      <text:p text:style-name="P1">Get:35 http://in.archive.ubuntu.com/ubuntu xenial/universe amd64 libosgi-compendium-java all 5.0.0-3 [191 kB]</text:p>
      <text:p text:style-name="P1">Get:36 http://in.archive.ubuntu.com/ubuntu xenial/universe amd64 libfelix-gogo-command-java all 0.14.0-2 [51.6 kB]</text:p>
      <text:p text:style-name="P1">Get:37 http://in.archive.ubuntu.com/ubuntu xenial/universe amd64 libfelix-gogo-shell-java all 0.12.0-1 [53.7 kB]</text:p>
      <text:p text:style-name="P1">Get:38 http://in.archive.ubuntu.com/ubuntu xenial/universe amd64 libicu4j-49-java all 49.1-2 [9,160 kB]</text:p>
      <text:p text:style-name="P1">Get:39 http://in.archive.ubuntu.com/ubuntu xenial/universe amd64 libswt-gtk-3-jni amd64 3.8.2-3 [268 kB]</text:p>
      <text:p text:style-name="P1">Get:40 http://in.archive.ubuntu.com/ubuntu xenial/universe amd64 libswt-gtk-3-java amd64 3.8.2-3 [1,638 kB]</text:p>
      <text:p text:style-name="P1">Get:41 http://in.archive.ubuntu.com/ubuntu xenial/universe amd64 libswt-cairo-gtk-3-jni amd64 3.8.2-3 [30.4 kB]</text:p>
      <text:p text:style-name="P1">Get:42 http://in.archive.ubuntu.com/ubuntu xenial/universe amd64 libswt-webkit-gtk-3-jni amd64 3.8.2-3 [30.4 kB]</text:p>
      <text:p text:style-name="P1">Get:43 http://in.archive.ubuntu.com/ubuntu xenial/universe amd64 eclipse-rcp amd64 3.8.1-8 [7,003 kB]</text:p>
      <text:p text:style-name="P1">Get:44 http://in.archive.ubuntu.com/ubuntu xenial/universe amd64 libcommons-codec-java all 1.10-1 [232 kB]</text:p>
      <text:p text:style-name="P1">Get:45 http://in.archive.ubuntu.com/ubuntu xenial/universe amd64 libapache-pom-java all 10-2build1 [4,022 B]</text:p>
      <text:p text:style-name="P1">Get:46 http://in.archive.ubuntu.com/ubuntu xenial/universe amd64 libcommons-parent-java all 39-3 [9,380 B]</text:p>
      <text:p text:style-name="P1">Get:47 http://in.archive.ubuntu.com/ubuntu xenial/universe amd64 libcommons-logging-java all 1.2-1+build1 [59.5 kB]</text:p>
      <text:p text:style-name="P1">Get:48 http://in.archive.ubuntu.com/ubuntu xenial/universe amd64 libcommons-httpclient-java all 3.1-12 [279 kB]</text:p>
      <text:p text:style-name="P1">Get:49 http://in.archive.ubuntu.com/ubuntu xenial/universe amd64 libjetty8-java all 8.1.19-1 [1,571 kB]</text:p>
      <text:p text:style-name="P1">Get:50 http://in.archive.ubuntu.com/ubuntu xenial/universe amd64 libjsch-java all 0.1.53-1ubuntu1 [267 kB]</text:p>
      <text:p text:style-name="P1">Get:51 http://in.archive.ubuntu.com/ubuntu xenial/universe amd64 liblucene2-java all 2.9.4+ds1-4 [5,729 kB]</text:p>
      <text:p text:style-name="P1">Get:52 http://in.archive.ubuntu.com/ubuntu xenial/main amd64 binfmt-support amd64 2.1.6-1 [50.7 kB]</text:p>
      <text:p text:style-name="P1">Get:53 http://in.archive.ubuntu.com/ubuntu xenial/main amd64 fastjar amd64 2:0.98-6 [66.6 kB]</text:p>
      <text:p text:style-name="P1">Get:54 http://in.archive.ubuntu.com/ubuntu xenial-updates/universe amd64 jarwrapper all 0.54ubuntu1.1 [9,978 B]</text:p>
      <text:p text:style-name="P1">Get:55 http://in.archive.ubuntu.com/ubuntu xenial/universe amd64 libcommons-cli-java all 1.3.1-3ubuntu1 [53.3 kB]</text:p>
      <text:p text:style-name="P1">Get:56 http://in.archive.ubuntu.com/ubuntu xenial/universe amd64 sat4j all 2.3.3-1 [393 kB]</text:p>
      <text:p text:style-name="P1">Get:57 http://in.archive.ubuntu.com/ubuntu xenial/universe amd64 eclipse-platform amd64 3.8.1-8 [109 kB]</text:p>
      <text:p text:style-name="P1">Get:58 http://in.archive.ubuntu.com/ubuntu xenial/main amd64 libbonobo2-common all 2.32.1-3 [34.7 kB]</text:p>
      <text:p text:style-name="P1"><text:soft-page-break/>Get:59 http://in.archive.ubuntu.com/ubuntu xenial/main amd64 liborbit-2-0 amd64 1:2.14.19-1build1 [140 kB]</text:p>
      <text:p text:style-name="P1">Get:60 http://in.archive.ubuntu.com/ubuntu xenial/main amd64 libbonobo2-0 amd64 2.32.1-3 [211 kB]</text:p>
      <text:p text:style-name="P1">Get:61 http://in.archive.ubuntu.com/ubuntu xenial-updates/main amd64 libdb5.3-java-jni amd64 5.3.28-11ubuntu0.2 [707 kB]</text:p>
      <text:p text:style-name="P1">Get:62 http://in.archive.ubuntu.com/ubuntu xenial-updates/main amd64 libdb5.3-java all 5.3.28-11ubuntu0.2 [556 kB]</text:p>
      <text:p text:style-name="P1">Get:63 http://in.archive.ubuntu.com/ubuntu xenial/main amd64 libglade2-0 amd64 1:2.6.4-2 [44.6 kB]</text:p>
      <text:p text:style-name="P1">Get:64 http://in.archive.ubuntu.com/ubuntu xenial/main amd64 libgnomecanvas2-common all 2.30.3-2 [9,080 B]</text:p>
      <text:p text:style-name="P1">Get:65 http://in.archive.ubuntu.com/ubuntu xenial/main amd64 libgnomecanvas2-0 amd64 2.30.3-2 [82.7 kB]</text:p>
      <text:p text:style-name="P1">Get:66 http://in.archive.ubuntu.com/ubuntu xenial-updates/main amd64 openjdk-8-jdk-headless amd64 8u292-b10-0ubuntu1~16.04.1 [8,246 kB]</text:p>
      <text:p text:style-name="P1">Get:67 http://in.archive.ubuntu.com/ubuntu xenial/main amd64 default-jdk-headless amd64 2:1.8-56ubuntu2 [986 B]</text:p>
      <text:p text:style-name="P1">Get:68 http://in.archive.ubuntu.com/ubuntu xenial-updates/main amd64 openjdk-8-jdk amd64 8u292-b10-0ubuntu1~16.04.1 [1,458 kB]</text:p>
      <text:p text:style-name="P1">Get:69 http://in.archive.ubuntu.com/ubuntu xenial/main amd64 default-jdk amd64 2:1.8-56ubuntu2 [968 B]</text:p>
      <text:p text:style-name="P1">Get:70 http://in.archive.ubuntu.com/ubuntu xenial/universe amd64 junit all 3.8.2-8build1 [106 kB]</text:p>
      <text:p text:style-name="P1">Get:71 http://in.archive.ubuntu.com/ubuntu xenial/universe amd64 eclipse-jdt all 3.8.1-8 [20.7 MB]</text:p>
      <text:p text:style-name="P1">Get:72 http://in.archive.ubuntu.com/ubuntu xenial/universe amd64 libasm3-java all 3.3.2-3 [481 kB]</text:p>
      <text:p text:style-name="P1">Get:73 http://in.archive.ubuntu.com/ubuntu xenial/universe amd64 eclipse-pde amd64 3.8.1-8 [65.5 MB]</text:p>
      <text:p text:style-name="P1">Get:74 http://in.archive.ubuntu.com/ubuntu xenial/universe amd64 eclipse all 3.8.1-8 [16.1 kB]</text:p>
      <text:p text:style-name="P1">Get:75 http://in.archive.ubuntu.com/ubuntu xenial/universe amd64 eclipse-cdt all 8.6.0-1 [37.5 MB]</text:p>
      <text:p text:style-name="P1">Get:76 http://in.archive.ubuntu.com/ubuntu xenial/main amd64 fonts-dejavu-extra all 2.35-1 [1,749 kB]</text:p>
      <text:p text:style-name="P1">Get:77 http://in.archive.ubuntu.com/ubuntu xenial/main amd64 libgnomevfs2-common amd64 1:2.24.4-6.1ubuntu1 [23.0 kB]</text:p>
      <text:p text:style-name="P1">Get:78 http://in.archive.ubuntu.com/ubuntu xenial/main amd64 libgnomevfs2-0 amd64 1:2.24.4-6.1ubuntu1 [213 kB]</text:p>
      <text:p text:style-name="P1">Get:79 http://in.archive.ubuntu.com/ubuntu xenial/main amd64 libgnome2-common all 2.32.1-5ubuntu1 [33.5 kB]</text:p>
      <text:p text:style-name="P1">Get:80 http://in.archive.ubuntu.com/ubuntu xenial/main amd64 libgnome-2-0 amd64 2.32.1-5ubuntu1 [53.7 kB]</text:p>
      <text:p text:style-name="P1">Get:81 http://in.archive.ubuntu.com/ubuntu xenial/main amd64 libgnome2-bin amd64 2.32.1-5ubuntu1 [5,040 B]</text:p>
      <text:p text:style-name="P1">Get:82 http://in.archive.ubuntu.com/ubuntu xenial/main amd64 libgnome2-0 amd64 2.32.1-5ubuntu1 [1,656 B]</text:p>
      <text:p text:style-name="P1">Get:83 http://in.archive.ubuntu.com/ubuntu xenial/main amd64 libbonoboui2-common all 2.24.5-3ubuntu1 [11.9 kB]</text:p>
      <text:p text:style-name="P1">Get:84 http://in.archive.ubuntu.com/ubuntu xenial/main amd64 libbonoboui2-0 amd64 2.24.5-3ubuntu1 [154 kB]</text:p>
      <text:p text:style-name="P1">Get:85 http://in.archive.ubuntu.com/ubuntu xenial/universe amd64 libcommons-beanutils-java all 1.9.2-3 [216 kB]</text:p>
      <text:p text:style-name="P1">Get:86 http://in.archive.ubuntu.com/ubuntu xenial/universe amd64 libcommons-compress-java all 1.10-2 [359 kB]</text:p>
      <text:p text:style-name="P1"><text:soft-page-break/>Get:87 http://in.archive.ubuntu.com/ubuntu xenial/universe amd64 libcommons-digester-java all 1.8.1-4 [169 kB]</text:p>
      <text:p text:style-name="P1">Get:88 http://in.archive.ubuntu.com/ubuntu xenial/universe amd64 libdb-je-java all 3.3.98-1 [1,424 kB]</text:p>
      <text:p text:style-name="P1">Get:89 http://in.archive.ubuntu.com/ubuntu xenial/universe amd64 libfelix-osgi-obr-java all 1.0.2-3fakesync1 [7,332 B]</text:p>
      <text:p text:style-name="P1">Get:90 http://in.archive.ubuntu.com/ubuntu xenial/universe amd64 libfelix-shell-java all 1.4.3-1 [49.9 kB]</text:p>
      <text:p text:style-name="P1">Get:91 http://in.archive.ubuntu.com/ubuntu xenial/universe amd64 libfelix-utils-java all 1.6.0-1 [59.2 kB]</text:p>
      <text:p text:style-name="P1">Get:92 http://in.archive.ubuntu.com/ubuntu xenial/main amd64 libgnomeui-common all 2.24.5-3.1 [16.3 kB]</text:p>
      <text:p text:style-name="P1">Get:93 http://in.archive.ubuntu.com/ubuntu xenial/main amd64 libgnomeui-0 amd64 2.24.5-3.1 [207 kB]</text:p>
      <text:p text:style-name="P1">Get:94 http://in.archive.ubuntu.com/ubuntu xenial/main amd64 xorg-sgml-doctools all 1:1.11-1 [12.9 kB]</text:p>
      <text:p text:style-name="P1">Get:95 http://in.archive.ubuntu.com/ubuntu xenial-updates/main amd64 x11proto-core-dev all 7.0.31-1~ubuntu16.04.2 [254 kB]</text:p>
      <text:p text:style-name="P1">Get:96 http://in.archive.ubuntu.com/ubuntu xenial/main amd64 libice-dev amd64 2:1.0.9-1 [44.9 kB]</text:p>
      <text:p text:style-name="P1">Get:97 http://in.archive.ubuntu.com/ubuntu xenial/universe amd64 libicu4j-java all 4.2.1.1-3 [5,710 kB]</text:p>
      <text:p text:style-name="P1">Get:98 http://in.archive.ubuntu.com/ubuntu xenial/universe amd64 libjline-java all 1.0-2 [69.4 kB]</text:p>
      <text:p text:style-name="P1">Get:99 http://in.archive.ubuntu.com/ubuntu xenial/universe amd64 libjtidy-java all 7+svn20110807-4 [242 kB]</text:p>
      <text:p text:style-name="P1">Get:100 http://in.archive.ubuntu.com/ubuntu xenial/main amd64 libpthread-stubs0-dev amd64 0.3-4 [4,068 B]</text:p>
      <text:p text:style-name="P1">Get:101 http://in.archive.ubuntu.com/ubuntu xenial/universe amd64 libregexp-java all 1.5-3build1 [35.1 kB]</text:p>
      <text:p text:style-name="P1">Get:102 http://in.archive.ubuntu.com/ubuntu xenial/main amd64 libsm-dev amd64 2:1.2.2-1 [16.2 kB]</text:p>
      <text:p text:style-name="P1">Get:103 http://in.archive.ubuntu.com/ubuntu xenial/universe amd64 libswt-glx-gtk-3-jni amd64 3.8.2-3 [20.2 kB]</text:p>
      <text:p text:style-name="P1">Get:104 http://in.archive.ubuntu.com/ubuntu xenial/universe amd64 libswt-gnome-gtk-3-jni amd64 3.8.2-3 [20.7 kB]</text:p>
      <text:p text:style-name="P1">Get:105 http://in.archive.ubuntu.com/ubuntu xenial/main amd64 libxau-dev amd64 1:1.0.8-1 [11.1 kB]</text:p>
      <text:p text:style-name="P1">Get:106 http://in.archive.ubuntu.com/ubuntu xenial/main amd64 libxdmcp-dev amd64 1:1.1.2-1.1 [25.1 kB]</text:p>
      <text:p text:style-name="P1">Get:107 http://in.archive.ubuntu.com/ubuntu xenial/main amd64 x11proto-input-dev all 2.3.1-1 [118 kB]</text:p>
      <text:p text:style-name="P1">Get:108 http://in.archive.ubuntu.com/ubuntu xenial/main amd64 x11proto-kb-dev all 1.0.7-0ubuntu1 [224 kB]</text:p>
      <text:p text:style-name="P1">Get:109 http://in.archive.ubuntu.com/ubuntu xenial/main amd64 xtrans-dev all 1.3.5-1 [70.5 kB]</text:p>
      <text:p text:style-name="P1">Get:110 http://in.archive.ubuntu.com/ubuntu xenial/main amd64 libxcb1-dev amd64 1.11.1-1ubuntu1 [74.2 kB]</text:p>
      <text:p text:style-name="P1">Get:111 http://in.archive.ubuntu.com/ubuntu xenial-updates/main amd64 libx11-dev amd64 2:1.6.3-1ubuntu2.2 [639 kB]</text:p>
      <text:p text:style-name="P1">Get:112 http://in.archive.ubuntu.com/ubuntu xenial-updates/main amd64 libx11-doc all 2:1.6.3-1ubuntu2.2 [1,471 kB]</text:p>
      <text:p text:style-name="P1">Get:113 http://in.archive.ubuntu.com/ubuntu xenial/main amd64 libxt-dev amd64 1:1.1.5-0ubuntu1 [394 kB]</text:p>
      <text:p text:style-name="P1"><text:soft-page-break/>Get:114 http://in.archive.ubuntu.com/ubuntu xenial/universe amd64 libdb-java all 1:5.3.21~exp1ubuntu2 [2,256 B]</text:p>
      <text:p text:style-name="P1">Get:115 http://in.archive.ubuntu.com/ubuntu xenial/universe amd64 libkxml2-java all 2.3.0+ds1-2 [152 kB]</text:p>
      <text:p text:style-name="P1">Fetched 263 MB in 5min 18s (827 kB/s) <text:s text:c="41"/></text:p>
      <text:p text:style-name="P1">Extracting templates from packages: 100%</text:p>
      <text:p text:style-name="P1">Selecting previously unselected package eclipse-cdt-jni.</text:p>
      <text:p text:style-name="P1">(Reading database ... 179867 files and directories currently installed.)</text:p>
      <text:p text:style-name="P1">Preparing to unpack .../eclipse-cdt-jni_8.6.0-1_amd64.deb ...</text:p>
      <text:p text:style-name="P1">Unpacking eclipse-cdt-jni (8.6.0-1) ...</text:p>
      <text:p text:style-name="P1">Selecting previously unselected package ca-certificates-java.</text:p>
      <text:p text:style-name="P1">Preparing to unpack .../ca-certificates-java_20160321ubuntu1_all.deb ...</text:p>
      <text:p text:style-name="P1">Unpacking ca-certificates-java (20160321ubuntu1) ...</text:p>
      <text:p text:style-name="P1">Selecting previously unselected package java-common.</text:p>
      <text:p text:style-name="P1">Preparing to unpack .../java-common_0.56ubuntu2_all.deb ...</text:p>
      <text:p text:style-name="P1">Unpacking java-common (0.56ubuntu2) ...</text:p>
      <text:p text:style-name="P1">Selecting previously unselected package openjdk-8-jre-headless:amd64.</text:p>
      <text:p text:style-name="P1">Preparing to unpack .../openjdk-8-jre-headless_8u292-b10-0ubuntu1~16.04.1_amd64.deb ...</text:p>
      <text:p text:style-name="P1">Unpacking openjdk-8-jre-headless:amd64 (8u292-b10-0ubuntu1~16.04.1) ...</text:p>
      <text:p text:style-name="P1">Selecting previously unselected package default-jre-headless.</text:p>
      <text:p text:style-name="P1">Preparing to unpack .../default-jre-headless_2%3a1.8-56ubuntu2_amd64.deb ...</text:p>
      <text:p text:style-name="P1">Unpacking default-jre-headless (2:1.8-56ubuntu2) ...</text:p>
      <text:p text:style-name="P1">Selecting previously unselected package ant.</text:p>
      <text:p text:style-name="P1">Preparing to unpack .../ant_1.9.6-1ubuntu1.1_all.deb ...</text:p>
      <text:p text:style-name="P1">Unpacking ant (1.9.6-1ubuntu1.1) ...</text:p>
      <text:p text:style-name="P1">Selecting previously unselected package ant-optional.</text:p>
      <text:p text:style-name="P1">Preparing to unpack .../ant-optional_1.9.6-1ubuntu1.1_all.deb ...</text:p>
      <text:p text:style-name="P1">Unpacking ant-optional (1.9.6-1ubuntu1.1) ...</text:p>
      <text:p text:style-name="P1">Selecting previously unselected package libgif7:amd64.</text:p>
      <text:p text:style-name="P1">Preparing to unpack .../libgif7_5.1.4-0.3~16.04.1_amd64.deb ...</text:p>
      <text:p text:style-name="P1">Unpacking libgif7:amd64 (5.1.4-0.3~16.04.1) ...</text:p>
      <text:p text:style-name="P1">Selecting previously unselected package openjdk-8-jre:amd64.</text:p>
      <text:p text:style-name="P1">Preparing to unpack .../openjdk-8-jre_8u292-b10-0ubuntu1~16.04.1_amd64.deb ...</text:p>
      <text:p text:style-name="P1">Unpacking openjdk-8-jre:amd64 (8u292-b10-0ubuntu1~16.04.1) ...</text:p>
      <text:p text:style-name="P1">Selecting previously unselected package default-jre.</text:p>
      <text:p text:style-name="P1">Preparing to unpack .../default-jre_2%3a1.8-56ubuntu2_amd64.deb ...</text:p>
      <text:p text:style-name="P1">Unpacking default-jre (2:1.8-56ubuntu2) ...</text:p>
      <text:p text:style-name="P1">Selecting previously unselected package libecj-java.</text:p>
      <text:p text:style-name="P1">Preparing to unpack .../libecj-java_3.10.1-2ubuntu1_all.deb ...</text:p>
      <text:p text:style-name="P1">Unpacking libecj-java (3.10.1-2ubuntu1) ...</text:p>
      <text:p text:style-name="P1">Selecting previously unselected package libcommons-pool-java.</text:p>
      <text:p text:style-name="P1">Preparing to unpack .../libcommons-pool-java_1.6-2_all.deb ...</text:p>
      <text:p text:style-name="P1">Unpacking libcommons-pool-java (1.6-2) ...</text:p>
      <text:p text:style-name="P1">Selecting previously unselected package libcommons-collections3-java.</text:p>
      <text:p text:style-name="P1">Preparing to unpack .../libcommons-collections3-java_3.2.2-1_all.deb ...</text:p>
      <text:p text:style-name="P1">Unpacking libcommons-collections3-java (3.2.2-1) ...</text:p>
      <text:p text:style-name="P1">Selecting previously unselected package libcommons-dbcp-java.</text:p>
      <text:p text:style-name="P1">Preparing to unpack .../libcommons-dbcp-java_1.4-5ubuntu2_all.deb ...</text:p>
      <text:p text:style-name="P1">Unpacking libcommons-dbcp-java (1.4-5ubuntu2) ...</text:p>
      <text:p text:style-name="P1">Selecting previously unselected package libservlet3.0-java.</text:p>
      <text:p text:style-name="P1">Preparing to unpack .../libservlet3.0-java_7.0.68-1ubuntu0.4_all.deb ...</text:p>
      <text:p text:style-name="P1">Unpacking libservlet3.0-java (7.0.68-1ubuntu0.4) ...</text:p>
      <text:p text:style-name="P1"><text:soft-page-break/>Selecting previously unselected package libtomcat7-java.</text:p>
      <text:p text:style-name="P1">Preparing to unpack .../libtomcat7-java_7.0.68-1ubuntu0.4_all.deb ...</text:p>
      <text:p text:style-name="P1">Unpacking libtomcat7-java (7.0.68-1ubuntu0.4) ...</text:p>
      <text:p text:style-name="P1">Selecting previously unselected package eclipse-platform-data.</text:p>
      <text:p text:style-name="P1">Preparing to unpack .../eclipse-platform-data_3.8.1-8_all.deb ...</text:p>
      <text:p text:style-name="P1">Unpacking eclipse-platform-data (3.8.1-8) ...</text:p>
      <text:p text:style-name="P1">Selecting previously unselected package libequinox-osgi-java.</text:p>
      <text:p text:style-name="P1">Preparing to unpack .../libequinox-osgi-java_3.8.1-8_all.deb ...</text:p>
      <text:p text:style-name="P1">Unpacking libequinox-osgi-java (3.8.1-8) ...</text:p>
      <text:p text:style-name="P1">Selecting previously unselected package libhamcrest-java.</text:p>
      <text:p text:style-name="P1">Preparing to unpack .../libhamcrest-java_1.3-5ubuntu1_all.deb ...</text:p>
      <text:p text:style-name="P1">Unpacking libhamcrest-java (1.3-5ubuntu1) ...</text:p>
      <text:p text:style-name="P1">Selecting previously unselected package junit4.</text:p>
      <text:p text:style-name="P1">Preparing to unpack .../junit4_4.12-4ubuntu1.1_all.deb ...</text:p>
      <text:p text:style-name="P1">Unpacking junit4 (4.12-4ubuntu1.1) ...</text:p>
      <text:p text:style-name="P1">Selecting previously unselected package libasm4-java.</text:p>
      <text:p text:style-name="P1">Preparing to unpack .../libasm4-java_5.0.4-1_all.deb ...</text:p>
      <text:p text:style-name="P1">Unpacking libasm4-java (5.0.4-1) ...</text:p>
      <text:p text:style-name="P1">Selecting previously unselected package libcglib3-java.</text:p>
      <text:p text:style-name="P1">Preparing to unpack .../libcglib3-java_3.1+dfsg-1_all.deb ...</text:p>
      <text:p text:style-name="P1">Unpacking libcglib3-java (3.1+dfsg-1) ...</text:p>
      <text:p text:style-name="P1">Selecting previously unselected package libobjenesis-java.</text:p>
      <text:p text:style-name="P1">Preparing to unpack .../libobjenesis-java_2.2-1_all.deb ...</text:p>
      <text:p text:style-name="P1">Unpacking libobjenesis-java (2.2-1) ...</text:p>
      <text:p text:style-name="P1">Selecting previously unselected package libeasymock-java.</text:p>
      <text:p text:style-name="P1">Preparing to unpack .../libeasymock-java_3.3.1+ds-3_all.deb ...</text:p>
      <text:p text:style-name="P1">Unpacking libeasymock-java (3.3.1+ds-3) ...</text:p>
      <text:p text:style-name="P1">Selecting previously unselected package libosgi-annotation-java.</text:p>
      <text:p text:style-name="P1">Preparing to unpack .../libosgi-annotation-java_6.0.0-1_all.deb ...</text:p>
      <text:p text:style-name="P1">Unpacking libosgi-annotation-java (6.0.0-1) ...</text:p>
      <text:p text:style-name="P1">Selecting previously unselected package libosgi-core-java.</text:p>
      <text:p text:style-name="P1">Preparing to unpack .../libosgi-core-java_6.0.0-1_all.deb ...</text:p>
      <text:p text:style-name="P1">Unpacking libosgi-core-java (6.0.0-1) ...</text:p>
      <text:p text:style-name="P1">Selecting previously unselected package libfelix-bundlerepository-java.</text:p>
      <text:p text:style-name="P1">Preparing to unpack .../libfelix-bundlerepository-java_2.0.6-1_all.deb ...</text:p>
      <text:p text:style-name="P1">Unpacking libfelix-bundlerepository-java (2.0.6-1) ...</text:p>
      <text:p text:style-name="P1">Selecting previously unselected package libfelix-gogo-runtime-java.</text:p>
      <text:p text:style-name="P1">Preparing to unpack .../libfelix-gogo-runtime-java_0.16.2-1_all.deb ...</text:p>
      <text:p text:style-name="P1">Unpacking libfelix-gogo-runtime-java (0.16.2-1) ...</text:p>
      <text:p text:style-name="P1">Selecting previously unselected package libaspectj-java.</text:p>
      <text:p text:style-name="P1">Preparing to unpack .../libaspectj-java_1.8.8-1_all.deb ...</text:p>
      <text:p text:style-name="P1">Unpacking libaspectj-java (1.8.8-1) ...</text:p>
      <text:p text:style-name="P1">Selecting previously unselected package aspectj.</text:p>
      <text:p text:style-name="P1">Preparing to unpack .../aspectj_1.8.8-1_all.deb ...</text:p>
      <text:p text:style-name="P1">Unpacking aspectj (1.8.8-1) ...</text:p>
      <text:p text:style-name="P1">Selecting previously unselected package libgeronimo-osgi-support-java.</text:p>
      <text:p text:style-name="P1">Preparing to unpack .../libgeronimo-osgi-support-java_1.1-1_all.deb ...</text:p>
      <text:p text:style-name="P1">Unpacking libgeronimo-osgi-support-java (1.1-1) ...</text:p>
      <text:p text:style-name="P1">Selecting previously unselected package libgeronimo-jpa-2.0-spec-java.</text:p>
      <text:p text:style-name="P1">Preparing to unpack .../libgeronimo-jpa-2.0-spec-java_1.1-2_all.deb ...</text:p>
      <text:p text:style-name="P1">Unpacking libgeronimo-jpa-2.0-spec-java (1.1-2) ...</text:p>
      <text:p text:style-name="P1">Selecting previously unselected package libosgi-foundation-ee-java.</text:p>
      <text:p text:style-name="P1"><text:soft-page-break/>Preparing to unpack .../libosgi-foundation-ee-java_4.2.0-2_all.deb ...</text:p>
      <text:p text:style-name="P1">Unpacking libosgi-foundation-ee-java (4.2.0-2) ...</text:p>
      <text:p text:style-name="P1">Selecting previously unselected package libservlet3.1-java.</text:p>
      <text:p text:style-name="P1">Preparing to unpack .../libservlet3.1-java_8.0.32-1ubuntu1.13_all.deb ...</text:p>
      <text:p text:style-name="P1">Unpacking libservlet3.1-java (8.0.32-1ubuntu1.13) ...</text:p>
      <text:p text:style-name="P1">Selecting previously unselected package libosgi-compendium-java.</text:p>
      <text:p text:style-name="P1">Preparing to unpack .../libosgi-compendium-java_5.0.0-3_all.deb ...</text:p>
      <text:p text:style-name="P1">Unpacking libosgi-compendium-java (5.0.0-3) ...</text:p>
      <text:p text:style-name="P1">Selecting previously unselected package libfelix-gogo-command-java.</text:p>
      <text:p text:style-name="P1">Preparing to unpack .../libfelix-gogo-command-java_0.14.0-2_all.deb ...</text:p>
      <text:p text:style-name="P1">Unpacking libfelix-gogo-command-java (0.14.0-2) ...</text:p>
      <text:p text:style-name="P1">Selecting previously unselected package libfelix-gogo-shell-java.</text:p>
      <text:p text:style-name="P1">Preparing to unpack .../libfelix-gogo-shell-java_0.12.0-1_all.deb ...</text:p>
      <text:p text:style-name="P1">Unpacking libfelix-gogo-shell-java (0.12.0-1) ...</text:p>
      <text:p text:style-name="P1">Selecting previously unselected package libicu4j-49-java.</text:p>
      <text:p text:style-name="P1">Preparing to unpack .../libicu4j-49-java_49.1-2_all.deb ...</text:p>
      <text:p text:style-name="P1">Unpacking libicu4j-49-java (49.1-2) ...</text:p>
      <text:p text:style-name="P1">Selecting previously unselected package libswt-gtk-3-jni.</text:p>
      <text:p text:style-name="P1">Preparing to unpack .../libswt-gtk-3-jni_3.8.2-3_amd64.deb ...</text:p>
      <text:p text:style-name="P1">Unpacking libswt-gtk-3-jni (3.8.2-3) ...</text:p>
      <text:p text:style-name="P1">Selecting previously unselected package libswt-gtk-3-java.</text:p>
      <text:p text:style-name="P1">Preparing to unpack .../libswt-gtk-3-java_3.8.2-3_amd64.deb ...</text:p>
      <text:p text:style-name="P1">Unpacking libswt-gtk-3-java (3.8.2-3) ...</text:p>
      <text:p text:style-name="P1">Selecting previously unselected package libswt-cairo-gtk-3-jni.</text:p>
      <text:p text:style-name="P1">Preparing to unpack .../libswt-cairo-gtk-3-jni_3.8.2-3_amd64.deb ...</text:p>
      <text:p text:style-name="P1">Unpacking libswt-cairo-gtk-3-jni (3.8.2-3) ...</text:p>
      <text:p text:style-name="P1">Selecting previously unselected package libswt-webkit-gtk-3-jni.</text:p>
      <text:p text:style-name="P1">Preparing to unpack .../libswt-webkit-gtk-3-jni_3.8.2-3_amd64.deb ...</text:p>
      <text:p text:style-name="P1">Unpacking libswt-webkit-gtk-3-jni (3.8.2-3) ...</text:p>
      <text:p text:style-name="P1">Selecting previously unselected package eclipse-rcp.</text:p>
      <text:p text:style-name="P1">Preparing to unpack .../eclipse-rcp_3.8.1-8_amd64.deb ...</text:p>
      <text:p text:style-name="P1">Unpacking eclipse-rcp (3.8.1-8) ...</text:p>
      <text:p text:style-name="P1">Selecting previously unselected package libcommons-codec-java.</text:p>
      <text:p text:style-name="P1">Preparing to unpack .../libcommons-codec-java_1.10-1_all.deb ...</text:p>
      <text:p text:style-name="P1">Unpacking libcommons-codec-java (1.10-1) ...</text:p>
      <text:p text:style-name="P1">Selecting previously unselected package libapache-pom-java.</text:p>
      <text:p text:style-name="P1">Preparing to unpack .../libapache-pom-java_10-2build1_all.deb ...</text:p>
      <text:p text:style-name="P1">Unpacking libapache-pom-java (10-2build1) ...</text:p>
      <text:p text:style-name="P1">Selecting previously unselected package libcommons-parent-java.</text:p>
      <text:p text:style-name="P1">Preparing to unpack .../libcommons-parent-java_39-3_all.deb ...</text:p>
      <text:p text:style-name="P1">Unpacking libcommons-parent-java (39-3) ...</text:p>
      <text:p text:style-name="P1">Selecting previously unselected package libcommons-logging-java.</text:p>
      <text:p text:style-name="P1">Preparing to unpack .../libcommons-logging-java_1.2-1+build1_all.deb ...</text:p>
      <text:p text:style-name="P1">Unpacking libcommons-logging-java (1.2-1+build1) ...</text:p>
      <text:p text:style-name="P1">Selecting previously unselected package libcommons-httpclient-java.</text:p>
      <text:p text:style-name="P1">Preparing to unpack .../libcommons-httpclient-java_3.1-12_all.deb ...</text:p>
      <text:p text:style-name="P1">Unpacking libcommons-httpclient-java (3.1-12) ...</text:p>
      <text:p text:style-name="P1">Selecting previously unselected package libjetty8-java.</text:p>
      <text:p text:style-name="P1">Preparing to unpack .../libjetty8-java_8.1.19-1_all.deb ...</text:p>
      <text:p text:style-name="P1">Unpacking libjetty8-java (8.1.19-1) ...</text:p>
      <text:p text:style-name="P1">Selecting previously unselected package libjsch-java.</text:p>
      <text:p text:style-name="P1">Preparing to unpack .../libjsch-java_0.1.53-1ubuntu1_all.deb ...</text:p>
      <text:p text:style-name="P1"><text:soft-page-break/>Unpacking libjsch-java (0.1.53-1ubuntu1) ...</text:p>
      <text:p text:style-name="P1">Selecting previously unselected package liblucene2-java.</text:p>
      <text:p text:style-name="P1">Preparing to unpack .../liblucene2-java_2.9.4+ds1-4_all.deb ...</text:p>
      <text:p text:style-name="P1">Unpacking liblucene2-java (2.9.4+ds1-4) ...</text:p>
      <text:p text:style-name="P1">Selecting previously unselected package binfmt-support.</text:p>
      <text:p text:style-name="P1">Preparing to unpack .../binfmt-support_2.1.6-1_amd64.deb ...</text:p>
      <text:p text:style-name="P1">Unpacking binfmt-support (2.1.6-1) ...</text:p>
      <text:p text:style-name="P1">Selecting previously unselected package fastjar.</text:p>
      <text:p text:style-name="P1">Preparing to unpack .../fastjar_2%3a0.98-6_amd64.deb ...</text:p>
      <text:p text:style-name="P1">Unpacking fastjar (2:0.98-6) ...</text:p>
      <text:p text:style-name="P1">Selecting previously unselected package jarwrapper.</text:p>
      <text:p text:style-name="P1">Preparing to unpack .../jarwrapper_0.54ubuntu1.1_all.deb ...</text:p>
      <text:p text:style-name="P1">Unpacking jarwrapper (0.54ubuntu1.1) ...</text:p>
      <text:p text:style-name="P1">Selecting previously unselected package libcommons-cli-java.</text:p>
      <text:p text:style-name="P1">Preparing to unpack .../libcommons-cli-java_1.3.1-3ubuntu1_all.deb ...</text:p>
      <text:p text:style-name="P1">Unpacking libcommons-cli-java (1.3.1-3ubuntu1) ...</text:p>
      <text:p text:style-name="P1">Selecting previously unselected package sat4j.</text:p>
      <text:p text:style-name="P1">Preparing to unpack .../archives/sat4j_2.3.3-1_all.deb ...</text:p>
      <text:p text:style-name="P1">Unpacking sat4j (2.3.3-1) ...</text:p>
      <text:p text:style-name="P1">Selecting previously unselected package eclipse-platform.</text:p>
      <text:p text:style-name="P1">Preparing to unpack .../eclipse-platform_3.8.1-8_amd64.deb ...</text:p>
      <text:p text:style-name="P1">Unpacking eclipse-platform (3.8.1-8) ...</text:p>
      <text:p text:style-name="P1">Selecting previously unselected package libbonobo2-common.</text:p>
      <text:p text:style-name="P1">Preparing to unpack .../libbonobo2-common_2.32.1-3_all.deb ...</text:p>
      <text:p text:style-name="P1">Unpacking libbonobo2-common (2.32.1-3) ...</text:p>
      <text:p text:style-name="P1">Selecting previously unselected package liborbit-2-0:amd64.</text:p>
      <text:p text:style-name="P1">Preparing to unpack .../liborbit-2-0_1%3a2.14.19-1build1_amd64.deb ...</text:p>
      <text:p text:style-name="P1">Unpacking liborbit-2-0:amd64 (1:2.14.19-1build1) ...</text:p>
      <text:p text:style-name="P1">Selecting previously unselected package libbonobo2-0:amd64.</text:p>
      <text:p text:style-name="P1">Preparing to unpack .../libbonobo2-0_2.32.1-3_amd64.deb ...</text:p>
      <text:p text:style-name="P1">Unpacking libbonobo2-0:amd64 (2.32.1-3) ...</text:p>
      <text:p text:style-name="P1">Selecting previously unselected package libdb5.3-java-jni:amd64.</text:p>
      <text:p text:style-name="P1">Preparing to unpack .../libdb5.3-java-jni_5.3.28-11ubuntu0.2_amd64.deb ...</text:p>
      <text:p text:style-name="P1">Unpacking libdb5.3-java-jni:amd64 (5.3.28-11ubuntu0.2) ...</text:p>
      <text:p text:style-name="P1">Selecting previously unselected package libdb5.3-java.</text:p>
      <text:p text:style-name="P1">Preparing to unpack .../libdb5.3-java_5.3.28-11ubuntu0.2_all.deb ...</text:p>
      <text:p text:style-name="P1">Unpacking libdb5.3-java (5.3.28-11ubuntu0.2) ...</text:p>
      <text:p text:style-name="P1">Selecting previously unselected package libglade2-0:amd64.</text:p>
      <text:p text:style-name="P1">Preparing to unpack .../libglade2-0_1%3a2.6.4-2_amd64.deb ...</text:p>
      <text:p text:style-name="P1">Unpacking libglade2-0:amd64 (1:2.6.4-2) ...</text:p>
      <text:p text:style-name="P1">Selecting previously unselected package libgnomecanvas2-common.</text:p>
      <text:p text:style-name="P1">Preparing to unpack .../libgnomecanvas2-common_2.30.3-2_all.deb ...</text:p>
      <text:p text:style-name="P1">Unpacking libgnomecanvas2-common (2.30.3-2) ...</text:p>
      <text:p text:style-name="P1">Selecting previously unselected package libgnomecanvas2-0:amd64.</text:p>
      <text:p text:style-name="P1">Preparing to unpack .../libgnomecanvas2-0_2.30.3-2_amd64.deb ...</text:p>
      <text:p text:style-name="P1">Unpacking libgnomecanvas2-0:amd64 (2.30.3-2) ...</text:p>
      <text:p text:style-name="P1">Selecting previously unselected package openjdk-8-jdk-headless:amd64.</text:p>
      <text:p text:style-name="P1">Preparing to unpack .../openjdk-8-jdk-headless_8u292-b10-0ubuntu1~16.04.1_amd64.deb ...</text:p>
      <text:p text:style-name="P1">Unpacking openjdk-8-jdk-headless:amd64 (8u292-b10-0ubuntu1~16.04.1) ...</text:p>
      <text:p text:style-name="P1">Selecting previously unselected package default-jdk-headless.</text:p>
      <text:p text:style-name="P1">Preparing to unpack .../default-jdk-headless_2%3a1.8-56ubuntu2_amd64.deb ...</text:p>
      <text:p text:style-name="P1">Unpacking default-jdk-headless (2:1.8-56ubuntu2) ...</text:p>
      <text:p text:style-name="P1"><text:soft-page-break/>Selecting previously unselected package openjdk-8-jdk:amd64.</text:p>
      <text:p text:style-name="P1">Preparing to unpack .../openjdk-8-jdk_8u292-b10-0ubuntu1~16.04.1_amd64.deb ...</text:p>
      <text:p text:style-name="P1">Unpacking openjdk-8-jdk:amd64 (8u292-b10-0ubuntu1~16.04.1) ...</text:p>
      <text:p text:style-name="P1">Selecting previously unselected package default-jdk.</text:p>
      <text:p text:style-name="P1">Preparing to unpack .../default-jdk_2%3a1.8-56ubuntu2_amd64.deb ...</text:p>
      <text:p text:style-name="P1">Unpacking default-jdk (2:1.8-56ubuntu2) ...</text:p>
      <text:p text:style-name="P1">Selecting previously unselected package junit.</text:p>
      <text:p text:style-name="P1">Preparing to unpack .../junit_3.8.2-8build1_all.deb ...</text:p>
      <text:p text:style-name="P1">Unpacking junit (3.8.2-8build1) ...</text:p>
      <text:p text:style-name="P1">Selecting previously unselected package eclipse-jdt.</text:p>
      <text:p text:style-name="P1">Preparing to unpack .../eclipse-jdt_3.8.1-8_all.deb ...</text:p>
      <text:p text:style-name="P1">Unpacking eclipse-jdt (3.8.1-8) ...</text:p>
      <text:p text:style-name="P1">Selecting previously unselected package libasm3-java.</text:p>
      <text:p text:style-name="P1">Preparing to unpack .../libasm3-java_3.3.2-3_all.deb ...</text:p>
      <text:p text:style-name="P1">Unpacking libasm3-java (3.3.2-3) ...</text:p>
      <text:p text:style-name="P1">Selecting previously unselected package eclipse-pde.</text:p>
      <text:p text:style-name="P1">Preparing to unpack .../eclipse-pde_3.8.1-8_amd64.deb ...</text:p>
      <text:p text:style-name="P1">Unpacking eclipse-pde (3.8.1-8) ...</text:p>
      <text:p text:style-name="P1">Selecting previously unselected package eclipse.</text:p>
      <text:p text:style-name="P1">Preparing to unpack .../eclipse_3.8.1-8_all.deb ...</text:p>
      <text:p text:style-name="P1">Unpacking eclipse (3.8.1-8) ...</text:p>
      <text:p text:style-name="P1">Selecting previously unselected package eclipse-cdt.</text:p>
      <text:p text:style-name="P1">Preparing to unpack .../eclipse-cdt_8.6.0-1_all.deb ...</text:p>
      <text:p text:style-name="P1">Unpacking eclipse-cdt (8.6.0-1) ...</text:p>
      <text:p text:style-name="P1">Selecting previously unselected package fonts-dejavu-extra.</text:p>
      <text:p text:style-name="P1">Preparing to unpack .../fonts-dejavu-extra_2.35-1_all.deb ...</text:p>
      <text:p text:style-name="P1">Unpacking fonts-dejavu-extra (2.35-1) ...</text:p>
      <text:p text:style-name="P1">Selecting previously unselected package libgnomevfs2-common.</text:p>
      <text:p text:style-name="P1">Preparing to unpack .../libgnomevfs2-common_1%3a2.24.4-6.1ubuntu1_amd64.deb ...</text:p>
      <text:p text:style-name="P1">Unpacking libgnomevfs2-common (1:2.24.4-6.1ubuntu1) ...</text:p>
      <text:p text:style-name="P1">Selecting previously unselected package libgnomevfs2-0:amd64.</text:p>
      <text:p text:style-name="P1">Preparing to unpack .../libgnomevfs2-0_1%3a2.24.4-6.1ubuntu1_amd64.deb ...</text:p>
      <text:p text:style-name="P1">Unpacking libgnomevfs2-0:amd64 (1:2.24.4-6.1ubuntu1) ...</text:p>
      <text:p text:style-name="P1">Selecting previously unselected package libgnome2-common.</text:p>
      <text:p text:style-name="P1">Preparing to unpack .../libgnome2-common_2.32.1-5ubuntu1_all.deb ...</text:p>
      <text:p text:style-name="P1">Unpacking libgnome2-common (2.32.1-5ubuntu1) ...</text:p>
      <text:p text:style-name="P1">Selecting previously unselected package libgnome-2-0:amd64.</text:p>
      <text:p text:style-name="P1">Preparing to unpack .../libgnome-2-0_2.32.1-5ubuntu1_amd64.deb ...</text:p>
      <text:p text:style-name="P1">Unpacking libgnome-2-0:amd64 (2.32.1-5ubuntu1) ...</text:p>
      <text:p text:style-name="P1">Selecting previously unselected package libgnome2-bin.</text:p>
      <text:p text:style-name="P1">Preparing to unpack .../libgnome2-bin_2.32.1-5ubuntu1_amd64.deb ...</text:p>
      <text:p text:style-name="P1">Unpacking libgnome2-bin (2.32.1-5ubuntu1) ...</text:p>
      <text:p text:style-name="P1">Selecting previously unselected package libgnome2-0:amd64.</text:p>
      <text:p text:style-name="P1">Preparing to unpack .../libgnome2-0_2.32.1-5ubuntu1_amd64.deb ...</text:p>
      <text:p text:style-name="P1">Unpacking libgnome2-0:amd64 (2.32.1-5ubuntu1) ...</text:p>
      <text:p text:style-name="P1">Selecting previously unselected package libbonoboui2-common.</text:p>
      <text:p text:style-name="P1">Preparing to unpack .../libbonoboui2-common_2.24.5-3ubuntu1_all.deb ...</text:p>
      <text:p text:style-name="P1">Unpacking libbonoboui2-common (2.24.5-3ubuntu1) ...</text:p>
      <text:p text:style-name="P1">Selecting previously unselected package libbonoboui2-0:amd64.</text:p>
      <text:p text:style-name="P1">Preparing to unpack .../libbonoboui2-0_2.24.5-3ubuntu1_amd64.deb ...</text:p>
      <text:p text:style-name="P1">Unpacking libbonoboui2-0:amd64 (2.24.5-3ubuntu1) ...</text:p>
      <text:p text:style-name="P1">Selecting previously unselected package libcommons-beanutils-java.</text:p>
      <text:p text:style-name="P1"><text:soft-page-break/>Preparing to unpack .../libcommons-beanutils-java_1.9.2-3_all.deb ...</text:p>
      <text:p text:style-name="P1">Unpacking libcommons-beanutils-java (1.9.2-3) ...</text:p>
      <text:p text:style-name="P1">Selecting previously unselected package libcommons-compress-java.</text:p>
      <text:p text:style-name="P1">Preparing to unpack .../libcommons-compress-java_1.10-2_all.deb ...</text:p>
      <text:p text:style-name="P1">Unpacking libcommons-compress-java (1.10-2) ...</text:p>
      <text:p text:style-name="P1">Selecting previously unselected package libcommons-digester-java.</text:p>
      <text:p text:style-name="P1">Preparing to unpack .../libcommons-digester-java_1.8.1-4_all.deb ...</text:p>
      <text:p text:style-name="P1">Unpacking libcommons-digester-java (1.8.1-4) ...</text:p>
      <text:p text:style-name="P1">Selecting previously unselected package libdb-je-java.</text:p>
      <text:p text:style-name="P1">Preparing to unpack .../libdb-je-java_3.3.98-1_all.deb ...</text:p>
      <text:p text:style-name="P1">Unpacking libdb-je-java (3.3.98-1) ...</text:p>
      <text:p text:style-name="P1">Selecting previously unselected package libfelix-osgi-obr-java.</text:p>
      <text:p text:style-name="P1">Preparing to unpack .../libfelix-osgi-obr-java_1.0.2-3fakesync1_all.deb ...</text:p>
      <text:p text:style-name="P1">Unpacking libfelix-osgi-obr-java (1.0.2-3fakesync1) ...</text:p>
      <text:p text:style-name="P1">Selecting previously unselected package libfelix-shell-java.</text:p>
      <text:p text:style-name="P1">Preparing to unpack .../libfelix-shell-java_1.4.3-1_all.deb ...</text:p>
      <text:p text:style-name="P1">Unpacking libfelix-shell-java (1.4.3-1) ...</text:p>
      <text:p text:style-name="P1">Selecting previously unselected package libfelix-utils-java.</text:p>
      <text:p text:style-name="P1">Preparing to unpack .../libfelix-utils-java_1.6.0-1_all.deb ...</text:p>
      <text:p text:style-name="P1">Unpacking libfelix-utils-java (1.6.0-1) ...</text:p>
      <text:p text:style-name="P1">Selecting previously unselected package libgnomeui-common.</text:p>
      <text:p text:style-name="P1">Preparing to unpack .../libgnomeui-common_2.24.5-3.1_all.deb ...</text:p>
      <text:p text:style-name="P1">Unpacking libgnomeui-common (2.24.5-3.1) ...</text:p>
      <text:p text:style-name="P1">Selecting previously unselected package libgnomeui-0:amd64.</text:p>
      <text:p text:style-name="P1">Preparing to unpack .../libgnomeui-0_2.24.5-3.1_amd64.deb ...</text:p>
      <text:p text:style-name="P1">Unpacking libgnomeui-0:amd64 (2.24.5-3.1) ...</text:p>
      <text:p text:style-name="P1">Selecting previously unselected package xorg-sgml-doctools.</text:p>
      <text:p text:style-name="P1">Preparing to unpack .../xorg-sgml-doctools_1%3a1.11-1_all.deb ...</text:p>
      <text:p text:style-name="P1">Unpacking xorg-sgml-doctools (1:1.11-1) ...</text:p>
      <text:p text:style-name="P1">Selecting previously unselected package x11proto-core-dev.</text:p>
      <text:p text:style-name="P1">Preparing to unpack .../x11proto-core-dev_7.0.31-1~ubuntu16.04.2_all.deb ...</text:p>
      <text:p text:style-name="P1">Unpacking x11proto-core-dev (7.0.31-1~ubuntu16.04.2) ...</text:p>
      <text:p text:style-name="P1">Selecting previously unselected package libice-dev:amd64.</text:p>
      <text:p text:style-name="P1">Preparing to unpack .../libice-dev_2%3a1.0.9-1_amd64.deb ...</text:p>
      <text:p text:style-name="P1">Unpacking libice-dev:amd64 (2:1.0.9-1) ...</text:p>
      <text:p text:style-name="P1">Selecting previously unselected package libicu4j-java.</text:p>
      <text:p text:style-name="P1">Preparing to unpack .../libicu4j-java_4.2.1.1-3_all.deb ...</text:p>
      <text:p text:style-name="P1">Unpacking libicu4j-java (4.2.1.1-3) ...</text:p>
      <text:p text:style-name="P1">Selecting previously unselected package libjline-java.</text:p>
      <text:p text:style-name="P1">Preparing to unpack .../libjline-java_1.0-2_all.deb ...</text:p>
      <text:p text:style-name="P1">Unpacking libjline-java (1.0-2) ...</text:p>
      <text:p text:style-name="P1">Selecting previously unselected package libjtidy-java.</text:p>
      <text:p text:style-name="P1">Preparing to unpack .../libjtidy-java_7+svn20110807-4_all.deb ...</text:p>
      <text:p text:style-name="P1">Unpacking libjtidy-java (7+svn20110807-4) ...</text:p>
      <text:p text:style-name="P1">Selecting previously unselected package libpthread-stubs0-dev:amd64.</text:p>
      <text:p text:style-name="P1">Preparing to unpack .../libpthread-stubs0-dev_0.3-4_amd64.deb ...</text:p>
      <text:p text:style-name="P1">Unpacking libpthread-stubs0-dev:amd64 (0.3-4) ...</text:p>
      <text:p text:style-name="P1">Selecting previously unselected package libregexp-java.</text:p>
      <text:p text:style-name="P1">Preparing to unpack .../libregexp-java_1.5-3build1_all.deb ...</text:p>
      <text:p text:style-name="P1">Unpacking libregexp-java (1.5-3build1) ...</text:p>
      <text:p text:style-name="P1">Selecting previously unselected package libsm-dev:amd64.</text:p>
      <text:p text:style-name="P1">Preparing to unpack .../libsm-dev_2%3a1.2.2-1_amd64.deb ...</text:p>
      <text:p text:style-name="P1"><text:soft-page-break/>Unpacking libsm-dev:amd64 (2:1.2.2-1) ...</text:p>
      <text:p text:style-name="P1">Selecting previously unselected package libswt-glx-gtk-3-jni.</text:p>
      <text:p text:style-name="P1">Preparing to unpack .../libswt-glx-gtk-3-jni_3.8.2-3_amd64.deb ...</text:p>
      <text:p text:style-name="P1">Unpacking libswt-glx-gtk-3-jni (3.8.2-3) ...</text:p>
      <text:p text:style-name="P1">Selecting previously unselected package libswt-gnome-gtk-3-jni.</text:p>
      <text:p text:style-name="P1">Preparing to unpack .../libswt-gnome-gtk-3-jni_3.8.2-3_amd64.deb ...</text:p>
      <text:p text:style-name="P1">Unpacking libswt-gnome-gtk-3-jni (3.8.2-3) ...</text:p>
      <text:p text:style-name="P1">Selecting previously unselected package libxau-dev:amd64.</text:p>
      <text:p text:style-name="P1">Preparing to unpack .../libxau-dev_1%3a1.0.8-1_amd64.deb ...</text:p>
      <text:p text:style-name="P1">Unpacking libxau-dev:amd64 (1:1.0.8-1) ...</text:p>
      <text:p text:style-name="P1">Selecting previously unselected package libxdmcp-dev:amd64.</text:p>
      <text:p text:style-name="P1">Preparing to unpack .../libxdmcp-dev_1%3a1.1.2-1.1_amd64.deb ...</text:p>
      <text:p text:style-name="P1">Unpacking libxdmcp-dev:amd64 (1:1.1.2-1.1) ...</text:p>
      <text:p text:style-name="P1">Selecting previously unselected package x11proto-input-dev.</text:p>
      <text:p text:style-name="P1">Preparing to unpack .../x11proto-input-dev_2.3.1-1_all.deb ...</text:p>
      <text:p text:style-name="P1">Unpacking x11proto-input-dev (2.3.1-1) ...</text:p>
      <text:p text:style-name="P1">Selecting previously unselected package x11proto-kb-dev.</text:p>
      <text:p text:style-name="P1">Preparing to unpack .../x11proto-kb-dev_1.0.7-0ubuntu1_all.deb ...</text:p>
      <text:p text:style-name="P1">Unpacking x11proto-kb-dev (1.0.7-0ubuntu1) ...</text:p>
      <text:p text:style-name="P1">Selecting previously unselected package xtrans-dev.</text:p>
      <text:p text:style-name="P1">Preparing to unpack .../xtrans-dev_1.3.5-1_all.deb ...</text:p>
      <text:p text:style-name="P1">Unpacking xtrans-dev (1.3.5-1) ...</text:p>
      <text:p text:style-name="P1">Selecting previously unselected package libxcb1-dev:amd64.</text:p>
      <text:p text:style-name="P1">Preparing to unpack .../libxcb1-dev_1.11.1-1ubuntu1_amd64.deb ...</text:p>
      <text:p text:style-name="P1">Unpacking libxcb1-dev:amd64 (1.11.1-1ubuntu1) ...</text:p>
      <text:p text:style-name="P1">Selecting previously unselected package libx11-dev:amd64.</text:p>
      <text:p text:style-name="P1">Preparing to unpack .../libx11-dev_2%3a1.6.3-1ubuntu2.2_amd64.deb ...</text:p>
      <text:p text:style-name="P1">Unpacking libx11-dev:amd64 (2:1.6.3-1ubuntu2.2) ...</text:p>
      <text:p text:style-name="P1">Selecting previously unselected package libx11-doc.</text:p>
      <text:p text:style-name="P1">Preparing to unpack .../libx11-doc_2%3a1.6.3-1ubuntu2.2_all.deb ...</text:p>
      <text:p text:style-name="P1">Unpacking libx11-doc (2:1.6.3-1ubuntu2.2) ...</text:p>
      <text:p text:style-name="P1">Selecting previously unselected package libxt-dev:amd64.</text:p>
      <text:p text:style-name="P1">Preparing to unpack .../libxt-dev_1%3a1.1.5-0ubuntu1_amd64.deb ...</text:p>
      <text:p text:style-name="P1">Unpacking libxt-dev:amd64 (1:1.1.5-0ubuntu1) ...</text:p>
      <text:p text:style-name="P1">Selecting previously unselected package libdb-java.</text:p>
      <text:p text:style-name="P1">Preparing to unpack .../libdb-java_1%3a5.3.21~exp1ubuntu2_all.deb ...</text:p>
      <text:p text:style-name="P1">Unpacking libdb-java (1:5.3.21~exp1ubuntu2) ...</text:p>
      <text:p text:style-name="P1">Selecting previously unselected package libkxml2-java.</text:p>
      <text:p text:style-name="P1">Preparing to unpack .../libkxml2-java_2.3.0+ds1-2_all.deb ...</text:p>
      <text:p text:style-name="P1">Unpacking libkxml2-java (2.3.0+ds1-2) ...</text:p>
      <text:p text:style-name="P1">Processing triggers for ca-certificates (20210119~16.04.1) ...</text:p>
      <text:p text:style-name="P1">Updating certificates in /etc/ssl/certs...</text:p>
      <text:p text:style-name="P1">0 added, 0 removed; done.</text:p>
      <text:p text:style-name="P1">Running hooks in /etc/ca-certificates/update.d...</text:p>
      <text:p text:style-name="P1">done.</text:p>
      <text:p text:style-name="P1">Processing triggers for man-db (2.7.5-1) ...</text:p>
      <text:p text:style-name="P1">Processing triggers for libc-bin (2.23-0ubuntu11.3) ...</text:p>
      <text:p text:style-name="P1">Processing triggers for gnome-menus (3.13.3-6ubuntu3.1) ...</text:p>
      <text:p text:style-name="P1">Processing triggers for desktop-file-utils (0.22-1ubuntu5.2) ...</text:p>
      <text:p text:style-name="P1">Processing triggers for bamfdaemon (0.5.3~bzr0+16.04.20180209-0ubuntu1) ...</text:p>
      <text:p text:style-name="P1">Rebuilding /usr/share/applications/bamf-2.index...</text:p>
      <text:p text:style-name="P1">Processing triggers for mime-support (3.59ubuntu1) ...</text:p>
      <text:p text:style-name="P1"><text:soft-page-break/>Processing triggers for hicolor-icon-theme (0.15-0ubuntu1.1) ...</text:p>
      <text:p text:style-name="P1">Processing triggers for systemd (229-4ubuntu21.31) ...</text:p>
      <text:p text:style-name="P1">Processing triggers for ureadahead (0.100.0-19.1) ...</text:p>
      <text:p text:style-name="P1">Processing triggers for install-info (6.1.0.dfsg.1-5) ...</text:p>
      <text:p text:style-name="P1">Processing triggers for fontconfig (2.11.94-0ubuntu1.1) ...</text:p>
      <text:p text:style-name="P1">Processing triggers for gconf2 (3.2.6-3ubuntu6) ...</text:p>
      <text:p text:style-name="P1">Setting up eclipse-cdt-jni (8.6.0-1) ...</text:p>
      <text:p text:style-name="P1">Setting up java-common (0.56ubuntu2) ...</text:p>
      <text:p text:style-name="P1">Setting up libgif7:amd64 (5.1.4-0.3~16.04.1) ...</text:p>
      <text:p text:style-name="P1">Setting up libecj-java (3.10.1-2ubuntu1) ...</text:p>
      <text:p text:style-name="P1">Setting up libcommons-pool-java (1.6-2) ...</text:p>
      <text:p text:style-name="P1">Setting up libcommons-collections3-java (3.2.2-1) ...</text:p>
      <text:p text:style-name="P1">Setting up libcommons-dbcp-java (1.4-5ubuntu2) ...</text:p>
      <text:p text:style-name="P1">Setting up libservlet3.0-java (7.0.68-1ubuntu0.4) ...</text:p>
      <text:p text:style-name="P1">Setting up libtomcat7-java (7.0.68-1ubuntu0.4) ...</text:p>
      <text:p text:style-name="P1">Setting up eclipse-platform-data (3.8.1-8) ...</text:p>
      <text:p text:style-name="P1">Setting up libequinox-osgi-java (3.8.1-8) ...</text:p>
      <text:p text:style-name="P1">Setting up libhamcrest-java (1.3-5ubuntu1) ...</text:p>
      <text:p text:style-name="P1">Setting up libasm4-java (5.0.4-1) ...</text:p>
      <text:p text:style-name="P1">Setting up libcglib3-java (3.1+dfsg-1) ...</text:p>
      <text:p text:style-name="P1">Setting up libobjenesis-java (2.2-1) ...</text:p>
      <text:p text:style-name="P1">Setting up libosgi-annotation-java (6.0.0-1) ...</text:p>
      <text:p text:style-name="P1">Setting up libosgi-core-java (6.0.0-1) ...</text:p>
      <text:p text:style-name="P1">Setting up libfelix-gogo-runtime-java (0.16.2-1) ...</text:p>
      <text:p text:style-name="P1">Setting up libaspectj-java (1.8.8-1) ...</text:p>
      <text:p text:style-name="P1">Setting up libosgi-foundation-ee-java (4.2.0-2) ...</text:p>
      <text:p text:style-name="P1">Setting up libservlet3.1-java (8.0.32-1ubuntu1.13) ...</text:p>
      <text:p text:style-name="P1">Setting up libfelix-gogo-shell-java (0.12.0-1) ...</text:p>
      <text:p text:style-name="P1">Setting up libicu4j-49-java (49.1-2) ...</text:p>
      <text:p text:style-name="P1">Setting up libswt-gtk-3-jni (3.8.2-3) ...</text:p>
      <text:p text:style-name="P1">Setting up libswt-gtk-3-java (3.8.2-3) ...</text:p>
      <text:p text:style-name="P1">Setting up libswt-cairo-gtk-3-jni (3.8.2-3) ...</text:p>
      <text:p text:style-name="P1">Setting up libswt-webkit-gtk-3-jni (3.8.2-3) ...</text:p>
      <text:p text:style-name="P1">Setting up libcommons-codec-java (1.10-1) ...</text:p>
      <text:p text:style-name="P1">Setting up libapache-pom-java (10-2build1) ...</text:p>
      <text:p text:style-name="P1">Setting up libcommons-parent-java (39-3) ...</text:p>
      <text:p text:style-name="P1">Setting up libcommons-logging-java (1.2-1+build1) ...</text:p>
      <text:p text:style-name="P1">Setting up libcommons-httpclient-java (3.1-12) ...</text:p>
      <text:p text:style-name="P1">Setting up libjetty8-java (8.1.19-1) ...</text:p>
      <text:p text:style-name="P1">Setting up libjsch-java (0.1.53-1ubuntu1) ...</text:p>
      <text:p text:style-name="P1">Setting up liblucene2-java (2.9.4+ds1-4) ...</text:p>
      <text:p text:style-name="P1">update-alternatives: using /usr/lib/liblucene2-java/lucli to provide /usr/bin/lucli (lucli) in auto mode</text:p>
      <text:p text:style-name="P1">Setting up binfmt-support (2.1.6-1) ...</text:p>
      <text:p text:style-name="P1">Setting up fastjar (2:0.98-6) ...</text:p>
      <text:p text:style-name="P1">Setting up jarwrapper (0.54ubuntu1.1) ...</text:p>
      <text:p text:style-name="P1">Setting up libcommons-cli-java (1.3.1-3ubuntu1) ...</text:p>
      <text:p text:style-name="P1">Setting up libbonobo2-common (2.32.1-3) ...</text:p>
      <text:p text:style-name="P1">Setting up liborbit-2-0:amd64 (1:2.14.19-1build1) ...</text:p>
      <text:p text:style-name="P1">Setting up libbonobo2-0:amd64 (2.32.1-3) ...</text:p>
      <text:p text:style-name="P1">Setting up libdb5.3-java-jni:amd64 (5.3.28-11ubuntu0.2) ...</text:p>
      <text:p text:style-name="P1">Setting up libdb5.3-java (5.3.28-11ubuntu0.2) ...</text:p>
      <text:p text:style-name="P1">Setting up libglade2-0:amd64 (1:2.6.4-2) ...</text:p>
      <text:p text:style-name="P1"><text:soft-page-break/>Setting up libgnomecanvas2-common (2.30.3-2) ...</text:p>
      <text:p text:style-name="P1">Setting up libgnomecanvas2-0:amd64 (2.30.3-2) ...</text:p>
      <text:p text:style-name="P1">Setting up junit (3.8.2-8build1) ...</text:p>
      <text:p text:style-name="P1">Setting up libasm3-java (3.3.2-3) ...</text:p>
      <text:p text:style-name="P1">Setting up fonts-dejavu-extra (2.35-1) ...</text:p>
      <text:p text:style-name="P1">Setting up libgnomevfs2-common (1:2.24.4-6.1ubuntu1) ...</text:p>
      <text:p text:style-name="P1">Setting up libgnomevfs2-0:amd64 (1:2.24.4-6.1ubuntu1) ...</text:p>
      <text:p text:style-name="P1">Setting up libgnome2-common (2.32.1-5ubuntu1) ...</text:p>
      <text:p text:style-name="P1">Setting up libgnome-2-0:amd64 (2.32.1-5ubuntu1) ...</text:p>
      <text:p text:style-name="P1">Setting up libgnome2-bin (2.32.1-5ubuntu1) ...</text:p>
      <text:p text:style-name="P1">Setting up libgnome2-0:amd64 (2.32.1-5ubuntu1) ...</text:p>
      <text:p text:style-name="P1">Setting up libbonoboui2-common (2.24.5-3ubuntu1) ...</text:p>
      <text:p text:style-name="P1">Setting up libbonoboui2-0:amd64 (2.24.5-3ubuntu1) ...</text:p>
      <text:p text:style-name="P1">Setting up libcommons-beanutils-java (1.9.2-3) ...</text:p>
      <text:p text:style-name="P1">Setting up libcommons-compress-java (1.10-2) ...</text:p>
      <text:p text:style-name="P1">Setting up libcommons-digester-java (1.8.1-4) ...</text:p>
      <text:p text:style-name="P1">Setting up libdb-je-java (3.3.98-1) ...</text:p>
      <text:p text:style-name="P1">Setting up libfelix-osgi-obr-java (1.0.2-3fakesync1) ...</text:p>
      <text:p text:style-name="P1">Setting up libgnomeui-common (2.24.5-3.1) ...</text:p>
      <text:p text:style-name="P1">Setting up libgnomeui-0:amd64 (2.24.5-3.1) ...</text:p>
      <text:p text:style-name="P1">Setting up xorg-sgml-doctools (1:1.11-1) ...</text:p>
      <text:p text:style-name="P1">Setting up x11proto-core-dev (7.0.31-1~ubuntu16.04.2) ...</text:p>
      <text:p text:style-name="P1">Setting up libice-dev:amd64 (2:1.0.9-1) ...</text:p>
      <text:p text:style-name="P1">Setting up libicu4j-java (4.2.1.1-3) ...</text:p>
      <text:p text:style-name="P1">Setting up libjline-java (1.0-2) ...</text:p>
      <text:p text:style-name="P1">Setting up libjtidy-java (7+svn20110807-4) ...</text:p>
      <text:p text:style-name="P1">Setting up libpthread-stubs0-dev:amd64 (0.3-4) ...</text:p>
      <text:p text:style-name="P1">Setting up libregexp-java (1.5-3build1) ...</text:p>
      <text:p text:style-name="P1">Setting up libsm-dev:amd64 (2:1.2.2-1) ...</text:p>
      <text:p text:style-name="P1">Setting up libswt-glx-gtk-3-jni (3.8.2-3) ...</text:p>
      <text:p text:style-name="P1">Setting up libswt-gnome-gtk-3-jni (3.8.2-3) ...</text:p>
      <text:p text:style-name="P1">Setting up libxau-dev:amd64 (1:1.0.8-1) ...</text:p>
      <text:p text:style-name="P1">Setting up libxdmcp-dev:amd64 (1:1.1.2-1.1) ...</text:p>
      <text:p text:style-name="P1">Setting up x11proto-input-dev (2.3.1-1) ...</text:p>
      <text:p text:style-name="P1">Setting up x11proto-kb-dev (1.0.7-0ubuntu1) ...</text:p>
      <text:p text:style-name="P1">Setting up xtrans-dev (1.3.5-1) ...</text:p>
      <text:p text:style-name="P1">Setting up libxcb1-dev:amd64 (1.11.1-1ubuntu1) ...</text:p>
      <text:p text:style-name="P1">Setting up libx11-dev:amd64 (2:1.6.3-1ubuntu2.2) ...</text:p>
      <text:p text:style-name="P1">Setting up libx11-doc (2:1.6.3-1ubuntu2.2) ...</text:p>
      <text:p text:style-name="P1">Setting up libxt-dev:amd64 (1:1.1.5-0ubuntu1) ...</text:p>
      <text:p text:style-name="P1">Setting up libdb-java (1:5.3.21~exp1ubuntu2) ...</text:p>
      <text:p text:style-name="P1">Setting up libkxml2-java (2.3.0+ds1-2) ...</text:p>
      <text:p text:style-name="P1">Setting up openjdk-8-jre-headless:amd64 (8u292-b10-0ubuntu1~16.04.1) ...</text:p>
      <text:p text:style-name="P1">update-alternatives: using /usr/lib/jvm/java-8-openjdk-amd64/jre/bin/rmid to provide /usr/bin/rmid (rmid) in auto mode</text:p>
      <text:p text:style-name="P1">update-alternatives: using /usr/lib/jvm/java-8-openjdk-amd64/jre/bin/java to provide /usr/bin/java (java) in auto mode</text:p>
      <text:p text:style-name="P1">update-alternatives: using /usr/lib/jvm/java-8-openjdk-amd64/jre/bin/keytool to provide /usr/bin/keytool (keytool) in auto mode</text:p>
      <text:p text:style-name="P1">update-alternatives: using /usr/lib/jvm/java-8-openjdk-amd64/jre/bin/jjs to provide /usr/bin/jjs (jjs) in auto mode</text:p>
      <text:p text:style-name="P1"><text:soft-page-break/>update-alternatives: using /usr/lib/jvm/java-8-openjdk-amd64/jre/bin/pack200 to provide /usr/bin/pack200 (pack200) in auto mode</text:p>
      <text:p text:style-name="P1">update-alternatives: using /usr/lib/jvm/java-8-openjdk-amd64/jre/bin/rmiregistry to provide /usr/bin/rmiregistry (rmiregistry) in auto mode</text:p>
      <text:p text:style-name="P1">update-alternatives: using /usr/lib/jvm/java-8-openjdk-amd64/jre/bin/unpack200 to provide /usr/bin/unpack200 (unpack200) in auto mode</text:p>
      <text:p text:style-name="P1">update-alternatives: using /usr/lib/jvm/java-8-openjdk-amd64/jre/bin/orbd to provide /usr/bin/orbd (orbd) in auto mode</text:p>
      <text:p text:style-name="P1">update-alternatives: using /usr/lib/jvm/java-8-openjdk-amd64/jre/bin/servertool to provide /usr/bin/servertool (servertool) in auto mode</text:p>
      <text:p text:style-name="P1">update-alternatives: using /usr/lib/jvm/java-8-openjdk-amd64/jre/bin/tnameserv to provide /usr/bin/tnameserv (tnameserv) in auto mode</text:p>
      <text:p text:style-name="P1">update-alternatives: using /usr/lib/jvm/java-8-openjdk-amd64/jre/lib/jexec to provide /usr/bin/jexec (jexec) in auto mode</text:p>
      <text:p text:style-name="P1">Setting up default-jre-headless (2:1.8-56ubuntu2) ...</text:p>
      <text:p text:style-name="P1">Setting up ant (1.9.6-1ubuntu1.1) ...</text:p>
      <text:p text:style-name="P1">Setting up ant-optional (1.9.6-1ubuntu1.1) ...</text:p>
      <text:p text:style-name="P1">Setting up openjdk-8-jre:amd64 (8u292-b10-0ubuntu1~16.04.1) ...</text:p>
      <text:p text:style-name="P1">update-alternatives: using /usr/lib/jvm/java-8-openjdk-amd64/jre/bin/policytool to provide /usr/bin/policytool (policytool) in auto mode</text:p>
      <text:p text:style-name="P1">Setting up default-jre (2:1.8-56ubuntu2) ...</text:p>
      <text:p text:style-name="P1">Setting up junit4 (4.12-4ubuntu1.1) ...</text:p>
      <text:p text:style-name="P1">Setting up libeasymock-java (3.3.1+ds-3) ...</text:p>
      <text:p text:style-name="P1">Setting up libfelix-bundlerepository-java (2.0.6-1) ...</text:p>
      <text:p text:style-name="P1">Setting up aspectj (1.8.8-1) ...</text:p>
      <text:p text:style-name="P1">Setting up libgeronimo-osgi-support-java (1.1-1) ...</text:p>
      <text:p text:style-name="P1">Setting up libgeronimo-jpa-2.0-spec-java (1.1-2) ...</text:p>
      <text:p text:style-name="P1">Setting up sat4j (2.3.3-1) ...</text:p>
      <text:p text:style-name="P1">Setting up openjdk-8-jdk-headless:amd64 (8u292-b10-0ubuntu1~16.04.1) ...</text:p>
      <text:p text:style-name="P1">update-alternatives: using /usr/lib/jvm/java-8-openjdk-amd64/bin/idlj to provide /usr/bin/idlj (idlj) in auto mode</text:p>
      <text:p text:style-name="P1">update-alternatives: using /usr/lib/jvm/java-8-openjdk-amd64/bin/jdeps to provide /usr/bin/jdeps (jdeps) in auto mode</text:p>
      <text:p text:style-name="P1">update-alternatives: using /usr/lib/jvm/java-8-openjdk-amd64/bin/wsimport to provide /usr/bin/wsimport (wsimport) in auto mode</text:p>
      <text:p text:style-name="P1">update-alternatives: using /usr/lib/jvm/java-8-openjdk-amd64/bin/rmic to provide /usr/bin/rmic (rmic) in auto mode</text:p>
      <text:p text:style-name="P1">update-alternatives: using /usr/lib/jvm/java-8-openjdk-amd64/bin/jinfo to provide /usr/bin/jinfo (jinfo) in auto mode</text:p>
      <text:p text:style-name="P1">update-alternatives: using /usr/lib/jvm/java-8-openjdk-amd64/bin/jsadebugd to provide /usr/bin/jsadebugd (jsadebugd) in auto mode</text:p>
      <text:p text:style-name="P1">update-alternatives: using /usr/lib/jvm/java-8-openjdk-amd64/bin/native2ascii to provide /usr/bin/native2ascii (native2ascii) in auto mode</text:p>
      <text:p text:style-name="P1">update-alternatives: using /usr/lib/jvm/java-8-openjdk-amd64/bin/jstat to provide /usr/bin/jstat (jstat) in auto mode</text:p>
      <text:p text:style-name="P1">update-alternatives: using /usr/lib/jvm/java-8-openjdk-amd64/bin/javac to provide /usr/bin/javac (javac) in auto mode</text:p>
      <text:p text:style-name="P1">update-alternatives: using /usr/lib/jvm/java-8-openjdk-amd64/bin/javah to provide /usr/bin/javah (javah) in auto mode</text:p>
      <text:p text:style-name="P1">update-alternatives: using /usr/lib/jvm/java-8-openjdk-amd64/bin/hsdb to provide /usr/bin/hsdb (hsdb) in auto mode</text:p>
      <text:p text:style-name="P1"><text:soft-page-break/>update-alternatives: using /usr/lib/jvm/java-8-openjdk-amd64/bin/clhsdb to provide /usr/bin/clhsdb (clhsdb) in auto mode</text:p>
      <text:p text:style-name="P1">update-alternatives: using /usr/lib/jvm/java-8-openjdk-amd64/bin/jps to provide /usr/bin/jps (jps) in auto mode</text:p>
      <text:p text:style-name="P1">update-alternatives: using /usr/lib/jvm/java-8-openjdk-amd64/bin/jstack to provide /usr/bin/jstack (jstack) in auto mode</text:p>
      <text:p text:style-name="P1">update-alternatives: using /usr/lib/jvm/java-8-openjdk-amd64/bin/jrunscript to provide /usr/bin/jrunscript (jrunscript) in auto mode</text:p>
      <text:p text:style-name="P1">update-alternatives: using /usr/lib/jvm/java-8-openjdk-amd64/bin/javadoc to provide /usr/bin/javadoc (javadoc) in auto mode</text:p>
      <text:p text:style-name="P1">update-alternatives: using /usr/lib/jvm/java-8-openjdk-amd64/bin/javap to provide /usr/bin/javap (javap) in auto mode</text:p>
      <text:p text:style-name="P1">update-alternatives: using /usr/lib/jvm/java-8-openjdk-amd64/bin/jar to provide /usr/bin/jar (jar) in auto mode</text:p>
      <text:p text:style-name="P1">update-alternatives: using /usr/lib/jvm/java-8-openjdk-amd64/bin/extcheck to provide /usr/bin/extcheck (extcheck) in auto mode</text:p>
      <text:p text:style-name="P1">update-alternatives: using /usr/lib/jvm/java-8-openjdk-amd64/bin/schemagen to provide /usr/bin/schemagen (schemagen) in auto mode</text:p>
      <text:p text:style-name="P1">update-alternatives: using /usr/lib/jvm/java-8-openjdk-amd64/bin/xjc to provide /usr/bin/xjc (xjc) in auto mode</text:p>
      <text:p text:style-name="P1">update-alternatives: using /usr/lib/jvm/java-8-openjdk-amd64/bin/jmap to provide /usr/bin/jmap (jmap) in auto mode</text:p>
      <text:p text:style-name="P1">update-alternatives: using /usr/lib/jvm/java-8-openjdk-amd64/bin/jstatd to provide /usr/bin/jstatd (jstatd) in auto mode</text:p>
      <text:p text:style-name="P1">update-alternatives: using /usr/lib/jvm/java-8-openjdk-amd64/bin/jhat to provide /usr/bin/jhat (jhat) in auto mode</text:p>
      <text:p text:style-name="P1">update-alternatives: using /usr/lib/jvm/java-8-openjdk-amd64/bin/jdb to provide /usr/bin/jdb (jdb) in auto mode</text:p>
      <text:p text:style-name="P1">update-alternatives: using /usr/lib/jvm/java-8-openjdk-amd64/bin/serialver to provide /usr/bin/serialver (serialver) in auto mode</text:p>
      <text:p text:style-name="P1">update-alternatives: using /usr/lib/jvm/java-8-openjdk-amd64/bin/jfr to provide /usr/bin/jfr (jfr) in auto mode</text:p>
      <text:p text:style-name="P1">update-alternatives: using /usr/lib/jvm/java-8-openjdk-amd64/bin/wsgen to provide /usr/bin/wsgen (wsgen) in auto mode</text:p>
      <text:p text:style-name="P1">update-alternatives: using /usr/lib/jvm/java-8-openjdk-amd64/bin/jcmd to provide /usr/bin/jcmd (jcmd) in auto mode</text:p>
      <text:p text:style-name="P1">update-alternatives: using /usr/lib/jvm/java-8-openjdk-amd64/bin/jarsigner to provide /usr/bin/jarsigner (jarsigner) in auto mode</text:p>
      <text:p text:style-name="P1">Setting up default-jdk-headless (2:1.8-56ubuntu2) ...</text:p>
      <text:p text:style-name="P1">Setting up openjdk-8-jdk:amd64 (8u292-b10-0ubuntu1~16.04.1) ...</text:p>
      <text:p text:style-name="P1">update-alternatives: using /usr/lib/jvm/java-8-openjdk-amd64/bin/appletviewer to provide /usr/bin/appletviewer (appletviewer) in auto mode</text:p>
      <text:p text:style-name="P1">update-alternatives: using /usr/lib/jvm/java-8-openjdk-amd64/bin/jconsole to provide /usr/bin/jconsole (jconsole) in auto mode</text:p>
      <text:p text:style-name="P1">Setting up default-jdk (2:1.8-56ubuntu2) ...</text:p>
      <text:p text:style-name="P1">Setting up ca-certificates-java (20160321ubuntu1) ...</text:p>
      <text:p text:style-name="P1">Adding debian:QuoVadis_Root_CA_3_G3.pem</text:p>
      <text:p text:style-name="P1">Adding debian:SwissSign_Gold_CA_-_G2.pem</text:p>
      <text:p text:style-name="P1">Adding debian:GeoTrust_Primary_Certification_Authority_-_G2.pem</text:p>
      <text:p text:style-name="P1">Adding debian:Microsec_e-Szigno_Root_CA_2009.pem</text:p>
      <text:p text:style-name="P1">Adding debian:Certigna.pem</text:p>
      <text:p text:style-name="P1">Adding debian:ACCVRAIZ1.pem</text:p>
      <text:p text:style-name="P1"><text:soft-page-break/>Adding debian:Hellenic_Academic_and_Research_Institutions_RootCA_2015.pem</text:p>
      <text:p text:style-name="P1">Adding debian:T-TeleSec_GlobalRoot_Class_3.pem</text:p>
      <text:p text:style-name="P1">Adding debian:SSL.com_Root_Certification_Authority_ECC.pem</text:p>
      <text:p text:style-name="P1">Adding debian:Buypass_Class_2_Root_CA.pem</text:p>
      <text:p text:style-name="P1">Adding debian:SecureSign_RootCA11.pem</text:p>
      <text:p text:style-name="P1">Adding debian:QuoVadis_Root_CA_2.pem</text:p>
      <text:p text:style-name="P1">Adding debian:USERTrust_RSA_Certification_Authority.pem</text:p>
      <text:p text:style-name="P1">Adding debian:Staat_der_Nederlanden_Root_CA_-_G3.pem</text:p>
      <text:p text:style-name="P1">Adding debian:DigiCert_Assured_ID_Root_G2.pem</text:p>
      <text:p text:style-name="P1">Adding debian:e-Szigno_Root_CA_2017.pem</text:p>
      <text:p text:style-name="P1">Adding debian:XRamp_Global_CA_Root.pem</text:p>
      <text:p text:style-name="P1">Adding debian:SZAFIR_ROOT_CA2.pem</text:p>
      <text:p text:style-name="P1">Adding debian:GlobalSign_Root_CA_-_R2.pem</text:p>
      <text:p text:style-name="P1">Adding debian:emSign_ECC_Root_CA_-_G3.pem</text:p>
      <text:p text:style-name="P1">Adding debian:AffirmTrust_Networking.pem</text:p>
      <text:p text:style-name="P1">Adding debian:Certum_Trusted_Network_CA_2.pem</text:p>
      <text:p text:style-name="P1">Adding debian:OISTE_WISeKey_Global_Root_GC_CA.pem</text:p>
      <text:p text:style-name="P1">Adding debian:COMODO_RSA_Certification_Authority.pem</text:p>
      <text:p text:style-name="P1">Adding debian:UCA_Extended_Validation_Root.pem</text:p>
      <text:p text:style-name="P1">Adding debian:Entrust_Root_Certification_Authority_-_EC1.pem</text:p>
      <text:p text:style-name="P1">Adding debian:TrustCor_RootCert_CA-2.pem</text:p>
      <text:p text:style-name="P1">Adding debian:SSL.com_EV_Root_Certification_Authority_ECC.pem</text:p>
      <text:p text:style-name="P1">Adding debian:emSign_Root_CA_-_G1.pem</text:p>
      <text:p text:style-name="P1">Adding debian:Trustwave_Global_ECC_P256_Certification_Authority.pem</text:p>
      <text:p text:style-name="P1">Adding debian:Comodo_AAA_Services_root.pem</text:p>
      <text:p text:style-name="P1">Adding debian:TrustCor_ECA-1.pem</text:p>
      <text:p text:style-name="P1">Adding debian:NAVER_Global_Root_Certification_Authority.pem</text:p>
      <text:p text:style-name="P1">Adding debian:USERTrust_ECC_Certification_Authority.pem</text:p>
      <text:p text:style-name="P1">Adding debian:IdenTrust_Commercial_Root_CA_1.pem</text:p>
      <text:p text:style-name="P1">Adding debian:GlobalSign_Root_CA_-_R6.pem</text:p>
      <text:p text:style-name="P1">Adding debian:SSL.com_EV_Root_Certification_Authority_RSA_R2.pem</text:p>
      <text:p text:style-name="P1">Adding debian:COMODO_ECC_Certification_Authority.pem</text:p>
      <text:p text:style-name="P1">Adding debian:QuoVadis_Root_CA.pem</text:p>
      <text:p text:style-name="P1">Adding debian:D-TRUST_Root_Class_3_CA_2_EV_2009.pem</text:p>
      <text:p text:style-name="P1">Adding debian:Go_Daddy_Root_Certificate_Authority_-_G2.pem</text:p>
      <text:p text:style-name="P1">Adding debian:TrustCor_RootCert_CA-1.pem</text:p>
      <text:p text:style-name="P1">Adding debian:TWCA_Global_Root_CA.pem</text:p>
      <text:p text:style-name="P1">Adding debian:GTS_Root_R3.pem</text:p>
      <text:p text:style-name="P1">Adding debian:SecureTrust_CA.pem</text:p>
      <text:p text:style-name="P1">Adding debian:T-TeleSec_GlobalRoot_Class_2.pem</text:p>
      <text:p text:style-name="P1">Adding debian:TeliaSonera_Root_CA_v1.pem</text:p>
      <text:p text:style-name="P1">Adding debian:AC_RAIZ_FNMT-RCM.pem</text:p>
      <text:p text:style-name="P1">Adding debian:DigiCert_High_Assurance_EV_Root_CA.pem</text:p>
      <text:p text:style-name="P1">Adding debian:Baltimore_CyberTrust_Root.pem</text:p>
      <text:p text:style-name="P1">Adding debian:Microsoft_RSA_Root_Certificate_Authority_2017.pem</text:p>
      <text:p text:style-name="P1">Adding debian:Sonera_Class_2_Root_CA.pem</text:p>
      <text:p text:style-name="P1">Adding debian:DigiCert_Global_Root_CA.pem</text:p>
      <text:p text:style-name="P1">Adding debian:Amazon_Root_CA_4.pem</text:p>
      <text:p text:style-name="P1">Adding debian:ssl-cert-snakeoil.pem</text:p>
      <text:p text:style-name="P1">Adding debian:QuoVadis_Root_CA_1_G3.pem</text:p>
      <text:p text:style-name="P1">Adding debian:AffirmTrust_Commercial.pem</text:p>
      <text:p text:style-name="P1">Adding debian:Chambers_of_Commerce_Root_-_2008.pem</text:p>
      <text:p text:style-name="P1"><text:soft-page-break/>Adding debian:Entrust.net_Premium_2048_Secure_Server_CA.pem</text:p>
      <text:p text:style-name="P1">Adding debian:Buypass_Class_3_Root_CA.pem</text:p>
      <text:p text:style-name="P1">Adding debian:ePKI_Root_Certification_Authority.pem</text:p>
      <text:p text:style-name="P1">Adding debian:Security_Communication_Root_CA.pem</text:p>
      <text:p text:style-name="P1">Adding debian:Hongkong_Post_Root_CA_3.pem</text:p>
      <text:p text:style-name="P1">Adding debian:AffirmTrust_Premium.pem</text:p>
      <text:p text:style-name="P1">Adding debian:Starfield_Services_Root_Certificate_Authority_-_G2.pem</text:p>
      <text:p text:style-name="P1">Adding debian:QuoVadis_Root_CA_3.pem</text:p>
      <text:p text:style-name="P1">Adding debian:GlobalSign_ECC_Root_CA_-_R4.pem</text:p>
      <text:p text:style-name="P1">Adding debian:Starfield_Class_2_CA.pem</text:p>
      <text:p text:style-name="P1">Adding debian:GlobalSign_ECC_Root_CA_-_R5.pem</text:p>
      <text:p text:style-name="P1">Adding debian:QuoVadis_Root_CA_2_G3.pem</text:p>
      <text:p text:style-name="P1">Adding debian:D-TRUST_Root_Class_3_CA_2_2009.pem</text:p>
      <text:p text:style-name="P1">Adding debian:Starfield_Root_Certificate_Authority_-_G2.pem</text:p>
      <text:p text:style-name="P1">Adding debian:Trustwave_Global_Certification_Authority.pem</text:p>
      <text:p text:style-name="P1">Adding debian:Secure_Global_CA.pem</text:p>
      <text:p text:style-name="P1">Adding debian:Entrust_Root_Certification_Authority_-_G4.pem</text:p>
      <text:p text:style-name="P1">Adding debian:AffirmTrust_Premium_ECC.pem</text:p>
      <text:p text:style-name="P1">Adding debian:Certum_Trusted_Network_CA.pem</text:p>
      <text:p text:style-name="P1">Adding debian:GDCA_TrustAUTH_R5_ROOT.pem</text:p>
      <text:p text:style-name="P1">Adding debian:Amazon_Root_CA_3.pem</text:p>
      <text:p text:style-name="P1">Adding debian:VeriSign_Universal_Root_Certification_Authority.pem</text:p>
      <text:p text:style-name="P1">Adding debian:DigiCert_Assured_ID_Root_G3.pem</text:p>
      <text:p text:style-name="P1">Adding debian:Trustwave_Global_ECC_P384_Certification_Authority.pem</text:p>
      <text:p text:style-name="P1">Adding debian:SSL.com_Root_Certification_Authority_RSA.pem</text:p>
      <text:p text:style-name="P1">Adding debian:GlobalSign_Root_CA.pem</text:p>
      <text:p text:style-name="P1">Adding debian:DigiCert_Trusted_Root_G4.pem</text:p>
      <text:p text:style-name="P1">Adding debian:DigiCert_Global_Root_G3.pem</text:p>
      <text:p text:style-name="P1">Adding debian:Certigna_Root_CA.pem</text:p>
      <text:p text:style-name="P1">Adding debian:Hellenic_Academic_and_Research_Institutions_RootCA_2011.pem</text:p>
      <text:p text:style-name="P1">Adding debian:Atos_TrustedRoot_2011.pem</text:p>
      <text:p text:style-name="P1">Adding debian:emSign_ECC_Root_CA_-_C3.pem</text:p>
      <text:p text:style-name="P1">Adding debian:DST_Root_CA_X3.pem</text:p>
      <text:p text:style-name="P1">Adding debian:CFCA_EV_ROOT.pem</text:p>
      <text:p text:style-name="P1">Adding debian:Entrust_Root_Certification_Authority_-_G2.pem</text:p>
      <text:p text:style-name="P1">Adding debian:Network_Solutions_Certificate_Authority.pem</text:p>
      <text:p text:style-name="P1">Adding debian:COMODO_Certification_Authority.pem</text:p>
      <text:p text:style-name="P1">Adding debian:GlobalSign_Root_CA_-_R3.pem</text:p>
      <text:p text:style-name="P1">Adding debian:GTS_Root_R4.pem</text:p>
      <text:p text:style-name="P1">Adding debian:EC-ACC.pem</text:p>
      <text:p text:style-name="P1">Adding debian:GTS_Root_R2.pem</text:p>
      <text:p text:style-name="P1">Adding debian:Microsoft_ECC_Root_Certificate_Authority_2017.pem</text:p>
      <text:p text:style-name="P1">Adding debian:TWCA_Root_Certification_Authority.pem</text:p>
      <text:p text:style-name="P1">Adding debian:Staat_der_Nederlanden_EV_Root_CA.pem</text:p>
      <text:p text:style-name="P1">Adding debian:Amazon_Root_CA_1.pem</text:p>
      <text:p text:style-name="P1">Adding debian:UCA_Global_G2_Root.pem</text:p>
      <text:p text:style-name="P1">Adding debian:Izenpe.com.pem</text:p>
      <text:p text:style-name="P1">Adding debian:Go_Daddy_Class_2_CA.pem</text:p>
      <text:p text:style-name="P1">Adding debian:CA_Disig_Root_R2.pem</text:p>
      <text:p text:style-name="P1">Adding debian:Hongkong_Post_Root_CA_1.pem</text:p>
      <text:p text:style-name="P1">Adding debian:certSIGN_ROOT_CA.pem</text:p>
      <text:p text:style-name="P1">Adding debian:E-Tugra_Certification_Authority.pem</text:p>
      <text:p text:style-name="P1"><text:soft-page-break/>Adding debian:Amazon_Root_CA_2.pem</text:p>
      <text:p text:style-name="P1">Adding debian:Autoridad_de_Certificacion_Firmaprofesional_CIF_A62634068.pem</text:p>
      <text:p text:style-name="P1">Adding debian:OISTE_WISeKey_Global_Root_GB_CA.pem</text:p>
      <text:p text:style-name="P1">Adding debian:ISRG_Root_X1.pem</text:p>
      <text:p text:style-name="P1">Adding debian:IdenTrust_Public_Sector_Root_CA_1.pem</text:p>
      <text:p text:style-name="P1">Adding debian:TUBITAK_Kamu_SM_SSL_Kok_Sertifikasi_-_Surum_1.pem</text:p>
      <text:p text:style-name="P1">Adding debian:GTS_Root_R1.pem</text:p>
      <text:p text:style-name="P1">Adding debian:certSIGN_Root_CA_G2.pem</text:p>
      <text:p text:style-name="P1">Adding debian:Entrust_Root_Certification_Authority.pem</text:p>
      <text:p text:style-name="P1">Adding debian:NetLock_Arany_=Class_Gold=_Főtanúsítvány.pem</text:p>
      <text:p text:style-name="P1">Adding debian:Hellenic_Academic_and_Research_Institutions_ECC_RootCA_2015.pem</text:p>
      <text:p text:style-name="P1">Adding debian:DigiCert_Assured_ID_Root_CA.pem</text:p>
      <text:p text:style-name="P1">Adding debian:DigiCert_Global_Root_G2.pem</text:p>
      <text:p text:style-name="P1">Adding debian:Security_Communication_RootCA2.pem</text:p>
      <text:p text:style-name="P1">Adding debian:Global_Chambersign_Root_-_2008.pem</text:p>
      <text:p text:style-name="P1">Adding debian:emSign_Root_CA_-_C1.pem</text:p>
      <text:p text:style-name="P1">Adding debian:SwissSign_Silver_CA_-_G2.pem</text:p>
      <text:p text:style-name="P1">Adding debian:Trustis_FPS_Root_CA.pem</text:p>
      <text:p text:style-name="P1">Adding debian:Actalis_Authentication_Root_CA.pem</text:p>
      <text:p text:style-name="P1">Adding debian:Cybertrust_Global_Root.pem</text:p>
      <text:p text:style-name="P1">done.</text:p>
      <text:p text:style-name="P1">Setting up libosgi-compendium-java (5.0.0-3) ...</text:p>
      <text:p text:style-name="P1">Setting up libfelix-gogo-command-java (0.14.0-2) ...</text:p>
      <text:p text:style-name="P1">Setting up eclipse-rcp (3.8.1-8) ...</text:p>
      <text:p text:style-name="P1">Setting up eclipse-platform (3.8.1-8) ...</text:p>
      <text:p text:style-name="P1">Setting up eclipse-jdt (3.8.1-8) ...</text:p>
      <text:p text:style-name="P1">Setting up eclipse-pde (3.8.1-8) ...</text:p>
      <text:p text:style-name="P1">Setting up eclipse (3.8.1-8) ...</text:p>
      <text:p text:style-name="P1">Setting up eclipse-cdt (8.6.0-1) ...</text:p>
      <text:p text:style-name="P1">Setting up libfelix-shell-java (1.4.3-1) ...</text:p>
      <text:p text:style-name="P1">Setting up libfelix-utils-java (1.6.0-1) ...</text:p>
      <text:p text:style-name="P1">Processing triggers for libc-bin (2.23-0ubuntu11.3) ...</text:p>
      <text:p text:style-name="P1">Processing triggers for systemd (229-4ubuntu21.31) ...</text:p>
      <text:p text:style-name="P1">Processing triggers for ureadahead (0.100.0-19.1) ...</text:p>
      <text:p text:style-name="P1">Processing triggers for ca-certificates (20210119~16.04.1) ...</text:p>
      <text:p text:style-name="P1">Updating certificates in /etc/ssl/certs...</text:p>
      <text:p text:style-name="P1">0 added, 0 removed; done.</text:p>
      <text:p text:style-name="P1">Running hooks in /etc/ca-certificates/update.d...</text:p>
      <text:p text:style-name="P1"/>
      <text:p text:style-name="P1">done.</text:p>
      <text:p text:style-name="P1">Done.</text:p>
      <text:p text:style-name="P1"/>
      <text:p text:style-name="P1"/>
      <text:p text:style-name="P3">Step 2: Downloading and Installing Hadoop</text:p>
      <text:p text:style-name="P3">Extract the hadoop.tar.gz file and keep it in Home</text:p>
      <text:p text:style-name="P3"/>
      <text:p text:style-name="P1">vbox@Ubuntu16:~$ <text:span text:style-name="T1">sudo mv hadoop /usr/local/</text:span></text:p>
      <text:p text:style-name="P1"><text:span text:style-name="T1">vbox</text:span>@Ubuntu16:~$ <text:span text:style-name="T1">sudo chown -R vbox:vbox /usr/local/hadoop</text:span></text:p>
      <text:p text:style-name="P1"><text:span text:style-name="T1">// </text:span><text:span text:style-name="T2">vbox is user name yours can be Pl123, silli,etc see highlighted before @</text:span></text:p>
      <text:p text:style-name="P1">vbox@Ubuntu16:~$ <text:span text:style-name="T1">sudo apt-get install vim</text:span></text:p>
      <text:p text:style-name="P1">Reading package lists... Done</text:p>
      <text:p text:style-name="P1">Building dependency tree <text:s text:c="6"/></text:p>
      <text:p text:style-name="P1"><text:soft-page-break/>Reading state information... Done</text:p>
      <text:p text:style-name="P1">The following additional packages will be installed:</text:p>
      <text:p text:style-name="P1"><text:s text:c="2"/>vim-runtime</text:p>
      <text:p text:style-name="P1">Suggested packages:</text:p>
      <text:p text:style-name="P1"><text:s text:c="2"/>ctags vim-doc vim-scripts vim-gnome-py2 | vim-gtk-py2 | vim-gtk3-py2</text:p>
      <text:p text:style-name="P1"><text:s text:c="2"/>| vim-athena-py2 | vim-nox-py2</text:p>
      <text:p text:style-name="P1">The following NEW packages will be installed:</text:p>
      <text:p text:style-name="P1"><text:s text:c="2"/>vim vim-runtime</text:p>
      <text:p text:style-name="P1">0 upgraded, 2 newly installed, 0 to remove and 10 not upgraded.</text:p>
      <text:p text:style-name="P1">Need to get 6,205 kB of archives.</text:p>
      <text:p text:style-name="P1">After this operation, 30.0 MB of additional disk space will be used.</text:p>
      <text:p text:style-name="P1">Do you want to continue? [Y/n] Y</text:p>
      <text:p text:style-name="P1">Get:1 http://in.archive.ubuntu.com/ubuntu xenial-updates/main amd64 vim-runtime all 2:7.4.1689-3ubuntu1.5 [5,169 kB]</text:p>
      <text:p text:style-name="P1">Get:2 http://in.archive.ubuntu.com/ubuntu xenial-updates/main amd64 vim amd64 2:7.4.1689-3ubuntu1.5 [1,036 kB]</text:p>
      <text:p text:style-name="P1">Fetched 6,205 kB in 24s (258 kB/s) <text:s text:c="44"/></text:p>
      <text:p text:style-name="P1">Selecting previously unselected package vim-runtime.</text:p>
      <text:p text:style-name="P1">(Reading database ... 185899 files and directories currently installed.)</text:p>
      <text:p text:style-name="P1">Preparing to unpack .../vim-runtime_2%3a7.4.1689-3ubuntu1.5_all.deb ...</text:p>
      <text:p text:style-name="P1">Adding 'diversion of /usr/share/vim/vim74/doc/help.txt to /usr/share/vim/vim74/doc/help.txt.vim-tiny by vim-runtime'</text:p>
      <text:p text:style-name="P1">Adding 'diversion of /usr/share/vim/vim74/doc/tags to /usr/share/vim/vim74/doc/tags.vim-tiny by vim-runtime'</text:p>
      <text:p text:style-name="P1">Unpacking vim-runtime (2:7.4.1689-3ubuntu1.5) ...</text:p>
      <text:p text:style-name="P1">Selecting previously unselected package vim.</text:p>
      <text:p text:style-name="P1">Preparing to unpack .../vim_2%3a7.4.1689-3ubuntu1.5_amd64.deb ...</text:p>
      <text:p text:style-name="P1">Unpacking vim (2:7.4.1689-3ubuntu1.5) ...</text:p>
      <text:p text:style-name="P1">Processing triggers for man-db (2.7.5-1) ...</text:p>
      <text:p text:style-name="P1">Setting up vim-runtime (2:7.4.1689-3ubuntu1.5) ...</text:p>
      <text:p text:style-name="P1">Setting up vim (2:7.4.1689-3ubuntu1.5) ...</text:p>
      <text:p text:style-name="P1">update-alternatives: using /usr/bin/vim.basic to provide /usr/bin/vim (vim) in auto mode</text:p>
      <text:p text:style-name="P1">update-alternatives: using /usr/bin/vim.basic to provide /usr/bin/vimdiff (vimdiff) in auto mode</text:p>
      <text:p text:style-name="P1">update-alternatives: using /usr/bin/vim.basic to provide /usr/bin/rvim (rvim) in auto mode</text:p>
      <text:p text:style-name="P1">update-alternatives: using /usr/bin/vim.basic to provide /usr/bin/rview (rview) in auto mode</text:p>
      <text:p text:style-name="P1">update-alternatives: using /usr/bin/vim.basic to provide /usr/bin/vi (vi) in auto mode</text:p>
      <text:p text:style-name="P1">update-alternatives: using /usr/bin/vim.basic to provide /usr/bin/view (view) in auto mode</text:p>
      <text:p text:style-name="P1">update-alternatives: using /usr/bin/vim.basic to provide /usr/bin/ex (ex) in auto mode</text:p>
      <text:p text:style-name="P1">vbox@Ubuntu16:~$ <text:span text:style-name="T1">vim .bashrc</text:span></text:p>
      <text:p text:style-name="P1"><text:span text:style-name="T1"/></text:p>
      <text:p text:style-name="P5"><text:span text:style-name="T1">Enter insert key on keyboard</text:span></text:p>
      <text:p text:style-name="P5"><text:span text:style-name="T1">Press ‘enter’ after ‘fi’ to shift to next line</text:span></text:p>
      <text:p text:style-name="P5"><text:span text:style-name="T1">Type the following at the end of file:</text:span></text:p>
      <text:p text:style-name="P5"><text:span text:style-name="T1"/></text:p>
      <text:p text:style-name="P5"><text:span text:style-name="T1">export JAVA_HOME=/usr/lib/jvm/java-8-openjdk-amd64</text:span></text:p>
      <text:p text:style-name="P5"><text:span text:style-name="T1">export HADOOP_INSTALL=/usr/local/hadoop/hadoop-2.7.0</text:span></text:p>
      <text:p text:style-name="P5"><text:span text:style-name="T1">export PATH=$PATH:$HADOOP_INSTALL/bin</text:span></text:p>
      <text:p text:style-name="P5"><text:span text:style-name="T1">export PATH=$PATH:$HADOOP_INSTALL/sbin</text:span></text:p>
      <text:p text:style-name="P5"><text:span text:style-name="T1">export HADOOP_MAPRED_HOME=$HADOOP_INSTALL</text:span></text:p>
      <text:p text:style-name="P5"><text:span text:style-name="T1">export HADOOP_COMMON_HOME=$HADOOP_INSTALL</text:span></text:p>
      <text:p text:style-name="P5"><text:span text:style-name="T1">export HADOOP_HDFS_HOME=$HADOOP_INSTALL</text:span></text:p>
      <text:p text:style-name="P5"><text:span text:style-name="T1">export YARN_HOME=$HADOOP_INSTALL</text:span></text:p>
      <text:p text:style-name="P5"><text:soft-page-break/><text:span text:style-name="T1">export HADOOP_COMMON_LIB_NATIVE_DIR=$HADOOP_INSTALL/lib/native</text:span></text:p>
      <text:p text:style-name="P5"><text:span text:style-name="T1">export HADOOP_OPTS="-Djava.library.path=$HADOOP_INSTALL/lib/native"</text:span></text:p>
      <text:p text:style-name="P5"><text:span text:style-name="T1">press ‘escape’ to shift to next line</text:span></text:p>
      <text:p text:style-name="P5"><text:span text:style-name="T1">press shift;wq and then press ‘enter’</text:span></text:p>
      <text:p text:style-name="P5"><text:span text:style-name="T1">Save the file and exit</text:span></text:p>
      <text:p text:style-name="P5"><text:span text:style-name="T1">Save the Changes to Bashrc File</text:span></text:p>
      <text:p text:style-name="P5"><text:span text:style-name="T1"/></text:p>
      <text:p text:style-name="P1">vbox@Ubuntu16:~$ <text:span text:style-name="T1">source ~/.bashrc</text:span></text:p>
      <text:p text:style-name="P1">vbox@Ubuntu16:~$ <text:span text:style-name="T1">sudo mkdir -p /app/hadoop/tmp</text:span></text:p>
      <text:p text:style-name="P1">vbox@Ubuntu16:~$ <text:span text:style-name="T1">sudo chown vbox:vbox /app/hadoop/tmp</text:span></text:p>
      <text:p text:style-name="P1">vbox@Ubuntu16:~$ <text:span text:style-name="T1">sudo mkdir -p /usr/local/hadoop_store/hdfs/namenode</text:span></text:p>
      <text:p text:style-name="P1">vbox@Ubuntu16:~$ <text:span text:style-name="T6">sudo mkdir -p /usr/local/hadoop_store/hdfs/datanode</text:span></text:p>
      <text:p text:style-name="P1">vbox@Ubuntu16:~$ <text:span text:style-name="T1">sudo chown -R vbox:vbox /usr/local/hadoop_store</text:span></text:p>
      <text:p text:style-name="P1">vbox@Ubuntu16:~$ <text:span text:style-name="T1">hdfs namenode -format</text:span></text:p>
      <text:p text:style-name="P1">24/04/30 08:01:42 INFO namenode.NameNode: STARTUP_MSG: </text:p>
      <text:p text:style-name="P1">/************************************************************</text:p>
      <text:p text:style-name="P1">STARTUP_MSG: Starting NameNode</text:p>
      <text:p text:style-name="P1">STARTUP_MSG: <text:s text:c="2"/>host = Ubuntu16.0.1.myguest.virtualbox.org/127.0.1.1</text:p>
      <text:p text:style-name="P1">STARTUP_MSG: <text:s text:c="2"/>args = [-format]</text:p>
      <text:p text:style-name="P1">STARTUP_MSG: <text:s text:c="2"/>version = 2.7.0</text:p>
      <text:p text:style-name="P1">STARTUP_MSG: <text:s text:c="2"/>classpath = /usr/local/hadoop/hadoop-2.7.0/etc/hadoop:/usr/local/hadoop/hadoop-2.7.0/share/hadoop/common/lib/guava-11.0.2.jar:/usr/local/hadoop/hadoop-2.7.0/share/hadoop/common/lib/java-xmlbuilder-0.4.jar:/usr/local/hadoop/hadoop-2.7.0/share/hadoop/common/lib/commons-compress-1.4.1.jar:/usr/local/hadoop/hadoop-2.7.0/share/hadoop/common/lib/snappy-java-1.0.4.1.jar:/usr/local/hadoop/hadoop-2.7.0/share/hadoop/common/lib/gson-2.2.4.jar:/usr/local/hadoop/hadoop-2.7.0/share/hadoop/common/lib/commons-io-2.4.jar:/usr/local/hadoop/hadoop-2.7.0/share/hadoop/common/lib/curator-recipes-2.7.1.jar:/usr/local/hadoop/hadoop-2.7.0/share/hadoop/common/lib/jackson-core-asl-1.9.13.jar:/usr/local/hadoop/hadoop-2.7.0/share/hadoop/common/lib/jets3t-0.9.0.jar:/usr/local/hadoop/hadoop-2.7.0/share/hadoop/common/lib/hamcrest-core-1.3.jar:/usr/local/hadoop/hadoop-2.7.0/share/hadoop/common/lib/zookeeper-3.4.6.jar:/usr/local/hadoop/hadoop-2.7.0/share/hadoop/common/lib/httpclient-4.2.5.jar:/usr/local/hadoop/hadoop-2.7.0/share/hadoop/common/lib/curator-framework-2.7.1.jar:/usr/local/hadoop/hadoop-2.7.0/share/hadoop/common/lib/htrace-core-3.1.0-incubating.jar:/usr/local/hadoop/hadoop-2.7.0/share/hadoop/common/lib/asm-3.2.jar:/usr/local/hadoop/hadoop-2.7.0/share/hadoop/common/lib/slf4j-api-1.7.10.jar:/usr/local/hadoop/hadoop-2.7.0/share/hadoop/common/lib/netty-3.6.2.Final.jar:/usr/local/hadoop/hadoop-2.7.0/share/hadoop/common/lib/servlet-api-2.5.jar:/usr/local/hadoop/hadoop-2.7.0/share/hadoop/common/lib/jackson-mapper-asl-1.9.13.jar:/usr/local/hadoop/hadoop-2.7.0/share/hadoop/common/lib/jersey-json-1.9.jar:/usr/local/hadoop/hadoop-2.7.0/share/hadoop/common/lib/commons-httpclient-3.1.jar:/usr/local/hadoop/hadoop-2.7.0/share/hadoop/common/lib/jsp-api-2.1.jar:/usr/local/hadoop/hadoop-2.7.0/share/hadoop/common/lib/xmlenc-0.52.jar:/usr/local/hadoop/hadoop-2.7.0/share/hadoop/common/lib/curator-client-2.7.1.jar:/usr/local/hadoop/hadoop-2.7.0/share/hadoop/common/lib/jersey-core-1.9.jar:/usr/local/hadoop/hadoop-2.7.0/share/hadoop/common/lib/hadoop-annotations-2.7.0.jar:/usr/local/hadoop/hadoop-2.7.0/share/hadoop/common/lib/jackson-xc-1.9.13.jar:/usr/local/hadoop/hadoop-2.7.0/share/hadoop/common/lib/protobuf-java-2.5.0.jar:/usr/local/hadoop/hadoop-2.7.0/share/hadoop/common/lib/commons-net-3.1.jar:/usr/local/hadoop/hadoop-2.7.0/share/hadoop/common/lib/jettison-1.1.jar:/usr/local/hadoop/hadoop-2.7.0/share/hadoop/common/lib/api-asn1-api-1.0.0-<text:soft-page-break/>M20.jar:/usr/local/hadoop/hadoop-2.7.0/share/hadoop/common/lib/commons-lang-2.6.jar:/usr/local/hadoop/hadoop-2.7.0/share/hadoop/common/lib/jersey-server-1.9.jar:/usr/local/hadoop/hadoop-2.7.0/share/hadoop/common/lib/jackson-jaxrs-1.9.13.jar:/usr/local/hadoop/hadoop-2.7.0/share/hadoop/common/lib/log4j-1.2.17.jar:/usr/local/hadoop/hadoop-2.7.0/share/hadoop/common/lib/mockito-all-1.8.5.jar:/usr/local/hadoop/hadoop-2.7.0/share/hadoop/common/lib/api-util-1.0.0-M20.jar:/usr/local/hadoop/hadoop-2.7.0/share/hadoop/common/lib/apacheds-i18n-2.0.0-M15.jar:/usr/local/hadoop/hadoop-2.7.0/share/hadoop/common/lib/jsch-0.1.42.jar:/usr/local/hadoop/hadoop-2.7.0/share/hadoop/common/lib/commons-beanutils-1.7.0.jar:/usr/local/hadoop/hadoop-2.7.0/share/hadoop/common/lib/jetty-util-6.1.26.jar:/usr/local/hadoop/hadoop-2.7.0/share/hadoop/common/lib/hadoop-auth-2.7.0.jar:/usr/local/hadoop/hadoop-2.7.0/share/hadoop/common/lib/commons-digester-1.8.jar:/usr/local/hadoop/hadoop-2.7.0/share/hadoop/common/lib/jsr305-3.0.0.jar:/usr/local/hadoop/hadoop-2.7.0/share/hadoop/common/lib/commons-cli-1.2.jar:/usr/local/hadoop/hadoop-2.7.0/share/hadoop/common/lib/commons-math3-3.1.1.jar:/usr/local/hadoop/hadoop-2.7.0/share/hadoop/common/lib/avro-1.7.4.jar:/usr/local/hadoop/hadoop-2.7.0/share/hadoop/common/lib/jaxb-impl-2.2.3-1.jar:/usr/local/hadoop/hadoop-2.7.0/share/hadoop/common/lib/commons-configuration-1.6.jar:/usr/local/hadoop/hadoop-2.7.0/share/hadoop/common/lib/activation-1.1.jar:/usr/local/hadoop/hadoop-2.7.0/share/hadoop/common/lib/jaxb-api-2.2.2.jar:/usr/local/hadoop/hadoop-2.7.0/share/hadoop/common/lib/httpcore-4.2.5.jar:/usr/local/hadoop/hadoop-2.7.0/share/hadoop/common/lib/xz-1.0.jar:/usr/local/hadoop/hadoop-2.7.0/share/hadoop/common/lib/junit-4.11.jar:/usr/local/hadoop/hadoop-2.7.0/share/hadoop/common/lib/jetty-6.1.26.jar:/usr/local/hadoop/hadoop-2.7.0/share/hadoop/common/lib/commons-collections-3.2.1.jar:/usr/local/hadoop/hadoop-2.7.0/share/hadoop/common/lib/slf4j-log4j12-1.7.10.jar:/usr/local/hadoop/hadoop-2.7.0/share/hadoop/common/lib/commons-codec-1.4.jar:/usr/local/hadoop/hadoop-2.7.0/share/hadoop/common/lib/commons-logging-1.1.3.jar:/usr/local/hadoop/hadoop-2.7.0/share/hadoop/common/lib/commons-beanutils-core-1.8.0.jar:/usr/local/hadoop/hadoop-2.7.0/share/hadoop/common/lib/stax-api-1.0-2.jar:/usr/local/hadoop/hadoop-2.7.0/share/hadoop/common/lib/paranamer-2.3.jar:/usr/local/hadoop/hadoop-2.7.0/share/hadoop/common/lib/apacheds-kerberos-codec-2.0.0-M15.jar:/usr/local/hadoop/hadoop-2.7.0/share/hadoop/common/hadoop-common-2.7.0-tests.jar:/usr/local/hadoop/hadoop-2.7.0/share/hadoop/common/hadoop-common-2.7.0.jar:/usr/local/hadoop/hadoop-2.7.0/share/hadoop/common/hadoop-nfs-2.7.0.jar:/usr/local/hadoop/hadoop-2.7.0/share/hadoop/hdfs:/usr/local/hadoop/hadoop-2.7.0/share/hadoop/hdfs/lib/guava-11.0.2.jar:/usr/local/hadoop/hadoop-2.7.0/share/hadoop/hdfs/lib/commons-io-2.4.jar:/usr/local/hadoop/hadoop-2.7.0/share/hadoop/hdfs/lib/jackson-core-asl-1.9.13.jar:/usr/local/hadoop/hadoop-2.7.0/share/hadoop/hdfs/lib/htrace-core-3.1.0-incubating.jar:/usr/local/hadoop/hadoop-2.7.0/share/hadoop/hdfs/lib/asm-3.2.jar:/usr/local/hadoop/hadoop-2.7.0/share/hadoop/hdfs/lib/xercesImpl-2.9.1.jar:/usr/local/hadoop/hadoop-2.7.0/share/hadoop/hdfs/lib/netty-3.6.2.Final.jar:/usr/local/hadoop/hadoop-2.7.0/share/hadoop/hdfs/lib/servlet-api-2.5.jar:/usr/local/hadoop/hadoop-2.7.0/share/hadoop/hdfs/lib/jackson-mapper-asl-1.9.13.jar:/usr/local/hadoop/hadoop-2.7.0/share/hadoop/hdfs/lib/xmlenc-0.52.jar:/usr/local/hadoop/hadoop-2.7.0/share/hadoop/hdfs/lib/jersey-core-1.9.jar:/usr/local/hadoop/hadoop-2.7.0/share/hadoop/hdfs/lib/protobuf-java-2.5.0.jar:/usr/local/hadoop/hadoop-2.7.0/share/hadoop/hdfs/lib/commons-lang-2.6.jar:/usr/local/hadoop/hadoop-2.7.0/share/hadoop/hdfs/lib/jersey-server-1.9.jar:/usr/local/hadoop/hadoop-2.7.0/share/hadoop/hdfs/lib/log4j-1.2.17.jar:/usr/local/hadoop/hadoop-2.7.0/share/hadoop/hdfs/lib/xml-apis-1.3.04.jar:/usr/local/hadoop/hadoop-<text:soft-page-break/>2.7.0/share/hadoop/hdfs/lib/jetty-util-6.1.26.jar:/usr/local/hadoop/hadoop-2.7.0/share/hadoop/hdfs/lib/jsr305-3.0.0.jar:/usr/local/hadoop/hadoop-2.7.0/share/hadoop/hdfs/lib/commons-cli-1.2.jar:/usr/local/hadoop/hadoop-2.7.0/share/hadoop/hdfs/lib/commons-daemon-1.0.13.jar:/usr/local/hadoop/hadoop-2.7.0/share/hadoop/hdfs/lib/leveldbjni-all-1.8.jar:/usr/local/hadoop/hadoop-2.7.0/share/hadoop/hdfs/lib/jetty-6.1.26.jar:/usr/local/hadoop/hadoop-2.7.0/share/hadoop/hdfs/lib/commons-codec-1.4.jar:/usr/local/hadoop/hadoop-2.7.0/share/hadoop/hdfs/lib/commons-logging-1.1.3.jar:/usr/local/hadoop/hadoop-2.7.0/share/hadoop/hdfs/lib/netty-all-4.0.23.Final.jar:/usr/local/hadoop/hadoop-2.7.0/share/hadoop/hdfs/hadoop-hdfs-2.7.0.jar:/usr/local/hadoop/hadoop-2.7.0/share/hadoop/hdfs/hadoop-hdfs-nfs-2.7.0.jar:/usr/local/hadoop/hadoop-2.7.0/share/hadoop/hdfs/hadoop-hdfs-2.7.0-tests.jar:/usr/local/hadoop/hadoop-2.7.0/share/hadoop/yarn/lib/guava-11.0.2.jar:/usr/local/hadoop/hadoop-2.7.0/share/hadoop/yarn/lib/commons-compress-1.4.1.jar:/usr/local/hadoop/hadoop-2.7.0/share/hadoop/yarn/lib/commons-io-2.4.jar:/usr/local/hadoop/hadoop-2.7.0/share/hadoop/yarn/lib/jackson-core-asl-1.9.13.jar:/usr/local/hadoop/hadoop-2.7.0/share/hadoop/yarn/lib/zookeeper-3.4.6.jar:/usr/local/hadoop/hadoop-2.7.0/share/hadoop/yarn/lib/asm-3.2.jar:/usr/local/hadoop/hadoop-2.7.0/share/hadoop/yarn/lib/guice-servlet-3.0.jar:/usr/local/hadoop/hadoop-2.7.0/share/hadoop/yarn/lib/netty-3.6.2.Final.jar:/usr/local/hadoop/hadoop-2.7.0/share/hadoop/yarn/lib/servlet-api-2.5.jar:/usr/local/hadoop/hadoop-2.7.0/share/hadoop/yarn/lib/guice-3.0.jar:/usr/local/hadoop/hadoop-2.7.0/share/hadoop/yarn/lib/jackson-mapper-asl-1.9.13.jar:/usr/local/hadoop/hadoop-2.7.0/share/hadoop/yarn/lib/jersey-json-1.9.jar:/usr/local/hadoop/hadoop-2.7.0/share/hadoop/yarn/lib/jersey-client-1.9.jar:/usr/local/hadoop/hadoop-2.7.0/share/hadoop/yarn/lib/jersey-core-1.9.jar:/usr/local/hadoop/hadoop-2.7.0/share/hadoop/yarn/lib/aopalliance-1.0.jar:/usr/local/hadoop/hadoop-2.7.0/share/hadoop/yarn/lib/jackson-xc-1.9.13.jar:/usr/local/hadoop/hadoop-2.7.0/share/hadoop/yarn/lib/zookeeper-3.4.6-tests.jar:/usr/local/hadoop/hadoop-2.7.0/share/hadoop/yarn/lib/protobuf-java-2.5.0.jar:/usr/local/hadoop/hadoop-2.7.0/share/hadoop/yarn/lib/jettison-1.1.jar:/usr/local/hadoop/hadoop-2.7.0/share/hadoop/yarn/lib/commons-lang-2.6.jar:/usr/local/hadoop/hadoop-2.7.0/share/hadoop/yarn/lib/jersey-server-1.9.jar:/usr/local/hadoop/hadoop-2.7.0/share/hadoop/yarn/lib/jackson-jaxrs-1.9.13.jar:/usr/local/hadoop/hadoop-2.7.0/share/hadoop/yarn/lib/log4j-1.2.17.jar:/usr/local/hadoop/hadoop-2.7.0/share/hadoop/yarn/lib/jersey-guice-1.9.jar:/usr/local/hadoop/hadoop-2.7.0/share/hadoop/yarn/lib/jetty-util-6.1.26.jar:/usr/local/hadoop/hadoop-2.7.0/share/hadoop/yarn/lib/javax.inject-1.jar:/usr/local/hadoop/hadoop-2.7.0/share/hadoop/yarn/lib/jsr305-3.0.0.jar:/usr/local/hadoop/hadoop-2.7.0/share/hadoop/yarn/lib/commons-cli-1.2.jar:/usr/local/hadoop/hadoop-2.7.0/share/hadoop/yarn/lib/jaxb-impl-2.2.3-1.jar:/usr/local/hadoop/hadoop-2.7.0/share/hadoop/yarn/lib/activation-1.1.jar:/usr/local/hadoop/hadoop-2.7.0/share/hadoop/yarn/lib/jaxb-api-2.2.2.jar:/usr/local/hadoop/hadoop-2.7.0/share/hadoop/yarn/lib/leveldbjni-all-1.8.jar:/usr/local/hadoop/hadoop-2.7.0/share/hadoop/yarn/lib/xz-1.0.jar:/usr/local/hadoop/hadoop-2.7.0/share/hadoop/yarn/lib/jetty-6.1.26.jar:/usr/local/hadoop/hadoop-2.7.0/share/hadoop/yarn/lib/commons-collections-3.2.1.jar:/usr/local/hadoop/hadoop-2.7.0/share/hadoop/yarn/lib/commons-codec-1.4.jar:/usr/local/hadoop/hadoop-2.7.0/share/hadoo</text:p>
      <text:p text:style-name="P1">p/yarn/lib/commons-logging-1.1.3.jar:/usr/local/hadoop/hadoop-2.7.0/share/hadoop/yarn/lib/stax-api-1.0-2.jar:/usr/local/hadoop/hadoop-2.7.0/share/hadoop/yarn/hadoop-yarn-registry-2.7.0.jar:/usr/local/hadoop/hadoop-2.7.0/share/hadoop/yarn/hadoop-yarn-server-applicationhistoryservice-2.7.0.jar:/usr/local/hadoop/hadoop-2.7.0/share/hadoop/yarn/hadoop-yarn-<text:soft-page-break/>common-2.7.0.jar:/usr/local/hadoop/hadoop-2.7.0/share/hadoop/yarn/hadoop-yarn-server-web-proxy-2.7.0.jar:/usr/local/hadoop/hadoop-2.7.0/share/hadoop/yarn/hadoop-yarn-client-2.7.0.jar:/usr/local/hadoop/hadoop-2.7.0/share/hadoop/yarn/hadoop-yarn-applications-distributedshell-2.7.0.jar:/usr/local/hadoop/hadoop-2.7.0/share/hadoop/yarn/hadoop-yarn-server-resourcemanager-2.7.0.jar:/usr/local/hadoop/hadoop-2.7.0/share/hadoop/yarn/hadoop-yarn-server-tests-2.7.0.jar:/usr/local/hadoop/hadoop-2.7.0/share/hadoop/yarn/hadoop-yarn-server-common-2.7.0.jar:/usr/local/hadoop/hadoop-2.7.0/share/hadoop/yarn/hadoop-yarn-server-nodemanager-2.7.0.jar:/usr/local/hadoop/hadoop-2.7.0/share/hadoop/yarn/hadoop-yarn-api-2.7.0.jar:/usr/local/hadoop/hadoop-2.7.0/share/hadoop/yarn/hadoop-yarn-server-sharedcachemanager-2.7.0.jar:/usr/local/hadoop/hadoop-2.7.0/share/hadoop/yarn/hadoop-yarn-applications-unmanaged-am-launcher-2.7.0.jar:/usr/local/hadoop/hadoop-2.7.0/share/hadoop/mapreduce/lib/commons-compress-1.4.1.jar:/usr/local/hadoop/hadoop-2.7.0/share/hadoop/mapreduce/lib/snappy-java-1.0.4.1.jar:/usr/local/hadoop/hadoop-2.7.0/share/hadoop/mapreduce/lib/commons-io-2.4.jar:/usr/local/hadoop/hadoop-2.7.0/share/hadoop/mapreduce/lib/jackson-core-asl-1.9.13.jar:/usr/local/hadoop/hadoop-2.7.0/share/hadoop/mapreduce/lib/hamcrest-core-1.3.jar:/usr/local/hadoop/hadoop-2.7.0/share/hadoop/mapreduce/lib/asm-3.2.jar:/usr/local/hadoop/hadoop-2.7.0/share/hadoop/mapreduce/lib/guice-servlet-3.0.jar:/usr/local/hadoop/hadoop-2.7.0/share/hadoop/mapreduce/lib/netty-3.6.2.Final.jar:/usr/local/hadoop/hadoop-2.7.0/share/hadoop/mapreduce/lib/guice-3.0.jar:/usr/local/hadoop/hadoop-2.7.0/share/hadoop/mapreduce/lib/jackson-mapper-asl-1.9.13.jar:/usr/local/hadoop/hadoop-2.7.0/share/hadoop/mapreduce/lib/jersey-core-1.9.jar:/usr/local/hadoop/hadoop-2.7.0/share/hadoop/mapreduce/lib/aopalliance-1.0.jar:/usr/local/hadoop/hadoop-2.7.0/share/hadoop/mapreduce/lib/hadoop-annotations-2.7.0.jar:/usr/local/hadoop/hadoop-2.7.0/share/hadoop/mapreduce/lib/protobuf-java-2.5.0.jar:/usr/local/hadoop/hadoop-2.7.0/share/hadoop/mapreduce/lib/jersey-server-1.9.jar:/usr/local/hadoop/hadoop-2.7.0/share/hadoop/mapreduce/lib/log4j-1.2.17.jar:/usr/local/hadoop/hadoop-2.7.0/share/hadoop/mapreduce/lib/jersey-guice-1.9.jar:/usr/local/hadoop/hadoop-2.7.0/share/hadoop/mapreduce/lib/javax.inject-1.jar:/usr/local/hadoop/hadoop-2.7.0/share/hadoop/mapreduce/lib/avro-1.7.4.jar:/usr/local/hadoop/hadoop-2.7.0/share/hadoop/mapreduce/lib/leveldbjni-all-1.8.jar:/usr/local/hadoop/hadoop-2.7.0/share/hadoop/mapreduce/lib/xz-1.0.jar:/usr/local/hadoop/hadoop-2.7.0/share/hadoop/mapreduce/lib/junit-4.11.jar:/usr/local/hadoop/hadoop-2.7.0/share/hadoop/mapreduce/lib/paranamer-2.3.jar:/usr/local/hadoop/hadoop-2.7.0/share/hadoop/mapreduce/hadoop-mapreduce-examples-2.7.0.jar:/usr/local/hadoop/hadoop-2.7.0/share/hadoop/mapreduce/hadoop-mapreduce-client-shuffle-2.7.0.jar:/usr/local/hadoop/hadoop-2.7.0/share/hadoop/mapreduce/hadoop-mapreduce-client-hs-plugins-2.7.0.jar:/usr/local/hadoop/hadoop-2.7.0/share/hadoop/mapreduce/hadoop-mapreduce-client-app-2.7.0.jar:/usr/local/hadoop/hadoop-2.7.0/share/hadoop/mapreduce/hadoop-mapreduce-client-core-2.7.0.jar:/usr/local/hadoop/hadoop-2.7.0/share/hadoop/mapreduce/hadoop-mapreduce-client-hs-2.7.0.jar:/usr/local/hadoop/hadoop-2.7.0/share/hadoop/mapreduce/hadoop-mapreduce-client-jobclient-2.7.0.jar:/usr/local/hadoop/hadoop-2.7.0/share/hadoop/mapreduce/hadoop-mapreduce-client-jobclient-2.7.0-tests.jar:/usr/local/hadoop/hadoop-2.7.0/share/hadoop/mapreduce/hadoop-mapreduce-client-common-2.7.0.jar:/contrib/capacity-scheduler/*.jar</text:p>
      <text:p text:style-name="P1">STARTUP_MSG: <text:s text:c="2"/>build = https://git-wip-us.apache.org/repos/asf/hadoop.git -r d4c8d4d4d203c934e8074b31289a28724c0842cf; compiled by 'jenkins' on 2015-04-10T18:40Z</text:p>
      <text:p text:style-name="P1">STARTUP_MSG: <text:s text:c="2"/>java = 1.8.0_292</text:p>
      <text:p text:style-name="P1">************************************************************/</text:p>
      <text:p text:style-name="P1">24/04/30 08:01:42 INFO namenode.NameNode: registered UNIX signal handlers for [TERM, HUP, INT]</text:p>
      <text:p text:style-name="P1">24/04/30 08:01:42 INFO namenode.NameNode: createNameNode [-format]</text:p>
      <text:p text:style-name="P1"><text:soft-page-break/>Formatting using clusterid: CID-4f0318f7-fb76-4469-acb2-8d6c9f01b2dd</text:p>
      <text:p text:style-name="P1">24/04/30 08:01:42 INFO namenode.FSNamesystem: No KeyProvider found.</text:p>
      <text:p text:style-name="P1">24/04/30 08:01:42 INFO namenode.FSNamesystem: fsLock is fair:true</text:p>
      <text:p text:style-name="P1">24/04/30 08:01:42 INFO blockmanagement.DatanodeManager: dfs.block.invalidate.limit=1000</text:p>
      <text:p text:style-name="P1">24/04/30 08:01:42 INFO blockmanagement.DatanodeManager: dfs.namenode.datanode.registration.ip-hostname-check=true</text:p>
      <text:p text:style-name="P1">24/04/30 08:01:42 INFO blockmanagement.BlockManager: dfs.namenode.startup.delay.block.deletion.sec is set to 000:00:00:00.000</text:p>
      <text:p text:style-name="P1">24/04/30 08:01:42 INFO blockmanagement.BlockManager: The block deletion will start around 2024 Apr 30 08:01:42</text:p>
      <text:p text:style-name="P1">24/04/30 08:01:42 INFO util.GSet: Computing capacity for map BlocksMap</text:p>
      <text:p text:style-name="P1">24/04/30 08:01:42 INFO util.GSet: VM type <text:s text:c="6"/>= 64-bit</text:p>
      <text:p text:style-name="P1">24/04/30 08:01:42 INFO util.GSet: 2.0% max memory 889 MB = 17.8 MB</text:p>
      <text:p text:style-name="P1">24/04/30 08:01:42 INFO util.GSet: capacity <text:s text:c="5"/>= 2^21 = 2097152 entries</text:p>
      <text:p text:style-name="P1">24/04/30 08:01:42 INFO blockmanagement.BlockManager: dfs.block.access.token.enable=false</text:p>
      <text:p text:style-name="P1">24/04/30 08:01:42 INFO blockmanagement.BlockManager: defaultReplication <text:s text:c="8"/>= 4</text:p>
      <text:p text:style-name="P1">24/04/30 08:01:42 INFO blockmanagement.BlockManager: maxReplication <text:s text:c="12"/>= 512</text:p>
      <text:p text:style-name="P1">24/04/30 08:01:42 INFO blockmanagement.BlockManager: minReplication <text:s text:c="12"/>= 1</text:p>
      <text:p text:style-name="P1">24/04/30 08:01:42 INFO blockmanagement.BlockManager: maxReplicationStreams <text:s text:c="5"/>= 2</text:p>
      <text:p text:style-name="P1">24/04/30 08:01:42 INFO blockmanagement.BlockManager: shouldCheckForEnoughRacks <text:s/>= false</text:p>
      <text:p text:style-name="P1">24/04/30 08:01:42 INFO blockmanagement.BlockManager: replicationRecheckInterval = 3000</text:p>
      <text:p text:style-name="P1">24/04/30 08:01:42 INFO blockmanagement.BlockManager: encryptDataTransfer <text:s text:c="7"/>= false</text:p>
      <text:p text:style-name="P1">24/04/30 08:01:42 INFO blockmanagement.BlockManager: maxNumBlocksToLog <text:s text:c="9"/>= 1000</text:p>
      <text:p text:style-name="P1">24/04/30 08:01:42 INFO namenode.FSNamesystem: fsOwner <text:s text:c="12"/>= vbox (auth:SIMPLE)</text:p>
      <text:p text:style-name="P1">24/04/30 08:01:42 INFO namenode.FSNamesystem: supergroup <text:s text:c="9"/>= supergroup</text:p>
      <text:p text:style-name="P1">24/04/30 08:01:42 INFO namenode.FSNamesystem: isPermissionEnabled = true</text:p>
      <text:p text:style-name="P1">24/04/30 08:01:42 INFO namenode.FSNamesystem: HA Enabled: false</text:p>
      <text:p text:style-name="P1">24/04/30 08:01:42 INFO namenode.FSNamesystem: Append Enabled: true</text:p>
      <text:p text:style-name="P1">24/04/30 08:01:42 INFO util.GSet: Computing capacity for map INodeMap</text:p>
      <text:p text:style-name="P1">24/04/30 08:01:42 INFO util.GSet: VM type <text:s text:c="6"/>= 64-bit</text:p>
      <text:p text:style-name="P1">24/04/30 08:01:42 INFO util.GSet: 1.0% max memory 889 MB = 8.9 MB</text:p>
      <text:p text:style-name="P1">24/04/30 08:01:42 INFO util.GSet: capacity <text:s text:c="5"/>= 2^20 = 1048576 entries</text:p>
      <text:p text:style-name="P1">24/04/30 08:01:42 INFO namenode.FSDirectory: ACLs enabled? false</text:p>
      <text:p text:style-name="P1">24/04/30 08:01:42 INFO namenode.FSDirectory: XAttrs enabled? true</text:p>
      <text:p text:style-name="P1">24/04/30 08:01:42 INFO namenode.FSDirectory: Maximum size of an xattr: 16384</text:p>
      <text:p text:style-name="P1">24/04/30 08:01:42 INFO namenode.NameNode: Caching file names occuring more than 10 times</text:p>
      <text:p text:style-name="P1">24/04/30 08:01:42 INFO util.GSet: Computing capacity for map cachedBlocks</text:p>
      <text:p text:style-name="P1">24/04/30 08:01:42 INFO util.GSet: VM type <text:s text:c="6"/>= 64-bit</text:p>
      <text:p text:style-name="P1">24/04/30 08:01:42 INFO util.GSet: 0.25% max memory 889 MB = 2.2 MB</text:p>
      <text:p text:style-name="P1">24/04/30 08:01:42 INFO util.GSet: capacity <text:s text:c="5"/>= 2^18 = 262144 entries</text:p>
      <text:p text:style-name="P1">24/04/30 08:01:42 INFO namenode.FSNamesystem: dfs.namenode.safemode.threshold-pct = 0.9990000128746033</text:p>
      <text:p text:style-name="P1">24/04/30 08:01:42 INFO namenode.FSNamesystem: dfs.namenode.safemode.min.datanodes = 0</text:p>
      <text:p text:style-name="P1">24/04/30 08:01:42 INFO namenode.FSNamesystem: dfs.namenode.safemode.extension <text:s text:c="4"/>= 30000</text:p>
      <text:p text:style-name="P1">24/04/30 08:01:42 INFO metrics.TopMetrics: NNTop conf: dfs.namenode.top.window.num.buckets = 10</text:p>
      <text:p text:style-name="P1">24/04/30 08:01:42 INFO metrics.TopMetrics: NNTop conf: dfs.namenode.top.num.users = 10</text:p>
      <text:p text:style-name="P1">24/04/30 08:01:42 INFO metrics.TopMetrics: NNTop conf: dfs.namenode.top.windows.minutes = 1,5,25</text:p>
      <text:p text:style-name="P1">24/04/30 08:01:42 INFO namenode.FSNamesystem: Retry cache on namenode is enabled</text:p>
      <text:p text:style-name="P1">24/04/30 08:01:42 INFO namenode.FSNamesystem: Retry cache will use 0.03 of total heap and retry cache entry expiry time is 600000 millis</text:p>
      <text:p text:style-name="P1"><text:soft-page-break/>24/04/30 08:01:42 INFO util.GSet: Computing capacity for map NameNodeRetryCache</text:p>
      <text:p text:style-name="P1">24/04/30 08:01:42 INFO util.GSet: VM type <text:s text:c="6"/>= 64-bit</text:p>
      <text:p text:style-name="P1">24/04/30 08:01:42 INFO util.GSet: 0.029999999329447746% max memory 889 MB = 273.1 KB</text:p>
      <text:p text:style-name="P1">24/04/30 08:01:42 INFO util.GSet: capacity <text:s text:c="5"/>= 2^15 = 32768 entries</text:p>
      <text:p text:style-name="P1">24/04/30 08:01:42 INFO namenode.FSImage: Allocated new BlockPoolId: BP-2088515009-127.0.1.1-1714444302784</text:p>
      <text:p text:style-name="P1">24/04/30 08:01:42 INFO common.Storage: Storage directory /usr/local/hadoop_store/hdfs/namenode has been successfully formatted.</text:p>
      <text:p text:style-name="P1">24/04/30 08:01:42 INFO namenode.NNStorageRetentionManager: Going to retain 1 images with txid &gt;= 0</text:p>
      <text:p text:style-name="P1">24/04/30 08:01:42 INFO util.ExitUtil: Exiting with status 0</text:p>
      <text:p text:style-name="P1">24/04/30 08:01:42 INFO namenode.NameNode: SHUTDOWN_MSG: </text:p>
      <text:p text:style-name="P1">/************************************************************</text:p>
      <text:p text:style-name="P1">SHUTDOWN_MSG: Shutting down NameNode at Ubuntu16.0.1.myguest.virtualbox.org/127.0.1.1</text:p>
      <text:p text:style-name="P1">************************************************************/</text:p>
      <text:p text:style-name="P1">vbox@Ubuntu16:~$ <text:span text:style-name="T1">jps</text:span></text:p>
      <text:p text:style-name="P1">15918 Jps</text:p>
      <text:p text:style-name="P1">vbox@Ubuntu16:~$ <text:span text:style-name="T1">start-dfs.sh</text:span></text:p>
      <text:p text:style-name="P1">Starting namenodes on [localhost]</text:p>
      <text:p text:style-name="P1">The authenticity of host 'localhost (127.0.0.1)' can't be established.</text:p>
      <text:p text:style-name="P1">ECDSA key fingerprint is SHA256:n0A/7I6Nkivodvgx8xWzwHoSa0kZdQ1dmPzb4I53+u4.</text:p>
      <text:p text:style-name="P1">Are you sure you want to continue connecting (yes/no)? yes</text:p>
      <text:p text:style-name="P1">localhost: Warning: Permanently added 'localhost' (ECDSA) to the list of known hosts.</text:p>
      <text:p text:style-name="P1">vbox@localhost's password: </text:p>
      <text:p text:style-name="P1">localhost: starting namenode, logging to /usr/local/hadoop/hadoop-2.7.0/logs/hadoop-vbox-namenode-Ubuntu16.out</text:p>
      <text:p text:style-name="P1">vbox@localhost's password: </text:p>
      <text:p text:style-name="P1">localhost: starting datanode, logging to /usr/local/hadoop/hadoop-2.7.0/logs/hadoop-vbox-datanode-Ubuntu16.out</text:p>
      <text:p text:style-name="P1">Starting secondary namenodes [0.0.0.0]</text:p>
      <text:p text:style-name="P1">The authenticity of host '0.0.0.0 (0.0.0.0)' can't be established.</text:p>
      <text:p text:style-name="P1">ECDSA key fingerprint is SHA256:n0A/7I6Nkivodvgx8xWzwHoSa0kZdQ1dmPzb4I53+u4.</text:p>
      <text:p text:style-name="P1">Are you sure you want to continue connecting (yes/no)? yes</text:p>
      <text:p text:style-name="P1">0.0.0.0: Warning: Permanently added '0.0.0.0' (ECDSA) to the list of known hosts.</text:p>
      <text:p text:style-name="P1">vbox@0.0.0.0's password: </text:p>
      <text:p text:style-name="P1">0.0.0.0: starting secondarynamenode, logging to /usr/local/hadoop/hadoop-2.7.0/logs/hadoop-vbox-secondarynamenode-Ubuntu16.out</text:p>
      <text:p text:style-name="P1">vbox@Ubuntu16:~$ <text:span text:style-name="T1">jps</text:span></text:p>
      <text:p text:style-name="P1">16256 DataNode</text:p>
      <text:p text:style-name="P1">16096 NameNode</text:p>
      <text:p text:style-name="P1">16455 SecondaryNameNode</text:p>
      <text:p text:style-name="P1">16591 Jps</text:p>
      <text:p text:style-name="P1">vbox@Ubuntu16:~$ <text:span text:style-name="T1">start-yarn.sh</text:span></text:p>
      <text:p text:style-name="P1">starting yarn daemons</text:p>
      <text:p text:style-name="P1">starting resourcemanager, logging to /usr/local/hadoop/hadoop-2.7.0/logs/yarn-vbox-resourcemanager-Ubuntu16.out</text:p>
      <text:p text:style-name="P1">vbox@localhost's password: </text:p>
      <text:p text:style-name="P1">localhost: starting nodemanager, logging to /usr/local/hadoop/hadoop-2.7.0/logs/yarn-vbox-nodemanager-Ubuntu16.out</text:p>
      <text:p text:style-name="P1">vbox@Ubuntu16:~$<text:span text:style-name="T1"> jps</text:span></text:p>
      <text:p text:style-name="P1">16256 DataNode</text:p>
      <text:p text:style-name="P1">16096 NameNode</text:p>
      <text:p text:style-name="P1"><text:soft-page-break/>16965 NodeManager</text:p>
      <text:p text:style-name="P1">16647 ResourceManager</text:p>
      <text:p text:style-name="P1">16455 SecondaryNameNode</text:p>
      <text:p text:style-name="P1">17087 Jps</text:p>
      <text:p text:style-name="P1">vbox@Ubuntu16:~$ <text:span text:style-name="T1">stop-dfs.sh</text:span></text:p>
      <text:p text:style-name="P1">Stopping namenodes on [localhost]</text:p>
      <text:p text:style-name="P1">vbox@localhost's password: </text:p>
      <text:p text:style-name="P1">localhost: stopping namenode</text:p>
      <text:p text:style-name="P1">vbox@localhost's password: </text:p>
      <text:p text:style-name="P1">localhost: stopping datanode</text:p>
      <text:p text:style-name="P1">Stopping secondary namenodes [0.0.0.0]</text:p>
      <text:p text:style-name="P1">vbox@0.0.0.0's password: </text:p>
      <text:p text:style-name="P1">vbox@0.0.0.0's password: 0.0.0.0: Permission denied, please try again.</text:p>
      <text:p text:style-name="P1"/>
      <text:p text:style-name="P1">0.0.0.0: packet_write_wait: Connection to 127.0.0.1 port 22: Broken pipe</text:p>
      <text:p text:style-name="P1">vbox@Ubuntu16:~$ jps</text:p>
      <text:p text:style-name="P1">16965 NodeManager</text:p>
      <text:p text:style-name="P1">16647 ResourceManager</text:p>
      <text:p text:style-name="P1">16455 SecondaryNameNode</text:p>
      <text:p text:style-name="P1">17518 Jps</text:p>
      <text:p text:style-name="P1">vbox@Ubuntu16:~$ <text:span text:style-name="T1">stop-yarn.sh</text:span></text:p>
      <text:p text:style-name="P1">stopping yarn daemons</text:p>
      <text:p text:style-name="P1">stopping resourcemanager</text:p>
      <text:p text:style-name="P1">vbox@localhost's password: </text:p>
      <text:p text:style-name="P1">localhost: stopping nodemanager</text:p>
      <text:p text:style-name="P1">no proxyserver to stop</text:p>
      <text:p text:style-name="P1">vbox@Ubuntu16:~$ jps</text:p>
      <text:p text:style-name="P1">17697 Jps</text:p>
      <text:p text:style-name="P1">16455 SecondaryNameNode</text:p>
      <text:p text:style-name="P1">vbox@Ubuntu16:~$ stop-dfs.sh</text:p>
      <text:p text:style-name="P1">Stopping namenodes on [localhost]</text:p>
      <text:p text:style-name="P1">vbox@localhost's password: </text:p>
      <text:p text:style-name="P1">localhost: no namenode to stop</text:p>
      <text:p text:style-name="P1">vbox@localhost's password: </text:p>
      <text:p text:style-name="P1">vbox@localhost's password: localhost: Permission denied, please try again.</text:p>
      <text:p text:style-name="P1"/>
      <text:p text:style-name="P1">vbox@localhost's password: localhost: Permission denied, please try again.</text:p>
      <text:p text:style-name="P1"/>
      <text:p text:style-name="P1">localhost: Permission denied (publickey,password).</text:p>
      <text:p text:style-name="P1">Stopping secondary namenodes [0.0.0.0]</text:p>
      <text:p text:style-name="P1">vbox@0.0.0.0's password: </text:p>
      <text:p text:style-name="P1">0.0.0.0: stopping secondarynamenode</text:p>
      <text:p text:style-name="P1">vbox@Ubuntu16:~$ <text:span text:style-name="T1">jps</text:span></text:p>
      <text:p text:style-name="P1">18101 Jps</text:p>
      <text:p text:style-name="P1">vbox@Ubuntu16:~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30T08:10:44.411829252</meta:creation-date>
    <dc:date>2024-04-30T09:30:38.486469279</dc:date>
    <meta:editing-duration>PT3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4" meta:paragraph-count="2188" meta:word-count="12592" meta:character-count="162433" meta:non-whitespace-character-count="150460"/>
  </office:meta>
</office:document-meta>
</file>